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100C00000246169A660F801D5693.png" manifest:media-type="image/png"/>
  <manifest:file-entry manifest:full-path="Pictures/100000010000023D00000051D989A798C3F7694C.png" manifest:media-type="image/png"/>
  <manifest:file-entry manifest:full-path="Pictures/10000000000006E9000000747968314CD4655F34.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 svg:font-family="????" style:font-family-generic="roman" style:font-pitch="variable"/>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ce style:name="ArialRegular" svg:font-family="ArialRegular"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ansBold" svg:font-family="OpenSansBold" style:font-family-generic="roman" style:font-pitch="variable"/>
    <style:font-face style:name="OpenSansRegular" svg:font-family="OpenSansRegular" style:font-family-generic="roman" style:font-pitch="variable"/>
    <style:font-face style:name="StarSymbol" svg:font-family="StarSymbol"/>
    <style:font-face style:name="Tahoma" svg:font-family="Tahoma" style:font-family-generic="system" style:font-pitch="variable"/>
    <style:font-face style:name="Tahoma1" svg:font-family="Tahoma" style:font-family-generic="roman" style:font-pitch="variable"/>
    <style:font-face style:name="Tahoma2" svg:font-family="Tahoma"/>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var(--monospace)" svg:font-family="var(--monospace)" style:font-family-generic="roman" style:font-pitch="variable"/>
    <style:font-face style:name="宋体" svg:font-family="宋体" style:font-family-generic="roman" style:font-pitch="variable"/>
    <style:font-face style:name="宋体1" svg:font-family="宋体" style:font-family-generic="system" style:font-pitch="variable"/>
    <style:font-face style:name="新宋体" svg:font-family="新宋体" style:font-family-generic="system" style:font-pitch="variable"/>
  </office:font-face-decls>
  <office:automatic-styles>
    <style:style style:name="Table5" style:family="table">
      <style:table-properties style:width="16.494cm" fo:margin-left="-0.182cm" fo:margin-top="0cm" fo:margin-bottom="0cm" table:align="left" style:writing-mode="lr-tb"/>
    </style:style>
    <style:style style:name="Table5.A" style:family="table-column">
      <style:table-column-properties style:column-width="1.99cm"/>
    </style:style>
    <style:style style:name="Table5.B" style:family="table-column">
      <style:table-column-properties style:column-width="2.461cm"/>
    </style:style>
    <style:style style:name="Table5.C" style:family="table-column">
      <style:table-column-properties style:column-width="3.607cm"/>
    </style:style>
    <style:style style:name="Table5.D" style:family="table-column">
      <style:table-column-properties style:column-width="8.437cm"/>
    </style:style>
    <style:style style:name="Table5.1" style:family="table-row">
      <style:table-row-properties style:min-row-height="0.432cm" fo:keep-together="auto"/>
    </style:style>
    <style:style style:name="Table5.A1" style:family="table-cell">
      <style:table-cell-properties style:vertical-align="" fo:background-color="#d8d8d8" fo:padding-left="0.191cm" fo:padding-right="0.191cm" fo:padding-top="0cm" fo:padding-bottom="0cm" fo:border="0.5pt solid #000000" style:writing-mode="lr-tb">
        <style:background-image/>
      </style:table-cell-properties>
    </style:style>
    <style:style style:name="Table5.2" style:family="table-row">
      <style:table-row-properties style:min-row-height="0.474cm" fo:keep-together="auto"/>
    </style:style>
    <style:style style:name="Table5.A2" style:family="table-cell">
      <style:table-cell-properties style:vertical-align="" fo:background-color="#ffffff" fo:padding-left="0.191cm" fo:padding-right="0.191cm" fo:padding-top="0cm" fo:padding-bottom="0cm" fo:border="0.5pt solid #000000" style:writing-mode="lr-tb">
        <style:background-image/>
      </style:table-cell-properties>
    </style:style>
    <style:style style:name="Table5.3" style:family="table-row">
      <style:table-row-properties style:min-row-height="0.413cm" fo:keep-together="auto"/>
    </style:style>
    <style:style style:name="Table6" style:family="table">
      <style:table-properties style:width="16.494cm" fo:margin-left="-0.182cm" fo:margin-top="0cm" fo:margin-bottom="0cm" table:align="left" style:writing-mode="lr-tb"/>
    </style:style>
    <style:style style:name="Table6.A" style:family="table-column">
      <style:table-column-properties style:column-width="1.743cm"/>
    </style:style>
    <style:style style:name="Table6.B" style:family="table-column">
      <style:table-column-properties style:column-width="3.498cm"/>
    </style:style>
    <style:style style:name="Table6.C" style:family="table-column">
      <style:table-column-properties style:column-width="4.002cm"/>
    </style:style>
    <style:style style:name="Table6.D" style:family="table-column">
      <style:table-column-properties style:column-width="3.999cm"/>
    </style:style>
    <style:style style:name="Table6.E" style:family="table-column">
      <style:table-column-properties style:column-width="3.253cm"/>
    </style:style>
    <style:style style:name="Table6.1" style:family="table-row">
      <style:table-row-properties fo:keep-together="auto"/>
    </style:style>
    <style:style style:name="Table6.A1" style:family="table-cell">
      <style:table-cell-properties style:vertical-align="" fo:background-color="#d8d8d8" fo:padding-left="0.191cm" fo:padding-right="0.191cm" fo:padding-top="0cm" fo:padding-bottom="0cm" fo:border="0.5pt solid #000000" style:writing-mode="lr-tb">
        <style:background-image/>
      </style:table-cell-properties>
    </style:style>
    <style:style style:name="Table6.E1" style:family="table-cell">
      <style:table-cell-properties style:vertical-align="" fo:background-color="#d9d9d9" fo:padding-left="0.191cm" fo:padding-right="0.191cm" fo:padding-top="0cm" fo:padding-bottom="0cm" fo:border="0.5pt solid #000000" style:writing-mode="lr-tb">
        <style:background-image/>
      </style:table-cell-properties>
    </style:style>
    <style:style style:name="Table6.A2" style:family="table-cell">
      <style:table-cell-properties style:vertical-align="" fo:background-color="#ffffff" fo:padding-left="0.191cm" fo:padding-right="0.191cm" fo:padding-top="0cm" fo:padding-bottom="0cm" fo:border="0.5pt solid #000000" style:writing-mode="lr-tb">
        <style:background-image/>
      </style:table-cell-properties>
    </style:style>
    <style:style style:name="Table9" style:family="table">
      <style:table-properties style:width="16.51cm" fo:margin-left="0.009cm" fo:margin-top="0cm" fo:margin-bottom="0cm" table:align="left" style:writing-mode="lr-tb"/>
    </style:style>
    <style:style style:name="Table9.A" style:family="table-column">
      <style:table-column-properties style:column-width="1.298cm"/>
    </style:style>
    <style:style style:name="Table9.B" style:family="table-column">
      <style:table-column-properties style:column-width="5.002cm"/>
    </style:style>
    <style:style style:name="Table9.C" style:family="table-column">
      <style:table-column-properties style:column-width="1.499cm"/>
    </style:style>
    <style:style style:name="Table9.D" style:family="table-column">
      <style:table-column-properties style:column-width="2.002cm"/>
    </style:style>
    <style:style style:name="Table9.E" style:family="table-column">
      <style:table-column-properties style:column-width="6.708cm"/>
    </style:style>
    <style:style style:name="Table9.1" style:family="table-row">
      <style:table-row-properties fo:keep-together="auto"/>
    </style:style>
    <style:style style:name="Table9.A1" style:family="table-cell">
      <style:table-cell-properties style:vertical-align="" fo:background-color="#d8d8d8" fo:padding-left="0.191cm" fo:padding-right="0.191cm" fo:padding-top="0cm" fo:padding-bottom="0cm" fo:border="0.5pt solid #000000" style:writing-mode="lr-tb">
        <style:background-image/>
      </style:table-cell-properties>
    </style:style>
    <style:style style:name="Table9.A2" style:family="table-cell">
      <style:table-cell-properties style:vertical-align="" fo:background-color="#ffffff" fo:padding-left="0.191cm" fo:padding-right="0.191cm" fo:padding-top="0cm" fo:padding-bottom="0cm" fo:border="0.5pt solid #000000" style:writing-mode="lr-tb">
        <style:background-image/>
      </style:table-cell-properties>
    </style:style>
    <style:style style:name="Table9.3" style:family="table-row">
      <style:table-row-properties style:min-row-height="0.407cm" fo:keep-together="auto"/>
    </style:style>
    <style:style style:name="Table10" style:family="table">
      <style:table-properties style:width="16.503cm" fo:margin-left="0.009cm" fo:margin-top="0cm" fo:margin-bottom="0cm" table:align="left" style:writing-mode="lr-tb"/>
    </style:style>
    <style:style style:name="Table10.A" style:family="table-column">
      <style:table-column-properties style:column-width="3.302cm"/>
    </style:style>
    <style:style style:name="Table10.B" style:family="table-column">
      <style:table-column-properties style:column-width="13.201cm"/>
    </style:style>
    <style:style style:name="Table10.1" style:family="table-row">
      <style:table-row-properties fo:keep-together="auto"/>
    </style:style>
    <style:style style:name="Table10.A1" style:family="table-cell">
      <style:table-cell-properties style:vertical-align="" fo:background-color="#d8d8d8" fo:padding-left="0.191cm" fo:padding-right="0.191cm" fo:padding-top="0cm" fo:padding-bottom="0cm" fo:border="0.5pt solid #000000" style:writing-mode="lr-tb">
        <style:background-image/>
      </style:table-cell-properties>
    </style:style>
    <style:style style:name="Table10.A2" style:family="table-cell">
      <style:table-cell-properties style:vertical-align="" fo:padding-left="0.191cm" fo:padding-right="0.191cm" fo:padding-top="0cm" fo:padding-bottom="0cm" fo:border="0.5pt solid #000000" style:writing-mode="lr-tb"/>
    </style:style>
    <style:style style:name="Table10.B2" style:family="table-cell">
      <style:table-cell-properties style:vertical-align="" fo:padding-left="0.191cm" fo:padding-right="0.191cm" fo:padding-top="0cm" fo:padding-bottom="0cm" fo:border="0.5pt solid #000000" style:writing-mode="lr-tb"/>
    </style:style>
    <style:style style:name="Table10.A3" style:family="table-cell">
      <style:table-cell-properties style:vertical-align="" fo:padding-left="0.191cm" fo:padding-right="0.191cm" fo:padding-top="0cm" fo:padding-bottom="0cm" fo:border="0.5pt solid #000000" style:writing-mode="lr-tb"/>
    </style:style>
    <style:style style:name="Table10.B3" style:family="table-cell">
      <style:table-cell-properties style:vertical-align="" fo:padding-left="0.191cm" fo:padding-right="0.191cm" fo:padding-top="0cm" fo:padding-bottom="0cm" fo:border="0.5pt solid #000000" style:writing-mode="lr-tb"/>
    </style:style>
    <style:style style:name="Table10.A4" style:family="table-cell">
      <style:table-cell-properties style:vertical-align="" fo:padding-left="0.191cm" fo:padding-right="0.191cm" fo:padding-top="0cm" fo:padding-bottom="0cm" fo:border="0.5pt solid #000000" style:writing-mode="lr-tb"/>
    </style:style>
    <style:style style:name="Table10.B4" style:family="table-cell">
      <style:table-cell-properties style:vertical-align="" fo:padding-left="0.191cm" fo:padding-right="0.191cm" fo:padding-top="0cm" fo:padding-bottom="0cm" fo:border="0.5pt solid #000000" style:writing-mode="lr-tb"/>
    </style:style>
    <style:style style:name="Table10.A5" style:family="table-cell">
      <style:table-cell-properties style:vertical-align="" fo:padding-left="0.191cm" fo:padding-right="0.191cm" fo:padding-top="0cm" fo:padding-bottom="0cm" fo:border="0.5pt solid #000000" style:writing-mode="lr-tb"/>
    </style:style>
    <style:style style:name="Table10.B5" style:family="table-cell">
      <style:table-cell-properties style:vertical-align="" fo:padding-left="0.191cm" fo:padding-right="0.191cm" fo:padding-top="0cm" fo:padding-bottom="0cm" fo:border="0.5pt solid #000000" style:writing-mode="lr-tb"/>
    </style:style>
    <style:style style:name="Table10.A6" style:family="table-cell">
      <style:table-cell-properties style:vertical-align="" fo:padding-left="0.191cm" fo:padding-right="0.191cm" fo:padding-top="0cm" fo:padding-bottom="0cm" fo:border="0.5pt solid #000000" style:writing-mode="lr-tb"/>
    </style:style>
    <style:style style:name="Table10.B6" style:family="table-cell">
      <style:table-cell-properties style:vertical-align="" fo:padding-left="0.191cm" fo:padding-right="0.191cm" fo:padding-top="0cm" fo:padding-bottom="0cm" fo:border="0.5pt solid #000000" style:writing-mode="lr-tb"/>
    </style:style>
    <style:style style:name="Table10.A7" style:family="table-cell">
      <style:table-cell-properties style:vertical-align="" fo:padding-left="0.191cm" fo:padding-right="0.191cm" fo:padding-top="0cm" fo:padding-bottom="0cm" fo:border="0.5pt solid #000000" style:writing-mode="lr-tb"/>
    </style:style>
    <style:style style:name="Table10.B7" style:family="table-cell">
      <style:table-cell-properties style:vertical-align="" fo:padding-left="0.191cm" fo:padding-right="0.191cm" fo:padding-top="0cm" fo:padding-bottom="0cm" fo:border="0.5pt solid #000000" style:writing-mode="lr-tb"/>
    </style:style>
    <style:style style:name="Table10.A8" style:family="table-cell">
      <style:table-cell-properties style:vertical-align="" fo:padding-left="0.191cm" fo:padding-right="0.191cm" fo:padding-top="0cm" fo:padding-bottom="0cm" fo:border="0.5pt solid #000000" style:writing-mode="lr-tb"/>
    </style:style>
    <style:style style:name="Table10.B8" style:family="table-cell">
      <style:table-cell-properties style:vertical-align="" fo:padding-left="0.191cm" fo:padding-right="0.191cm" fo:padding-top="0cm" fo:padding-bottom="0cm" fo:border="0.5pt solid #000000" style:writing-mode="lr-tb"/>
    </style:style>
    <style:style style:name="Table10.A9" style:family="table-cell">
      <style:table-cell-properties style:vertical-align="" fo:padding-left="0.191cm" fo:padding-right="0.191cm" fo:padding-top="0cm" fo:padding-bottom="0cm" fo:border="0.5pt solid #000000" style:writing-mode="lr-tb"/>
    </style:style>
    <style:style style:name="Table10.B9" style:family="table-cell">
      <style:table-cell-properties style:vertical-align="" fo:padding-left="0.191cm" fo:padding-right="0.191cm" fo:padding-top="0cm" fo:padding-bottom="0cm" fo:border="0.5pt solid #000000" style:writing-mode="lr-tb"/>
    </style:style>
    <style:style style:name="Table10.A10" style:family="table-cell">
      <style:table-cell-properties style:vertical-align="" fo:padding-left="0.191cm" fo:padding-right="0.191cm" fo:padding-top="0cm" fo:padding-bottom="0cm" fo:border="0.5pt solid #000000" style:writing-mode="lr-tb"/>
    </style:style>
    <style:style style:name="Table10.B10" style:family="table-cell">
      <style:table-cell-properties style:vertical-align="" fo:padding-left="0.191cm" fo:padding-right="0.191cm" fo:padding-top="0cm" fo:padding-bottom="0cm" fo:border="0.5pt solid #000000" style:writing-mode="lr-tb"/>
    </style:style>
    <style:style style:name="Table10.A11" style:family="table-cell">
      <style:table-cell-properties style:vertical-align="" fo:padding-left="0.191cm" fo:padding-right="0.191cm" fo:padding-top="0cm" fo:padding-bottom="0cm" fo:border="0.5pt solid #000000" style:writing-mode="lr-tb"/>
    </style:style>
    <style:style style:name="Table10.B11" style:family="table-cell">
      <style:table-cell-properties style:vertical-align="" fo:padding-left="0.191cm" fo:padding-right="0.191cm" fo:padding-top="0cm" fo:padding-bottom="0cm" fo:border="0.5pt solid #000000" style:writing-mode="lr-tb"/>
    </style:style>
    <style:style style:name="Table10.A12" style:family="table-cell">
      <style:table-cell-properties style:vertical-align="" fo:padding-left="0.191cm" fo:padding-right="0.191cm" fo:padding-top="0cm" fo:padding-bottom="0cm" fo:border="0.5pt solid #000000" style:writing-mode="lr-tb"/>
    </style:style>
    <style:style style:name="Table10.B12" style:family="table-cell">
      <style:table-cell-properties style:vertical-align="" fo:padding-left="0.191cm" fo:padding-right="0.191cm" fo:padding-top="0cm" fo:padding-bottom="0cm" fo:border="0.5pt solid #000000" style:writing-mode="lr-tb"/>
    </style:style>
    <style:style style:name="Table13" style:family="table">
      <style:table-properties style:width="14.633cm" fo:margin-left="-0.182cm" fo:margin-top="0cm" fo:margin-bottom="0cm" table:align="left" style:writing-mode="lr-tb"/>
    </style:style>
    <style:style style:name="Table13.A" style:family="table-column">
      <style:table-column-properties style:column-width="7.317cm"/>
    </style:style>
    <style:style style:name="Table13.1" style:family="table-row">
      <style:table-row-properties fo:keep-together="auto"/>
    </style:style>
    <style:style style:name="Table13.A1" style:family="table-cell">
      <style:table-cell-properties style:vertical-align="" fo:padding-left="0.191cm" fo:padding-right="0.191cm" fo:padding-top="0cm" fo:padding-bottom="0cm" fo:border="0.5pt solid #000000" style:writing-mode="lr-tb"/>
    </style:style>
    <style:style style:name="Table14" style:family="table">
      <style:table-properties style:width="16.298cm" fo:margin-left="-0.182cm" fo:margin-top="0cm" fo:margin-bottom="0cm" table:align="left" style:writing-mode="lr-tb"/>
    </style:style>
    <style:style style:name="Table14.A" style:family="table-column">
      <style:table-column-properties style:column-width="1.991cm"/>
    </style:style>
    <style:style style:name="Table14.B" style:family="table-column">
      <style:table-column-properties style:column-width="14.307cm"/>
    </style:style>
    <style:style style:name="Table14.1" style:family="table-row">
      <style:table-row-properties fo:keep-together="auto"/>
    </style:style>
    <style:style style:name="Table14.A1" style:family="table-cell">
      <style:table-cell-properties style:vertical-align="middle" fo:padding-left="0.191cm" fo:padding-right="0.191cm" fo:padding-top="0cm" fo:padding-bottom="0cm" fo:border="0.5pt solid #000000" style:writing-mode="lr-tb"/>
    </style:style>
    <style:style style:name="Table15" style:family="table">
      <style:table-properties style:width="14.744cm" fo:margin-left="-0.182cm" fo:margin-top="0cm" fo:margin-bottom="0cm" table:align="left" style:writing-mode="lr-tb"/>
    </style:style>
    <style:style style:name="Table15.A" style:family="table-column">
      <style:table-column-properties style:column-width="4.877cm"/>
    </style:style>
    <style:style style:name="Table15.B" style:family="table-column">
      <style:table-column-properties style:column-width="9.867cm"/>
    </style:style>
    <style:style style:name="Table15.1" style:family="table-row">
      <style:table-row-properties fo:keep-together="auto"/>
    </style:style>
    <style:style style:name="Table15.A1" style:family="table-cell">
      <style:table-cell-properties style:vertical-align="" fo:padding-left="0.191cm" fo:padding-right="0.191cm" fo:padding-top="0cm" fo:padding-bottom="0cm" fo:border="0.5pt solid #000000" style:writing-mode="lr-tb"/>
    </style:style>
    <style:style style:name="Table18" style:family="table">
      <style:table-properties style:width="14.683cm" fo:margin-left="-0.182cm" fo:margin-top="0cm" fo:margin-bottom="0cm" table:align="left" style:writing-mode="lr-tb"/>
    </style:style>
    <style:style style:name="Table18.A" style:family="table-column">
      <style:table-column-properties style:column-width="1.041cm"/>
    </style:style>
    <style:style style:name="Table18.B" style:family="table-column">
      <style:table-column-properties style:column-width="2.499cm"/>
    </style:style>
    <style:style style:name="Table18.C" style:family="table-column">
      <style:table-column-properties style:column-width="8.251cm"/>
    </style:style>
    <style:style style:name="Table18.D" style:family="table-column">
      <style:table-column-properties style:column-width="2.891cm"/>
    </style:style>
    <style:style style:name="Table18.1" style:family="table-row">
      <style:table-row-properties fo:keep-together="auto"/>
    </style:style>
    <style:style style:name="Table18.A1" style:family="table-cell">
      <style:table-cell-properties style:vertical-align="" fo:padding-left="0.191cm" fo:padding-right="0.191cm" fo:padding-top="0cm" fo:padding-bottom="0cm" fo:border="0.5pt solid #000000" style:writing-mode="lr-tb"/>
    </style:style>
    <style:style style:name="Table19" style:family="table">
      <style:table-properties style:width="14.633cm" fo:margin-left="-0.182cm" fo:margin-top="0cm" fo:margin-bottom="0cm" table:align="left" style:writing-mode="lr-tb"/>
    </style:style>
    <style:style style:name="Table19.A" style:family="table-column">
      <style:table-column-properties style:column-width="1.244cm"/>
    </style:style>
    <style:style style:name="Table19.B" style:family="table-column">
      <style:table-column-properties style:column-width="1.415cm"/>
    </style:style>
    <style:style style:name="Table19.C" style:family="table-column">
      <style:table-column-properties style:column-width="1.334cm"/>
    </style:style>
    <style:style style:name="Table19.D" style:family="table-column">
      <style:table-column-properties style:column-width="3.501cm"/>
    </style:style>
    <style:style style:name="Table19.E" style:family="table-column">
      <style:table-column-properties style:column-width="4.519cm"/>
    </style:style>
    <style:style style:name="Table19.F" style:family="table-column">
      <style:table-column-properties style:column-width="2.621cm"/>
    </style:style>
    <style:style style:name="Table19.1" style:family="table-row">
      <style:table-row-properties style:min-row-height="0.512cm" fo:keep-together="auto"/>
    </style:style>
    <style:style style:name="Table19.A1" style:family="table-cell">
      <style:table-cell-properties style:vertical-align="" fo:padding-left="0.191cm" fo:padding-right="0.191cm" fo:padding-top="0cm" fo:padding-bottom="0cm" fo:border="0.5pt solid #000000" style:writing-mode="lr-tb"/>
    </style:style>
    <style:style style:name="Table19.2" style:family="table-row">
      <style:table-row-properties fo:keep-together="auto"/>
    </style:style>
    <style:style style:name="Table19.3" style:family="table-row">
      <style:table-row-properties fo:keep-together="auto"/>
    </style:style>
    <style:style style:name="Table20" style:family="table">
      <style:table-properties style:width="14.633cm" fo:margin-left="-0.182cm" fo:margin-top="0cm" fo:margin-bottom="0cm" table:align="left" style:writing-mode="lr-tb"/>
    </style:style>
    <style:style style:name="Table20.A" style:family="table-column">
      <style:table-column-properties style:column-width="1.021cm"/>
    </style:style>
    <style:style style:name="Table20.B" style:family="table-column">
      <style:table-column-properties style:column-width="2.073cm"/>
    </style:style>
    <style:style style:name="Table20.C" style:family="table-column">
      <style:table-column-properties style:column-width="5.685cm"/>
    </style:style>
    <style:style style:name="Table20.D" style:family="table-column">
      <style:table-column-properties style:column-width="1.963cm"/>
    </style:style>
    <style:style style:name="Table20.E" style:family="table-column">
      <style:table-column-properties style:column-width="3.891cm"/>
    </style:style>
    <style:style style:name="Table20.1" style:family="table-row">
      <style:table-row-properties fo:keep-together="auto"/>
    </style:style>
    <style:style style:name="Table20.A1" style:family="table-cell">
      <style:table-cell-properties style:vertical-align="" fo:padding-left="0.191cm" fo:padding-right="0.191cm" fo:padding-top="0cm" fo:padding-bottom="0cm" fo:border="0.5pt solid #000000" style:writing-mode="lr-tb"/>
    </style:style>
    <style:style style:name="Table21" style:family="table">
      <style:table-properties style:width="14.633cm" fo:margin-left="-0.182cm" fo:margin-top="0cm" fo:margin-bottom="0cm" table:align="left" style:writing-mode="lr-tb"/>
    </style:style>
    <style:style style:name="Table21.A" style:family="table-column">
      <style:table-column-properties style:column-width="4.877cm"/>
    </style:style>
    <style:style style:name="Table21.B" style:family="table-column">
      <style:table-column-properties style:column-width="5.616cm"/>
    </style:style>
    <style:style style:name="Table21.C" style:family="table-column">
      <style:table-column-properties style:column-width="4.14cm"/>
    </style:style>
    <style:style style:name="Table21.1" style:family="table-row">
      <style:table-row-properties fo:keep-together="auto"/>
    </style:style>
    <style:style style:name="Table21.A1" style:family="table-cell">
      <style:table-cell-properties style:vertical-align="" fo:padding-left="0.191cm" fo:padding-right="0.191cm" fo:padding-top="0cm" fo:padding-bottom="0cm" fo:border="0.5pt solid #000000" style:writing-mode="lr-tb"/>
    </style:style>
    <style:style style:name="Table21.8" style:family="table-row">
      <style:table-row-properties style:min-row-height="0.298cm" fo:keep-together="auto"/>
    </style:style>
    <style:style style:name="Table22" style:family="table">
      <style:table-properties style:width="16.842cm" fo:margin-left="-0.176cm" fo:margin-top="0cm" fo:margin-bottom="0cm" table:align="left" style:writing-mode="lr-tb"/>
    </style:style>
    <style:style style:name="Table22.A" style:family="table-column">
      <style:table-column-properties style:column-width="1.33cm"/>
    </style:style>
    <style:style style:name="Table22.B" style:family="table-column">
      <style:table-column-properties style:column-width="2.725cm"/>
    </style:style>
    <style:style style:name="Table22.C" style:family="table-column">
      <style:table-column-properties style:column-width="12.786cm"/>
    </style:style>
    <style:style style:name="Table22.1" style:family="table-row">
      <style:table-row-properties fo:keep-together="auto"/>
    </style:style>
    <style:style style:name="Table22.A1" style:family="table-cell">
      <style:table-cell-properties style:vertical-align="middle" fo:background-color="#f8f8f8" fo:padding-left="0.344cm" fo:padding-right="0.344cm" fo:padding-top="0.159cm" fo:padding-bottom="0.159cm" fo:border-left="0.75pt solid #dfe2e5" fo:border-right="0.75pt solid #dfe2e5" fo:border-top="0.75pt solid #dfe2e5" fo:border-bottom="none" style:writing-mode="lr-tb">
        <style:background-image/>
      </style:table-cell-properties>
    </style:style>
    <style:style style:name="Table22.A2" style:family="table-cell">
      <style:table-cell-properties style:vertical-align="middle" fo:background-color="#ffffff" fo:padding-left="0.344cm" fo:padding-right="0.344cm" fo:padding-top="0.159cm" fo:padding-bottom="0.159cm" fo:border="0.75pt solid #dfe2e5" style:writing-mode="lr-tb">
        <style:background-image/>
      </style:table-cell-properties>
    </style:style>
    <style:style style:name="Table22.A3" style:family="table-cell">
      <style:table-cell-properties style:vertical-align="middle" fo:background-color="#f8f8f8" fo:padding-left="0.344cm" fo:padding-right="0.344cm" fo:padding-top="0.159cm" fo:padding-bottom="0.159cm" fo:border="0.75pt solid #dfe2e5" style:writing-mode="lr-tb">
        <style:background-image/>
      </style:table-cell-properties>
    </style:style>
    <style:style style:name="Table23" style:family="table">
      <style:table-properties style:width="14.704cm" fo:margin-left="-0.182cm" fo:margin-top="0cm" fo:margin-bottom="0cm" table:align="left" style:writing-mode="lr-tb"/>
    </style:style>
    <style:style style:name="Table23.A" style:family="table-column">
      <style:table-column-properties style:column-width="1.51cm"/>
    </style:style>
    <style:style style:name="Table23.B" style:family="table-column">
      <style:table-column-properties style:column-width="1.3cm"/>
    </style:style>
    <style:style style:name="Table23.C" style:family="table-column">
      <style:table-column-properties style:column-width="8.602cm"/>
    </style:style>
    <style:style style:name="Table23.D" style:family="table-column">
      <style:table-column-properties style:column-width="3.291cm"/>
    </style:style>
    <style:style style:name="Table23.1" style:family="table-row">
      <style:table-row-properties fo:keep-together="auto"/>
    </style:style>
    <style:style style:name="Table23.A1" style:family="table-cell">
      <style:table-cell-properties style:vertical-align="" fo:padding-left="0.191cm" fo:padding-right="0.191cm" fo:padding-top="0cm" fo:padding-bottom="0cm" fo:border="0.5pt solid #000000" style:writing-mode="lr-tb"/>
    </style:style>
    <style:style style:name="Table24" style:family="table">
      <style:table-properties style:width="14.633cm" fo:margin-left="-0.182cm" fo:margin-top="0cm" fo:margin-bottom="0cm" table:align="left" style:writing-mode="lr-tb"/>
    </style:style>
    <style:style style:name="Table24.A" style:family="table-column">
      <style:table-column-properties style:column-width="3.658cm"/>
    </style:style>
    <style:style style:name="Table24.1" style:family="table-row">
      <style:table-row-properties fo:keep-together="auto"/>
    </style:style>
    <style:style style:name="Table24.A1" style:family="table-cell">
      <style:table-cell-properties style:vertical-align="" fo:padding-left="0.191cm" fo:padding-right="0.191cm" fo:padding-top="0cm" fo:padding-bottom="0cm" fo:border="0.5pt solid #000000" style:writing-mode="lr-tb"/>
    </style:style>
    <style:style style:name="Table25" style:family="table">
      <style:table-properties style:width="14.633cm" fo:margin-left="-0.182cm" fo:margin-top="0cm" fo:margin-bottom="0cm" table:align="left" style:writing-mode="lr-tb"/>
    </style:style>
    <style:style style:name="Table25.A" style:family="table-column">
      <style:table-column-properties style:column-width="2.926cm"/>
    </style:style>
    <style:style style:name="Table25.E" style:family="table-column">
      <style:table-column-properties style:column-width="2.928cm"/>
    </style:style>
    <style:style style:name="Table25.1" style:family="table-row">
      <style:table-row-properties fo:keep-together="auto"/>
    </style:style>
    <style:style style:name="Table25.A1" style:family="table-cell">
      <style:table-cell-properties style:vertical-align="" fo:padding-left="0.191cm" fo:padding-right="0.191cm" fo:padding-top="0cm" fo:padding-bottom="0cm" fo:border="0.5pt solid #000000" style:writing-mode="lr-tb"/>
    </style:style>
    <style:style style:name="Table26" style:family="table">
      <style:table-properties style:width="14.633cm" fo:margin-left="-0.182cm" fo:margin-top="0cm" fo:margin-bottom="0cm" table:align="left" style:writing-mode="lr-tb"/>
    </style:style>
    <style:style style:name="Table26.A" style:family="table-column">
      <style:table-column-properties style:column-width="3.242cm"/>
    </style:style>
    <style:style style:name="Table26.B" style:family="table-column">
      <style:table-column-properties style:column-width="2.611cm"/>
    </style:style>
    <style:style style:name="Table26.C" style:family="table-column">
      <style:table-column-properties style:column-width="2.926cm"/>
    </style:style>
    <style:style style:name="Table26.E" style:family="table-column">
      <style:table-column-properties style:column-width="2.928cm"/>
    </style:style>
    <style:style style:name="Table26.1" style:family="table-row">
      <style:table-row-properties fo:keep-together="auto"/>
    </style:style>
    <style:style style:name="Table26.A1" style:family="table-cell">
      <style:table-cell-properties style:vertical-align="" fo:padding-left="0.191cm" fo:padding-right="0.191cm" fo:padding-top="0cm" fo:padding-bottom="0cm" fo:border="0.5pt solid #000000" style:writing-mode="lr-tb"/>
    </style:style>
    <style:style style:name="Table27" style:family="table">
      <style:table-properties style:width="15.494cm" fo:margin-left="-0.182cm" fo:margin-top="0cm" fo:margin-bottom="0cm" table:align="left" style:writing-mode="lr-tb"/>
    </style:style>
    <style:style style:name="Table27.A" style:family="table-column">
      <style:table-column-properties style:column-width="3.743cm"/>
    </style:style>
    <style:style style:name="Table27.B" style:family="table-column">
      <style:table-column-properties style:column-width="1.498cm"/>
    </style:style>
    <style:style style:name="Table27.C" style:family="table-column">
      <style:table-column-properties style:column-width="3.253cm"/>
    </style:style>
    <style:style style:name="Table27.D" style:family="table-column">
      <style:table-column-properties style:column-width="4.001cm"/>
    </style:style>
    <style:style style:name="Table27.E" style:family="table-column">
      <style:table-column-properties style:column-width="3cm"/>
    </style:style>
    <style:style style:name="Table27.1" style:family="table-row">
      <style:table-row-properties fo:keep-together="auto"/>
    </style:style>
    <style:style style:name="Table27.A1" style:family="table-cell">
      <style:table-cell-properties style:vertical-align="" fo:padding-left="0.191cm" fo:padding-right="0.191cm" fo:padding-top="0cm" fo:padding-bottom="0cm" fo:border="0.5pt solid #000000" style:writing-mode="lr-tb"/>
    </style:style>
    <style:style style:name="Table28" style:family="table">
      <style:table-properties style:width="15.494cm" fo:margin-left="-0.182cm" fo:margin-top="0cm" fo:margin-bottom="0cm" table:align="left" style:writing-mode="lr-tb"/>
    </style:style>
    <style:style style:name="Table28.A" style:family="table-column">
      <style:table-column-properties style:column-width="3.743cm"/>
    </style:style>
    <style:style style:name="Table28.B" style:family="table-column">
      <style:table-column-properties style:column-width="1.498cm"/>
    </style:style>
    <style:style style:name="Table28.C" style:family="table-column">
      <style:table-column-properties style:column-width="3.253cm"/>
    </style:style>
    <style:style style:name="Table28.D" style:family="table-column">
      <style:table-column-properties style:column-width="4.001cm"/>
    </style:style>
    <style:style style:name="Table28.E" style:family="table-column">
      <style:table-column-properties style:column-width="3cm"/>
    </style:style>
    <style:style style:name="Table28.1" style:family="table-row">
      <style:table-row-properties fo:keep-together="auto"/>
    </style:style>
    <style:style style:name="Table28.A1" style:family="table-cell">
      <style:table-cell-properties style:vertical-align="" fo:padding-left="0.191cm" fo:padding-right="0.191cm" fo:padding-top="0cm" fo:padding-bottom="0cm" fo:border="0.5pt solid #000000" style:writing-mode="lr-tb"/>
    </style:style>
    <style:style style:name="Table31" style:family="table">
      <style:table-properties style:width="16.852cm" fo:margin-left="-0.182cm" fo:margin-top="0cm" fo:margin-bottom="0cm" table:align="left" style:writing-mode="lr-tb"/>
    </style:style>
    <style:style style:name="Table31.A" style:family="table-column">
      <style:table-column-properties style:column-width="3.422cm"/>
    </style:style>
    <style:style style:name="Table31.B" style:family="table-column">
      <style:table-column-properties style:column-width="2.57cm"/>
    </style:style>
    <style:style style:name="Table31.C" style:family="table-column">
      <style:table-column-properties style:column-width="2.249cm"/>
    </style:style>
    <style:style style:name="Table31.D" style:family="table-column">
      <style:table-column-properties style:column-width="3.503cm"/>
    </style:style>
    <style:style style:name="Table31.E" style:family="table-column">
      <style:table-column-properties style:column-width="1.868cm"/>
    </style:style>
    <style:style style:name="Table31.F" style:family="table-column">
      <style:table-column-properties style:column-width="3.24cm"/>
    </style:style>
    <style:style style:name="Table31.1" style:family="table-row">
      <style:table-row-properties fo:keep-together="auto"/>
    </style:style>
    <style:style style:name="Table31.A1" style:family="table-cell">
      <style:table-cell-properties style:vertical-align="" fo:padding-left="0.191cm" fo:padding-right="0.191cm" fo:padding-top="0cm" fo:padding-bottom="0cm" fo:border="0.5pt solid #000000" style:writing-mode="lr-tb"/>
    </style:style>
    <style:style style:name="P1" style:family="paragraph" style:parent-style-name="Header">
      <style:text-properties style:language-asian="zh" style:country-asian="CN"/>
    </style:style>
    <style:style style:name="P2" style:family="paragraph" style:parent-style-name="Standard">
      <style:text-properties style:language-asian="zh" style:country-asian="CN"/>
    </style:style>
    <style:style style:name="P3" style:family="paragraph" style:parent-style-name="Footer">
      <style:text-properties style:language-asian="zh" style:country-asian="CN"/>
    </style:style>
    <style:style style:name="P4" style:family="paragraph" style:parent-style-name="Header">
      <style:paragraph-properties fo:margin-left="0cm" fo:margin-right="0cm" fo:text-align="justify" style:justify-single-word="false" fo:text-indent="0cm" style:auto-text-indent="false" style:writing-mode="lr-tb">
        <style:tab-stops>
          <style:tab-stop style:position="-0.318cm" style:type="center"/>
          <style:tab-stop style:position="3.5cm"/>
          <style:tab-stop style:position="7.001cm"/>
          <style:tab-stop style:position="8.001cm" style:type="center"/>
          <style:tab-stop style:position="16.002cm" style:type="right"/>
        </style:tab-stops>
      </style:paragraph-properties>
      <style:text-properties style:language-asian="zh" style:country-asian="CN"/>
    </style:style>
    <style:style style:name="P5" style:family="paragraph" style:parent-style-name="Footer">
      <style:paragraph-properties fo:margin-left="0cm" fo:margin-right="0cm" fo:text-align="justify" style:justify-single-word="false" fo:text-indent="0cm" style:auto-text-indent="false" style:writing-mode="lr-tb">
        <style:tab-stops>
          <style:tab-stop style:position="8.001cm" style:type="center"/>
          <style:tab-stop style:position="16.002cm" style:type="right"/>
        </style:tab-stops>
      </style:paragraph-properties>
      <style:text-properties style:language-asian="zh" style:country-asian="CN"/>
    </style:style>
    <style:style style:name="P6" style:family="paragraph" style:parent-style-name="Header">
      <style:paragraph-properties fo:margin-left="0cm" fo:margin-right="0cm" fo:text-align="end" style:justify-single-word="false" fo:text-indent="0cm" style:auto-text-indent="false" style:writing-mode="lr-tb">
        <style:tab-stops>
          <style:tab-stop style:position="-0.318cm" style:type="center"/>
          <style:tab-stop style:position="3.5cm"/>
          <style:tab-stop style:position="7.001cm"/>
          <style:tab-stop style:position="8.001cm" style:type="center"/>
          <style:tab-stop style:position="16.002cm" style:type="right"/>
        </style:tab-stops>
      </style:paragraph-properties>
      <style:text-properties style:language-asian="zh" style:country-asian="CN"/>
    </style:style>
    <style:style style:name="P7"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text-properties style:language-asian="zh" style:country-asian="CN"/>
    </style:style>
    <style:style style:name="P8" style:family="paragraph" style:parent-style-name="Contents_20_Heading">
      <style:paragraph-properties fo:text-align="center" style:justify-single-word="false" fo:break-before="page"/>
      <style:text-properties style:language-asian="zh" style:country-asian="CN"/>
    </style:style>
    <style:style style:name="P9" style:family="paragraph" style:parent-style-name="Standard">
      <style:paragraph-properties fo:margin-left="0cm" fo:margin-right="0cm" fo:text-indent="0cm" style:auto-text-indent="false" style:writing-mode="lr-tb"/>
      <style:text-properties style:language-asian="zh" style:country-asian="CN"/>
    </style:style>
    <style:style style:name="P10" style:family="paragraph" style:parent-style-name="Standard">
      <style:paragraph-properties fo:margin-left="0cm" fo:margin-right="0cm" fo:orphans="0" fo:widows="0" fo:text-indent="0cm" style:auto-text-indent="false" style:writing-mode="lr-tb">
        <style:tab-stops/>
      </style:paragraph-properties>
      <style:text-properties style:language-asian="zh" style:country-asian="CN"/>
    </style:style>
    <style:style style:name="P11" style:family="paragraph" style:parent-style-name="Standard">
      <style:paragraph-properties fo:margin-left="0cm" fo:margin-right="0cm" fo:orphans="0" fo:widows="0" fo:text-indent="0cm" style:auto-text-indent="false" style:writing-mode="lr-tb"/>
      <style:text-properties style:language-asian="zh" style:country-asian="CN"/>
    </style:style>
    <style:style style:name="P12" style:family="paragraph" style:parent-style-name="md-end-block">
      <style:paragraph-properties fo:margin-left="0cm" fo:margin-right="0cm" fo:margin-top="0cm" fo:margin-bottom="0cm" style:contextual-spacing="false" fo:text-align="center" style:justify-single-word="false" fo:text-indent="0cm" style:auto-text-indent="false" style:writing-mode="lr-tb"/>
    </style:style>
    <style:style style:name="P13" style:family="paragraph" style:parent-style-name="Header">
      <style:paragraph-properties fo:margin-left="0cm" fo:margin-right="0cm" fo:text-align="justify" style:justify-single-word="false" fo:text-indent="0cm" style:auto-text-indent="false" style:writing-mode="lr-tb">
        <style:tab-stops>
          <style:tab-stop style:position="8.001cm" style:type="center"/>
          <style:tab-stop style:position="16.002cm" style:type="right"/>
        </style:tab-stops>
      </style:paragraph-properties>
      <style:text-properties style:font-name-asian="新宋体" style:language-asian="zh" style:country-asian="CN"/>
    </style:style>
    <style:style style:name="P14" style:family="paragraph" style:parent-style-name="Standard">
      <style:text-properties style:font-name-asian="新宋体" style:language-asian="zh" style:country-asian="CN"/>
    </style:style>
    <style:style style:name="P15" style:family="paragraph" style:parent-style-name="Footer">
      <style:paragraph-properties fo:margin-left="0cm" fo:margin-right="0cm" fo:orphans="0" fo:widows="0" fo:text-indent="0cm" style:auto-text-indent="false" style:writing-mode="lr-tb">
        <style:tab-stops>
          <style:tab-stop style:position="8.001cm" style:type="center"/>
          <style:tab-stop style:position="16.002cm" style:type="right"/>
        </style:tab-stops>
      </style:paragraph-properties>
      <style:text-properties style:font-name-asian="新宋体" style:language-asian="zh" style:country-asian="CN" style:font-size-complex="9pt"/>
    </style:style>
    <style:style style:name="P16" style:family="paragraph" style:parent-style-name="Footer">
      <style:paragraph-properties fo:margin-left="0cm" fo:margin-right="0cm" fo:orphans="0" fo:widows="0" fo:text-indent="0cm" style:auto-text-indent="false" style:writing-mode="lr-tb">
        <style:tab-stops>
          <style:tab-stop style:position="8.001cm" style:type="center"/>
          <style:tab-stop style:position="16.002cm" style:type="right"/>
        </style:tab-stops>
      </style:paragraph-properties>
      <style:text-properties style:font-name-asian="新宋体" style:language-asian="zh" style:country-asian="CN" style:font-size-complex="12pt"/>
    </style:style>
    <style:style style:name="P17" style:family="paragraph" style:parent-style-name="Footer">
      <style:paragraph-properties fo:margin-left="0cm" fo:margin-right="0cm" fo:orphans="0" fo:widows="0" fo:text-indent="0cm" style:auto-text-indent="false" style:writing-mode="lr-tb">
        <style:tab-stops>
          <style:tab-stop style:position="8.001cm" style:type="center"/>
          <style:tab-stop style:position="16.002cm" style:type="right"/>
        </style:tab-stops>
      </style:paragraph-properties>
      <style:text-properties style:font-name-asian="新宋体" style:language-asian="zh" style:country-asian="CN"/>
    </style:style>
    <style:style style:name="P18" style:family="paragraph" style:parent-style-name="Standard">
      <style:paragraph-properties fo:margin-left="0cm" fo:margin-right="0cm" fo:orphans="0" fo:widows="0" fo:text-indent="0cm" style:auto-text-indent="false" style:writing-mode="lr-tb">
        <style:tab-stops/>
      </style:paragraph-properties>
      <style:text-properties style:font-name-asian="新宋体" style:language-asian="zh" style:country-asian="CN"/>
    </style:style>
    <style:style style:name="P19" style:family="paragraph" style:parent-style-name="Standard">
      <style:paragraph-properties fo:margin-left="0cm" fo:margin-right="0cm" fo:orphans="0" fo:widows="0" fo:text-indent="0cm" style:auto-text-indent="false" style:writing-mode="lr-tb"/>
      <style:text-properties style:font-name-asian="新宋体" style:language-asian="zh" style:country-asian="CN"/>
    </style:style>
    <style:style style:name="P20" style:family="paragraph" style:parent-style-name="Standard">
      <style:paragraph-properties fo:margin-left="0cm" fo:margin-right="0cm" fo:text-align="center" style:justify-single-word="false" fo:text-indent="0cm" style:auto-text-indent="false" style:writing-mode="lr-tb"/>
      <style:text-properties style:font-name-asian="新宋体" style:language-asian="zh" style:country-asian="CN"/>
    </style:style>
    <style:style style:name="P21" style:family="paragraph" style:parent-style-name="Standard">
      <style:paragraph-properties fo:margin-left="0cm" fo:margin-right="0cm" fo:text-align="center" style:justify-single-word="false" fo:text-indent="0cm" style:auto-text-indent="false" fo:break-before="page" style:writing-mode="lr-tb"/>
      <style:text-properties style:font-name-asian="新宋体" style:language-asian="zh" style:country-asian="CN"/>
    </style:style>
    <style:style style:name="P22" style:family="paragraph" style:parent-style-name="Standard">
      <style:paragraph-properties fo:margin-left="0cm" fo:margin-right="0cm" fo:text-indent="0cm" style:auto-text-indent="false" style:writing-mode="lr-tb"/>
      <style:text-properties style:font-name-asian="新宋体" style:language-asian="zh" style:country-asian="CN"/>
    </style:style>
    <style:style style:name="P23" style:family="paragraph" style:parent-style-name="Footer">
      <style:text-properties fo:font-size="8pt" style:font-name-asian="新宋体" style:language-asian="zh" style:country-asian="CN"/>
    </style:style>
    <style:style style:name="P24" style:family="paragraph" style:parent-style-name="Standard">
      <style:text-properties fo:font-size="8pt" style:language-asian="zh" style:country-asian="CN"/>
    </style:style>
    <style:style style:name="P25" style:family="paragraph" style:parent-style-name="Header">
      <style:paragraph-properties fo:margin-left="0cm" fo:margin-right="0cm" fo:text-align="justify" style:justify-single-word="false" fo:text-indent="0cm" style:auto-text-indent="false" style:writing-mode="lr-tb">
        <style:tab-stops>
          <style:tab-stop style:position="-0.318cm" style:type="center"/>
          <style:tab-stop style:position="3.5cm"/>
          <style:tab-stop style:position="7.001cm"/>
          <style:tab-stop style:position="8.001cm" style:type="center"/>
          <style:tab-stop style:position="16.002cm" style:type="right"/>
        </style:tab-stops>
      </style:paragraph-properties>
      <style:text-properties fo:font-size="8pt" style:font-size-asian="8pt" style:language-asian="zh" style:country-asian="CN" style:font-size-complex="8pt"/>
    </style:style>
    <style:style style:name="P26"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text-properties fo:font-size="8pt" fo:language="zh" fo:country="CN" style:font-size-asian="8pt" style:language-asian="zh" style:country-asian="CN"/>
    </style:style>
    <style:style style:name="P27" style:family="paragraph" style:parent-style-name="Footer">
      <style:paragraph-properties fo:margin-left="0cm" fo:margin-right="0cm" fo:text-align="justify" style:justify-single-word="false" fo:text-indent="0cm" style:auto-text-indent="false" style:writing-mode="lr-tb">
        <style:tab-stops>
          <style:tab-stop style:position="8.001cm" style:type="center"/>
          <style:tab-stop style:position="16.002cm" style:type="right"/>
        </style:tab-stops>
      </style:paragraph-properties>
      <style:text-properties fo:font-size="8pt" fo:language="zh" fo:country="CN" style:font-size-asian="8pt" style:language-asian="zh" style:country-asian="CN"/>
    </style:style>
    <style:style style:name="P28"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text-properties fo:font-size="8pt" fo:language="zh" fo:country="CN" fo:background-color="#ffff00" style:font-size-asian="8pt" style:language-asian="zh" style:country-asian="CN"/>
    </style:style>
    <style:style style:name="P29" style:family="paragraph" style:parent-style-name="Standard">
      <style:text-properties style:font-name="宋体" fo:font-size="9pt" style:font-name-asian="新宋体" style:language-asian="zh" style:country-asian="CN" style:font-size-complex="9pt"/>
    </style:style>
    <style:style style:name="P30" style:family="paragraph" style:parent-style-name="Footer">
      <style:paragraph-properties fo:margin-left="0cm" fo:margin-right="0cm" fo:orphans="0" fo:widows="0" fo:text-indent="0cm" style:auto-text-indent="false" style:writing-mode="lr-tb">
        <style:tab-stops>
          <style:tab-stop style:position="8.001cm" style:type="center"/>
          <style:tab-stop style:position="16.002cm" style:type="right"/>
        </style:tab-stops>
      </style:paragraph-properties>
      <style:text-properties style:font-name="宋体" style:font-name-asian="新宋体" style:language-asian="zh" style:country-asian="CN"/>
    </style:style>
    <style:style style:name="P31" style:family="paragraph" style:parent-style-name="Footer">
      <style:paragraph-properties fo:margin-left="0cm" fo:margin-right="0cm" fo:text-align="justify" style:justify-single-word="false" fo:text-indent="0cm" style:auto-text-indent="false" style:writing-mode="lr-tb">
        <style:tab-stops>
          <style:tab-stop style:position="8.001cm" style:type="center"/>
          <style:tab-stop style:position="16.002cm" style:type="right"/>
        </style:tab-stops>
      </style:paragraph-properties>
    </style:style>
    <style:style style:name="P32"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style>
    <style:style style:name="P33" style:family="paragraph" style:parent-style-name="Contents_20_1">
      <style:paragraph-properties>
        <style:tab-stops>
          <style:tab-stop style:position="16.51cm" style:type="right" style:leader-style="dotted" style:leader-text="."/>
        </style:tab-stops>
      </style:paragraph-properties>
    </style:style>
    <style:style style:name="P34" style:family="paragraph" style:parent-style-name="Contents_20_2">
      <style:paragraph-properties>
        <style:tab-stops>
          <style:tab-stop style:position="16.51cm" style:type="right" style:leader-style="dotted" style:leader-text="."/>
        </style:tab-stops>
      </style:paragraph-properties>
    </style:style>
    <style:style style:name="P35" style:family="paragraph" style:parent-style-name="Contents_20_3">
      <style:paragraph-properties>
        <style:tab-stops>
          <style:tab-stop style:position="16.51cm" style:type="right" style:leader-style="dotted" style:leader-text="."/>
        </style:tab-stops>
      </style:paragraph-properties>
    </style:style>
    <style:style style:name="P36" style:family="paragraph" style:parent-style-name="Contents_20_4">
      <style:paragraph-properties>
        <style:tab-stops>
          <style:tab-stop style:position="16.51cm" style:type="right" style:leader-style="dotted" style:leader-text="."/>
        </style:tab-stops>
      </style:paragraph-properties>
    </style:style>
    <style:style style:name="P37" style:family="paragraph" style:parent-style-name="md-end-block">
      <style:paragraph-properties fo:margin-left="0cm" fo:margin-right="0cm" fo:margin-top="0.176cm" fo:margin-bottom="0.176cm" style:contextual-spacing="false" fo:orphans="0" fo:widows="0" fo:text-indent="0cm" style:auto-text-indent="false" style:writing-mode="lr-tb"/>
      <style:text-properties fo:font-weight="bold" style:font-weight-asian="bold"/>
    </style:style>
    <style:style style:name="P38" style:family="paragraph" style:parent-style-name="md-end-block">
      <style:paragraph-properties fo:margin-left="0cm" fo:margin-right="0cm" fo:margin-top="0.176cm" fo:margin-bottom="0.176cm" style:contextual-spacing="false" fo:orphans="0" fo:widows="0" fo:text-indent="0cm" style:auto-text-indent="false" style:writing-mode="lr-tb">
        <style:tab-stops/>
      </style:paragraph-properties>
      <style:text-properties fo:font-weight="bold" style:font-weight-asian="bold"/>
    </style:style>
    <style:style style:name="P39" style:family="paragraph" style:parent-style-name="Footer">
      <style:paragraph-properties fo:margin-left="0cm" fo:margin-right="0cm" fo:orphans="0" fo:widows="0" fo:text-indent="0cm" style:auto-text-indent="false" style:writing-mode="lr-tb">
        <style:tab-stops>
          <style:tab-stop style:position="8.001cm" style:type="center"/>
          <style:tab-stop style:position="16.002cm" style:type="right"/>
        </style:tab-stops>
      </style:paragraph-properties>
      <style:text-properties fo:font-weight="bold" style:font-name-asian="新宋体" style:language-asian="zh" style:country-asian="CN" style:font-weight-asian="bold" style:font-size-complex="9pt"/>
    </style:style>
    <style:style style:name="P40" style:family="paragraph" style:parent-style-name="Footer">
      <style:paragraph-properties fo:margin-left="0cm" fo:margin-right="0cm" fo:orphans="0" fo:widows="0" fo:text-indent="0cm" style:auto-text-indent="false" style:writing-mode="lr-tb">
        <style:tab-stops>
          <style:tab-stop style:position="8.001cm" style:type="center"/>
          <style:tab-stop style:position="16.002cm" style:type="right"/>
        </style:tab-stops>
      </style:paragraph-properties>
      <style:text-properties fo:font-weight="bold" style:font-name-asian="新宋体" style:language-asian="zh" style:country-asian="CN" style:font-weight-asian="bold"/>
    </style:style>
    <style:style style:name="P41" style:family="paragraph" style:parent-style-name="Footer">
      <style:paragraph-properties fo:margin-left="0cm" fo:margin-right="0cm" fo:orphans="0" fo:widows="0" fo:text-indent="0cm" style:auto-text-indent="false" style:writing-mode="lr-tb">
        <style:tab-stops/>
      </style:paragraph-properties>
      <style:text-properties fo:font-weight="bold" style:font-name-asian="新宋体" style:language-asian="zh" style:country-asian="CN" style:font-weight-asian="bold"/>
    </style:style>
    <style:style style:name="P42" style:family="paragraph" style:parent-style-name="Standard">
      <style:paragraph-properties fo:margin-left="0cm" fo:margin-right="0cm" fo:orphans="0" fo:widows="0" fo:text-indent="0cm" style:auto-text-indent="false" style:writing-mode="lr-tb"/>
      <style:text-properties fo:font-weight="bold" style:font-name-asian="新宋体" style:language-asian="zh" style:country-asian="CN" style:font-weight-asian="bold"/>
    </style:style>
    <style:style style:name="P43" style:family="paragraph" style:parent-style-name="Standard">
      <style:paragraph-properties fo:margin-left="0cm" fo:margin-right="0cm" fo:text-indent="0cm" style:auto-text-indent="false" style:writing-mode="lr-tb"/>
      <style:text-properties fo:font-weight="bold" style:font-name-asian="新宋体" style:language-asian="zh" style:country-asian="CN" style:font-weight-asian="bold" style:font-name-complex="Arial2" style:font-size-complex="12pt"/>
    </style:style>
    <style:style style:name="P44" style:family="paragraph" style:parent-style-name="Standard">
      <style:paragraph-properties fo:margin-left="0cm" fo:margin-right="0cm" fo:text-indent="0cm" style:auto-text-indent="false" style:writing-mode="lr-tb"/>
      <style:text-properties fo:font-weight="bold" style:font-name-asian="新宋体" style:language-asian="zh" style:country-asian="CN" style:font-weight-asian="bold"/>
    </style:style>
    <style:style style:name="P45" style:family="paragraph" style:parent-style-name="md-end-block">
      <style:paragraph-properties fo:margin-left="0cm" fo:margin-right="0cm" fo:margin-top="0.176cm" fo:margin-bottom="0.176cm" style:contextual-spacing="false" fo:orphans="0" fo:widows="0" fo:text-indent="0cm" style:auto-text-indent="false" style:writing-mode="lr-tb">
        <style:tab-stops/>
      </style:paragraph-properties>
    </style:style>
    <style:style style:name="P46" style:family="paragraph" style:parent-style-name="md-end-block">
      <style:paragraph-properties fo:margin-left="0cm" fo:margin-right="0cm" fo:margin-top="0cm" fo:margin-bottom="0.176cm" style:contextual-spacing="false" fo:orphans="0" fo:widows="0" fo:text-indent="0cm" style:auto-text-indent="false" style:writing-mode="lr-tb">
        <style:tab-stops/>
      </style:paragraph-properties>
    </style:style>
    <style:style style:name="P47" style:family="paragraph" style:parent-style-name="Standard">
      <style:paragraph-properties fo:margin-left="0cm" fo:margin-right="0cm" fo:orphans="0" fo:widows="0" fo:text-indent="0cm" style:auto-text-indent="false" style:writing-mode="lr-tb"/>
    </style:style>
    <style:style style:name="P48" style:family="paragraph" style:parent-style-name="md-end-block">
      <style:paragraph-properties fo:margin-left="0cm" fo:margin-right="0cm" fo:margin-top="0cm" fo:margin-bottom="0cm" style:contextual-spacing="false" fo:orphans="0" fo:widows="0" fo:text-indent="0cm" style:auto-text-indent="false" style:writing-mode="lr-tb"/>
    </style:style>
    <style:style style:name="P49" style:family="paragraph" style:parent-style-name="md-end-block">
      <style:paragraph-properties fo:margin-left="0cm" fo:margin-right="0cm" fo:margin-top="0.176cm" fo:margin-bottom="0.176cm" style:contextual-spacing="false" fo:orphans="0" fo:widows="0" fo:text-indent="0cm" style:auto-text-indent="false" style:writing-mode="lr-tb"/>
    </style:style>
    <style:style style:name="P50" style:family="paragraph" style:parent-style-name="Standard">
      <style:paragraph-properties fo:margin-left="0cm" fo:margin-right="0cm" fo:text-indent="0cm" style:auto-text-indent="false" style:writing-mode="lr-tb"/>
    </style:style>
    <style:style style:name="P51" style:family="paragraph" style:parent-style-name="md-end-block">
      <style:paragraph-properties fo:margin-left="0cm" fo:margin-right="0cm" fo:margin-top="0.339cm" fo:margin-bottom="0.339cm" style:contextual-spacing="false" fo:text-indent="0cm" style:auto-text-indent="false" style:writing-mode="lr-tb"/>
    </style:style>
    <style:style style:name="P52" style:family="paragraph" style:parent-style-name="md-end-block">
      <style:paragraph-properties fo:margin-left="0cm" fo:margin-right="0cm" fo:margin-top="0cm" fo:margin-bottom="0cm" style:contextual-spacing="false" fo:text-indent="0cm" style:auto-text-indent="false" style:writing-mode="lr-tb"/>
    </style:style>
    <style:style style:name="P53" style:family="paragraph" style:parent-style-name="caption">
      <style:paragraph-properties fo:margin-left="0cm" fo:margin-right="0cm" fo:text-align="center" style:justify-single-word="false" fo:text-indent="0cm" style:auto-text-indent="false" style:writing-mode="lr-tb"/>
      <style:text-properties fo:font-size="28pt" fo:language="zh" fo:country="CN" fo:background-color="#ffff00" style:font-size-asian="28pt" style:language-asian="zh" style:country-asian="CN" style:font-size-complex="28pt"/>
    </style:style>
    <style:style style:name="P54" style:family="paragraph" style:parent-style-name="caption">
      <style:paragraph-properties fo:margin-left="0cm" fo:margin-right="0cm" fo:text-align="center" style:justify-single-word="false" fo:text-indent="0cm" style:auto-text-indent="false" style:writing-mode="lr-tb"/>
      <style:text-properties fo:font-size="28pt" fo:language="zh" fo:country="CN" style:font-size-asian="28pt" style:language-asian="zh" style:country-asian="CN" style:font-size-complex="28pt"/>
    </style:style>
    <style:style style:name="P55" style:family="paragraph" style:parent-style-name="caption">
      <style:paragraph-properties fo:margin-left="0cm" fo:margin-right="0cm" fo:text-align="center" style:justify-single-word="false" fo:text-indent="0cm" style:auto-text-indent="false" style:writing-mode="lr-tb"/>
      <style:text-properties fo:font-size="20pt" fo:language="zh" fo:country="CN" style:font-name-asian="新宋体" style:font-size-asian="20pt" style:language-asian="zh" style:country-asian="CN"/>
    </style:style>
    <style:style style:name="P56" style:family="paragraph" style:parent-style-name="Text">
      <style:paragraph-properties fo:margin-left="0cm" fo:margin-right="0cm" fo:text-indent="0cm" style:auto-text-indent="false" style:writing-mode="lr-tb"/>
      <style:text-properties fo:font-size="10pt" fo:language="zh" fo:country="CN" style:font-name-asian="新宋体" style:font-size-asian="10pt" style:language-asian="zh" style:country-asian="CN" style:font-name-complex="Arial3" style:font-size-complex="10pt"/>
    </style:style>
    <style:style style:name="P57" style:family="paragraph" style:parent-style-name="Text">
      <style:paragraph-properties fo:margin-left="0cm" fo:margin-right="0cm" fo:orphans="0" fo:widows="0" fo:text-indent="0cm" style:auto-text-indent="false" style:writing-mode="lr-tb"/>
      <style:text-properties fo:font-size="10pt" fo:language="zh" fo:country="CN" style:font-name-asian="新宋体" style:font-size-asian="10pt" style:language-asian="zh" style:country-asian="CN" style:font-name-complex="Arial3" style:font-size-complex="10pt"/>
    </style:style>
    <style:style style:name="P58" style:family="paragraph" style:parent-style-name="Standard">
      <style:paragraph-properties fo:margin-left="0cm" fo:margin-right="0cm" fo:orphans="0" fo:widows="0" fo:text-indent="0cm" style:auto-text-indent="false" style:writing-mode="lr-tb">
        <style:tab-stops/>
      </style:paragraph-properties>
      <style:text-properties fo:font-size="10pt" fo:language="zh" fo:country="CN" style:font-size-asian="10pt" style:language-asian="zh" style:country-asian="CN" style:font-name-complex="Arial2" style:font-weight-complex="bold"/>
    </style:style>
    <style:style style:name="P59" style:family="paragraph" style:parent-style-name="Text">
      <style:paragraph-properties fo:margin-left="0cm" fo:margin-right="0cm" fo:orphans="0" fo:widows="0" fo:text-indent="0cm" style:auto-text-indent="false" style:writing-mode="lr-tb"/>
      <style:text-properties fo:language="zh" fo:country="CN" officeooo:paragraph-rsid="0018d34c" style:font-name-asian="新宋体" style:language-asian="zh" style:country-asian="CN"/>
    </style:style>
    <style:style style:name="P60" style:family="paragraph" style:parent-style-name="Text">
      <style:paragraph-properties fo:margin-left="0cm" fo:margin-right="0cm" fo:orphans="0" fo:widows="0" fo:text-indent="0cm" style:auto-text-indent="false" fo:break-before="page" style:writing-mode="lr-tb"/>
      <style:text-properties fo:language="zh" fo:country="CN" officeooo:paragraph-rsid="0018d34c" style:font-name-asian="新宋体" style:language-asian="zh" style:country-asian="CN"/>
    </style:style>
    <style:style style:name="P61" style:family="paragraph" style:parent-style-name="Standard">
      <style:paragraph-properties fo:margin-left="0cm" fo:margin-right="0cm" fo:text-indent="0cm" style:auto-text-indent="false" style:writing-mode="lr-tb"/>
      <style:text-properties fo:language="zh" fo:country="CN" style:font-name-asian="新宋体" style:language-asian="zh" style:country-asian="CN" style:font-name-complex="Arial2"/>
    </style:style>
    <style:style style:name="P62" style:family="paragraph" style:parent-style-name="Footer">
      <style:paragraph-properties fo:margin-left="0cm" fo:margin-right="0cm" fo:orphans="0" fo:widows="0" fo:text-indent="0cm" style:auto-text-indent="false" style:writing-mode="lr-tb">
        <style:tab-stops>
          <style:tab-stop style:position="8.001cm" style:type="center"/>
          <style:tab-stop style:position="16.002cm" style:type="right"/>
        </style:tab-stops>
      </style:paragraph-properties>
      <style:text-properties fo:font-size="7.5pt" style:font-name-asian="新宋体" style:font-size-asian="7.5pt" style:language-asian="zh" style:country-asian="CN" style:font-size-complex="7.5pt"/>
    </style:style>
    <style:style style:name="P63" style:family="paragraph" style:parent-style-name="Header">
      <style:paragraph-properties fo:margin-left="0cm" fo:margin-right="0cm" fo:text-align="center" style:justify-single-word="false" fo:text-indent="0cm" style:auto-text-indent="false" style:writing-mode="lr-tb">
        <style:tab-stops>
          <style:tab-stop style:position="8.5cm" style:type="center"/>
          <style:tab-stop style:position="16.002cm" style:type="right"/>
        </style:tab-stops>
      </style:paragraph-properties>
      <style:text-properties fo:font-size="16pt" fo:language="zh" fo:country="CN" fo:font-weight="bold" style:font-size-asian="16pt" style:language-asian="zh" style:country-asian="CN" style:font-weight-asian="bold" style:font-name-complex="Arial2" style:font-size-complex="16pt"/>
    </style:style>
    <style:style style:name="P64" style:family="paragraph" style:parent-style-name="Standard">
      <style:paragraph-properties fo:margin-left="0cm" fo:margin-right="0cm" fo:text-indent="0cm" style:auto-text-indent="false" style:writing-mode="lr-tb"/>
      <style:text-properties fo:font-size="16pt" fo:language="zh" fo:country="CN" fo:font-weight="bold" style:font-name-asian="新宋体" style:font-size-asian="16pt" style:language-asian="zh" style:country-asian="CN" style:font-weight-asian="bold" style:font-name-complex="Arial2" style:font-size-complex="16pt"/>
    </style:style>
    <style:style style:name="P65" style:family="paragraph" style:parent-style-name="Standard">
      <style:paragraph-properties fo:margin-left="0cm" fo:margin-right="0cm" fo:text-indent="0cm" style:auto-text-indent="false" style:writing-mode="lr-tb"/>
      <style:text-properties fo:color="#a6a6a6" loext:opacity="100%" style:language-asian="zh" style:country-asian="CN"/>
    </style:style>
    <style:style style:name="P66" style:family="paragraph" style:parent-style-name="Standard">
      <style:paragraph-properties fo:margin-left="0cm" fo:margin-right="0cm" fo:margin-top="0.339cm" fo:margin-bottom="0.339cm" style:contextual-spacing="false" fo:orphans="0" fo:widows="0" fo:text-indent="0cm" style:auto-text-indent="false" style:writing-mode="lr-tb"/>
      <style:text-properties fo:color="#a6a6a6" loext:opacity="100%" style:font-name="Open Sans" fo:font-size="9pt" style:font-size-asian="9pt" style:language-asian="zh" style:country-asian="CN" style:font-name-complex="Open Sans1" style:font-size-complex="9pt"/>
    </style:style>
    <style:style style:name="P67" style:family="paragraph" style:parent-style-name="Standard">
      <style:paragraph-properties fo:margin-left="0cm" fo:margin-right="0cm" fo:margin-top="0.339cm" fo:margin-bottom="0.339cm" style:contextual-spacing="false" fo:orphans="0" fo:widows="0" fo:text-indent="0cm" style:auto-text-indent="false" style:writing-mode="lr-tb"/>
      <style:text-properties fo:color="#a6a6a6" loext:opacity="100%" style:font-name="Open Sans" fo:font-size="9pt" style:font-name-asian="新宋体" style:font-size-asian="9pt" style:language-asian="zh" style:country-asian="CN" style:font-name-complex="Open Sans1" style:font-size-complex="9pt"/>
    </style:style>
    <style:style style:name="P68" style:family="paragraph" style:parent-style-name="Standard">
      <style:paragraph-properties fo:margin-left="0cm" fo:margin-right="0cm" fo:margin-top="0.339cm" fo:margin-bottom="0.339cm" style:contextual-spacing="false" fo:text-indent="0cm" style:auto-text-indent="false" style:writing-mode="lr-tb"/>
      <style:text-properties fo:color="#a6a6a6" loext:opacity="100%" style:font-name="Open Sans" style:language-asian="zh" style:country-asian="CN" style:font-name-complex="Open Sans1" style:font-size-complex="12pt"/>
    </style:style>
    <style:style style:name="P69" style:family="paragraph" style:parent-style-name="Standard">
      <style:paragraph-properties fo:margin-left="0cm" fo:margin-right="0cm" fo:text-indent="0cm" style:auto-text-indent="false" style:writing-mode="lr-tb"/>
      <style:text-properties fo:color="#a6a6a6" loext:opacity="100%" style:font-name-asian="新宋体" style:language-asian="zh" style:country-asian="CN"/>
    </style:style>
    <style:style style:name="P70" style:family="paragraph" style:parent-style-name="Standard">
      <style:paragraph-properties fo:margin-left="0cm" fo:margin-right="0cm" fo:text-indent="0cm" style:auto-text-indent="false" style:writing-mode="lr-tb"/>
      <style:text-properties fo:color="#bfbfbf" loext:opacity="100%" style:language-asian="zh" style:country-asian="CN"/>
    </style:style>
    <style:style style:name="P71" style:family="paragraph" style:parent-style-name="List_20_Paragraph">
      <style:paragraph-properties fo:margin-left="0.741cm" fo:margin-right="0cm" fo:line-height="115%" fo:text-indent="0cm" style:auto-text-indent="false" style:writing-mode="lr-tb"/>
      <style:text-properties fo:color="#bfbfbf" loext:opacity="100%" style:font-name-asian="新宋体" style:language-asian="zh" style:country-asian="CN"/>
    </style:style>
    <style:style style:name="P72" style:family="paragraph" style:parent-style-name="Standard">
      <style:paragraph-properties fo:margin-left="0cm" fo:margin-right="0cm" fo:text-indent="0cm" style:auto-text-indent="false" style:writing-mode="lr-tb"/>
      <style:text-properties fo:color="#bfbfbf" loext:opacity="100%" style:font-name-asian="新宋体" style:language-asian="zh" style:country-asian="CN"/>
    </style:style>
    <style:style style:name="P73" style:family="paragraph" style:parent-style-name="Standard">
      <style:paragraph-properties fo:margin-left="0cm" fo:margin-right="0cm" fo:text-indent="0cm" style:auto-text-indent="false" style:writing-mode="lr-tb"/>
      <style:text-properties fo:color="#bfbfbf" loext:opacity="100%" style:font-name="Open Sans" fo:background-color="#ffffff" style:language-asian="zh" style:country-asian="CN" style:font-name-complex="Open Sans1"/>
    </style:style>
    <style:style style:name="P74" style:family="paragraph" style:parent-style-name="Standard">
      <style:paragraph-properties fo:margin-left="0cm" fo:margin-right="0cm" fo:text-indent="0cm" style:auto-text-indent="false" style:writing-mode="lr-tb"/>
      <style:text-properties fo:color="#bfbfbf" loext:opacity="100%" style:font-name="Calibri" fo:font-size="11pt" style:font-size-asian="11pt" style:language-asian="zh" style:country-asian="CN" style:font-size-complex="11pt"/>
    </style:style>
    <style:style style:name="P75" style:family="paragraph" style:parent-style-name="Standard">
      <style:paragraph-properties fo:margin-left="0cm" fo:margin-right="0cm" fo:text-indent="0cm" style:auto-text-indent="false" style:writing-mode="lr-tb"/>
      <style:text-properties fo:color="#bfbfbf" loext:opacity="100%" style:font-name="Calibri" fo:font-size="11pt" style:font-name-asian="新宋体" style:font-size-asian="11pt" style:language-asian="zh" style:country-asian="CN" style:font-size-complex="11pt"/>
    </style:style>
    <style:style style:name="P76"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text-properties fo:font-size="9pt" fo:language="de" fo:country="DE" fo:font-weight="bold" style:font-name-asian="新宋体" style:font-size-asian="9pt" style:language-asian="zh" style:country-asian="CN" style:font-weight-asian="bold"/>
    </style:style>
    <style:style style:name="P77" style:family="paragraph" style:parent-style-name="Standard">
      <style:paragraph-properties fo:margin-left="0cm" fo:margin-right="0cm" fo:orphans="0" fo:widows="0" fo:text-indent="0cm" style:auto-text-indent="false" style:writing-mode="lr-tb">
        <style:tab-stops/>
      </style:paragraph-properties>
      <style:text-properties fo:font-size="9pt" fo:language="de" fo:country="DE" style:font-name-asian="新宋体" style:font-size-asian="9pt" style:language-asian="zh" style:country-asian="CN"/>
    </style:style>
    <style:style style:name="P78" style:family="paragraph" style:parent-style-name="Standard">
      <style:paragraph-properties fo:margin-left="0cm" fo:margin-right="0cm" fo:orphans="0" fo:widows="0" fo:text-indent="0cm" style:auto-text-indent="false" style:writing-mode="lr-tb"/>
      <style:text-properties fo:font-size="9pt" fo:language="de" fo:country="DE" style:font-name-asian="新宋体" style:font-size-asian="9pt" style:language-asian="zh" style:country-asian="CN"/>
    </style:style>
    <style:style style:name="P79"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text-properties fo:font-size="9pt" fo:font-weight="bold" style:font-name-asian="新宋体" style:font-size-asian="9pt" style:language-asian="zh" style:country-asian="CN" style:font-weight-asian="bold"/>
    </style:style>
    <style:style style:name="P80" style:family="paragraph" style:parent-style-name="Standard">
      <style:paragraph-properties fo:margin-left="0cm" fo:margin-right="0cm" fo:orphans="0" fo:widows="0" fo:text-indent="0cm" style:auto-text-indent="false" style:writing-mode="lr-tb"/>
      <style:text-properties fo:font-size="9pt" style:font-name-asian="新宋体" style:font-size-asian="9pt" style:language-asian="zh" style:country-asian="CN"/>
    </style:style>
    <style:style style:name="P81" style:family="paragraph" style:parent-style-name="Standard">
      <style:paragraph-properties fo:margin-left="0cm" fo:margin-right="0cm" fo:text-indent="0cm" style:auto-text-indent="false" style:writing-mode="lr-tb"/>
      <style:text-properties fo:color="#e36c0a" loext:opacity="100%" fo:font-size="8pt" fo:language="zh" fo:country="CN" fo:font-style="italic" style:font-size-asian="8pt" style:language-asian="zh" style:country-asian="CN" style:font-style-asian="italic" style:font-name-complex="Arial2" style:font-size-complex="8pt"/>
    </style:style>
    <style:style style:name="P82" style:family="paragraph" style:parent-style-name="Standard">
      <style:paragraph-properties fo:margin-left="0cm" fo:margin-right="0cm" fo:text-indent="0cm" style:auto-text-indent="false" style:writing-mode="lr-tb"/>
      <style:text-properties fo:color="#333333" loext:opacity="100%" style:font-name="宋体" style:language-asian="zh" style:country-asian="CN" style:font-name-complex="宋体1"/>
    </style:style>
    <style:style style:name="P83" style:family="paragraph" style:parent-style-name="Standard">
      <loext:graphic-properties draw:fill="solid" draw:fill-color="#ffffff"/>
      <style:paragraph-properties fo:margin-left="0cm" fo:margin-right="0cm" fo:margin-top="0.265cm" fo:margin-bottom="0cm" style:contextual-spacing="false" fo:orphans="0" fo:widows="0" fo:text-indent="0cm" style:auto-text-indent="false" fo:background-color="#ffffff" style:writing-mode="lr-tb"/>
      <style:text-properties fo:color="#333333" loext:opacity="100%" style:font-name="Calibri" style:font-name-asian="新宋体" style:language-asian="zh" style:country-asian="CN" style:font-name-complex="Arial2"/>
    </style:style>
    <style:style style:name="P84" style:family="paragraph" style:parent-style-name="Standard">
      <style:paragraph-properties fo:margin-left="0cm" fo:margin-right="0cm" fo:orphans="0" fo:widows="0" fo:text-indent="0cm" style:auto-text-indent="false" style:writing-mode="lr-tb">
        <style:tab-stops/>
      </style:paragraph-properties>
      <style:text-properties fo:color="#d9d9d9" loext:opacity="100%" style:font-name="OpenSansBold" fo:font-size="13pt" style:font-name-asian="新宋体" style:font-size-asian="13pt" style:language-asian="zh" style:country-asian="CN" style:font-name-complex="宋体1" style:font-size-complex="13pt" style:font-weight-complex="bold"/>
    </style:style>
    <style:style style:name="P85" style:family="paragraph" style:parent-style-name="Standard">
      <style:paragraph-properties fo:margin-left="0cm" fo:margin-right="0cm" fo:orphans="0" fo:widows="0" fo:text-indent="0cm" style:auto-text-indent="false" style:writing-mode="lr-tb"/>
      <style:text-properties fo:color="#d9d9d9" loext:opacity="100%" style:font-name="OpenSansRegular" fo:font-size="13pt" style:font-name-asian="新宋体" style:font-size-asian="13pt" style:language-asian="zh" style:country-asian="CN" style:font-name-complex="宋体1" style:font-size-complex="13pt"/>
    </style:style>
    <style:style style:name="P86" style:family="paragraph" style:parent-style-name="Standard">
      <style:paragraph-properties fo:margin-left="0cm" fo:margin-right="0cm" fo:orphans="0" fo:widows="0" fo:text-indent="0cm" style:auto-text-indent="false" style:writing-mode="lr-tb"/>
      <style:text-properties fo:color="#d9d9d9" loext:opacity="100%" style:font-name="????" fo:font-size="10pt" style:font-size-asian="10pt" style:language-asian="zh" style:country-asian="CN" style:font-name-complex="宋体1"/>
    </style:style>
    <style:style style:name="P87" style:family="paragraph" style:parent-style-name="Standard">
      <style:paragraph-properties fo:margin-left="0cm" fo:margin-right="0cm" fo:text-align="center" style:justify-single-word="false" fo:text-indent="0cm" style:auto-text-indent="false" style:writing-mode="lr-tb"/>
      <style:text-properties fo:color="#d9d9d9" loext:opacity="100%" fo:font-weight="bold" style:language-asian="zh" style:country-asian="CN" style:font-weight-asian="bold"/>
    </style:style>
    <style:style style:name="P88"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text-properties fo:color="#d9d9d9" loext:opacity="100%" fo:font-weight="bold" style:language-asian="zh" style:country-asian="CN" style:font-weight-asian="bold"/>
    </style:style>
    <style:style style:name="P89"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text-properties fo:color="#d9d9d9" loext:opacity="100%" fo:font-weight="bold" style:language-asian="zh" style:country-asian="CN" style:font-weight-asian="bold" style:font-weight-complex="bold"/>
    </style:style>
    <style:style style:name="P90" style:family="paragraph" style:parent-style-name="Standard">
      <style:paragraph-properties fo:margin-left="0cm" fo:margin-right="0cm" fo:orphans="0" fo:widows="0" fo:text-indent="0cm" style:auto-text-indent="false" style:writing-mode="lr-tb">
        <style:tab-stops/>
      </style:paragraph-properties>
      <style:text-properties fo:color="#d9d9d9" loext:opacity="100%" fo:font-weight="bold" style:font-name-asian="新宋体" style:language-asian="zh" style:country-asian="CN" style:font-weight-asian="bold"/>
    </style:style>
    <style:style style:name="P91" style:family="paragraph" style:parent-style-name="Standard">
      <style:paragraph-properties fo:margin-left="0cm" fo:margin-right="0cm" fo:orphans="0" fo:widows="0" fo:text-indent="0cm" style:auto-text-indent="false" style:writing-mode="lr-tb"/>
      <style:text-properties fo:color="#d9d9d9" loext:opacity="100%" fo:font-weight="bold" style:font-name-asian="新宋体" style:language-asian="zh" style:country-asian="CN" style:font-weight-asian="bold"/>
    </style:style>
    <style:style style:name="P92" style:family="paragraph" style:parent-style-name="Standard">
      <style:paragraph-properties fo:margin-left="0cm" fo:margin-right="0cm" fo:orphans="0" fo:widows="0" fo:text-indent="0cm" style:auto-text-indent="false" style:writing-mode="lr-tb"/>
      <style:text-properties fo:color="#d9d9d9" loext:opacity="100%" style:font-name="Open Sans" fo:background-color="#ffffff" style:font-name-asian="新宋体" style:language-asian="zh" style:country-asian="CN" style:font-name-complex="Open Sans1"/>
    </style:style>
    <style:style style:name="P93" style:family="paragraph" style:parent-style-name="Standard">
      <style:paragraph-properties fo:margin-left="0cm" fo:margin-right="0cm" fo:orphans="0" fo:widows="0" fo:text-indent="0cm" style:auto-text-indent="false" style:writing-mode="lr-tb">
        <style:tab-stops/>
      </style:paragraph-properties>
      <style:text-properties fo:color="#d9d9d9" loext:opacity="100%" style:font-name="Open Sans" fo:background-color="#ffffff" style:font-name-asian="新宋体" style:language-asian="zh" style:country-asian="CN" style:font-name-complex="Open Sans1"/>
    </style:style>
    <style:style style:name="P94" style:family="paragraph" style:parent-style-name="Standard">
      <style:paragraph-properties fo:margin-left="0cm" fo:margin-right="0cm" fo:orphans="0" fo:widows="0" fo:text-indent="0cm" style:auto-text-indent="false" style:writing-mode="lr-tb">
        <style:tab-stops/>
      </style:paragraph-properties>
      <style:text-properties fo:color="#d9d9d9" loext:opacity="100%" style:font-name="Open Sans" style:language-asian="zh" style:country-asian="CN" style:font-name-complex="Open Sans1" style:font-size-complex="10.5pt"/>
    </style:style>
    <style:style style:name="P95"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text-properties fo:color="#d9d9d9" loext:opacity="100%" style:font-name="Open Sans" style:font-name-asian="新宋体" style:language-asian="zh" style:country-asian="CN" style:font-name-complex="Open Sans1" style:font-size-complex="12pt" style:font-weight-complex="bold"/>
    </style:style>
    <style:style style:name="P96" style:family="paragraph" style:parent-style-name="Standard">
      <style:paragraph-properties fo:margin-left="0cm" fo:margin-right="0cm" fo:orphans="0" fo:widows="0" fo:text-indent="0cm" style:auto-text-indent="false" style:writing-mode="lr-tb">
        <style:tab-stops/>
      </style:paragraph-properties>
      <style:text-properties fo:color="#d9d9d9" loext:opacity="100%" style:font-name="Open Sans" style:font-name-asian="新宋体" style:language-asian="zh" style:country-asian="CN" style:font-name-complex="Open Sans1" style:font-size-complex="12pt"/>
    </style:style>
    <style:style style:name="P97" style:family="paragraph" style:parent-style-name="Standard">
      <style:paragraph-properties fo:margin-left="0cm" fo:margin-right="0cm" fo:text-align="center" style:justify-single-word="false" fo:orphans="0" fo:widows="0" fo:text-indent="0cm" style:auto-text-indent="false" style:writing-mode="lr-tb">
        <style:tab-stops/>
      </style:paragraph-properties>
      <style:text-properties fo:color="#d9d9d9" loext:opacity="100%" style:font-name="Open Sans" style:font-name-asian="新宋体" style:language-asian="zh" style:country-asian="CN" style:font-name-complex="Open Sans1" style:font-size-complex="12pt"/>
    </style:style>
    <style:style style:name="P98" style:family="paragraph" style:parent-style-name="Standard">
      <style:paragraph-properties fo:margin-left="0cm" fo:margin-right="0cm" fo:text-align="center" style:justify-single-word="false" fo:orphans="0" fo:widows="0" fo:text-indent="0cm" style:auto-text-indent="false" style:writing-mode="lr-tb"/>
      <style:text-properties fo:color="#d9d9d9" loext:opacity="100%" style:language-asian="zh" style:country-asian="CN"/>
    </style:style>
    <style:style style:name="P99" style:family="paragraph" style:parent-style-name="Standard">
      <style:paragraph-properties fo:margin-left="0cm" fo:margin-right="0cm" fo:text-indent="0cm" style:auto-text-indent="false" style:writing-mode="lr-tb"/>
      <style:text-properties fo:color="#d9d9d9" loext:opacity="100%" style:language-asian="zh" style:country-asian="CN"/>
    </style:style>
    <style:style style:name="P100" style:family="paragraph" style:parent-style-name="Standard">
      <style:paragraph-properties fo:margin-left="0cm" fo:margin-right="0cm" fo:orphans="0" fo:widows="0" fo:text-indent="0cm" style:auto-text-indent="false" style:writing-mode="lr-tb">
        <style:tab-stops/>
      </style:paragraph-properties>
      <style:text-properties fo:color="#d9d9d9" loext:opacity="100%" style:font-name-asian="新宋体" style:language-asian="zh" style:country-asian="CN"/>
    </style:style>
    <style:style style:name="P101" style:family="paragraph" style:parent-style-name="Standard">
      <style:paragraph-properties fo:margin-left="0cm" fo:margin-right="0cm" fo:margin-top="0cm" fo:margin-bottom="0cm" style:contextual-spacing="false" fo:orphans="0" fo:widows="0" fo:text-indent="0cm" style:auto-text-indent="false" style:writing-mode="lr-tb">
        <style:tab-stops/>
      </style:paragraph-properties>
      <style:text-properties fo:color="#d9d9d9" loext:opacity="100%" style:font-name-asian="新宋体" style:language-asian="zh" style:country-asian="CN"/>
    </style:style>
    <style:style style:name="P102" style:family="paragraph" style:parent-style-name="Standard">
      <style:paragraph-properties fo:margin-left="0cm" fo:margin-right="0cm" fo:orphans="0" fo:widows="0" fo:text-indent="0cm" style:auto-text-indent="false" style:writing-mode="lr-tb"/>
      <style:text-properties fo:color="#d9d9d9" loext:opacity="100%" style:font-name-asian="新宋体" style:language-asian="zh" style:country-asian="CN"/>
    </style:style>
    <style:style style:name="P103" style:family="paragraph" style:parent-style-name="Standard">
      <style:paragraph-properties fo:margin-left="0cm" fo:margin-right="0cm" fo:text-align="center" style:justify-single-word="false" fo:orphans="0" fo:widows="0" fo:text-indent="0cm" style:auto-text-indent="false" style:writing-mode="lr-tb"/>
      <style:text-properties fo:color="#d9d9d9" loext:opacity="100%" style:font-name-asian="新宋体" style:language-asian="zh" style:country-asian="CN"/>
    </style:style>
    <style:style style:name="P104" style:family="paragraph" style:parent-style-name="Standard">
      <style:paragraph-properties fo:margin-left="0cm" fo:margin-right="0cm" fo:orphans="0" fo:widows="0" fo:text-indent="0.762cm" style:auto-text-indent="false" style:writing-mode="lr-tb"/>
      <style:text-properties fo:font-style="italic" style:font-name-asian="新宋体" style:language-asian="zh" style:country-asian="CN" style:font-style-asian="italic"/>
    </style:style>
    <style:style style:name="P105" style:family="paragraph" style:parent-style-name="Standard">
      <style:paragraph-properties fo:margin-left="0cm" fo:margin-right="0cm" fo:text-indent="0.762cm" style:auto-text-indent="false" style:writing-mode="lr-tb"/>
      <style:text-properties fo:font-style="italic" style:font-name-asian="新宋体" style:language-asian="zh" style:country-asian="CN" style:font-style-asian="italic"/>
    </style:style>
    <style:style style:name="P106" style:family="paragraph" style:parent-style-name="Standard">
      <style:paragraph-properties fo:margin-left="0cm" fo:margin-right="0cm" fo:text-indent="0cm" style:auto-text-indent="false" style:writing-mode="lr-tb"/>
      <style:text-properties fo:font-style="italic" style:font-name-asian="新宋体" style:language-asian="zh" style:country-asian="CN" style:font-style-asian="italic"/>
    </style:style>
    <style:style style:name="P107" style:family="paragraph" style:parent-style-name="caption">
      <style:paragraph-properties fo:margin-left="0cm" fo:margin-right="0cm" fo:text-align="center" style:justify-single-word="false" fo:text-indent="0cm" style:auto-text-indent="false" style:writing-mode="lr-tb"/>
      <style:text-properties fo:font-size="20pt" fo:language="zh" fo:country="CN" style:font-name-asian="新宋体" style:font-size-asian="20pt" style:language-asian="zh" style:country-asian="CN"/>
    </style:style>
    <style:style style:name="P108"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text-properties style:font-name="宋体" fo:font-size="9pt" fo:language="zh" fo:country="CN" style:font-size-asian="9pt" style:language-asian="zh" style:country-asian="CN" style:font-size-complex="9pt"/>
    </style:style>
    <style:style style:name="P109"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text-properties style:font-name="宋体" fo:font-size="9pt" style:font-size-asian="9pt" style:font-size-complex="9pt"/>
    </style:style>
    <style:style style:name="P110" style:family="paragraph" style:parent-style-name="Footer" style:list-style-name="WWNum3">
      <style:paragraph-properties fo:orphans="0" fo:widows="0" style:writing-mode="lr-tb">
        <style:tab-stops>
          <style:tab-stop style:position="0.635cm"/>
        </style:tab-stops>
      </style:paragraph-properties>
      <style:text-properties style:font-name-asian="新宋体" style:language-asian="zh" style:country-asian="CN" style:font-size-complex="9pt"/>
    </style:style>
    <style:style style:name="P111" style:family="paragraph" style:parent-style-name="Header">
      <style:paragraph-properties fo:margin-left="0cm" fo:margin-right="0cm" fo:text-align="justify" style:justify-single-word="false" fo:text-indent="0cm" style:auto-text-indent="false" style:writing-mode="lr-tb">
        <style:tab-stops>
          <style:tab-stop style:position="-0.318cm" style:type="center"/>
          <style:tab-stop style:position="3.5cm"/>
          <style:tab-stop style:position="7.001cm"/>
          <style:tab-stop style:position="8.001cm" style:type="center"/>
          <style:tab-stop style:position="16.002cm" style:type="right"/>
        </style:tab-stops>
      </style:paragraph-properties>
      <style:text-properties style:font-name="宋体" fo:font-size="9pt" style:font-size-asian="9pt" style:font-size-complex="9pt"/>
    </style:style>
    <style:style style:name="P112" style:family="paragraph" style:parent-style-name="Heading_20_1">
      <style:paragraph-properties fo:margin-left="0.75cm" fo:margin-right="0cm" fo:text-indent="-0.75cm" style:auto-text-indent="false" style:writing-mode="lr-tb"/>
      <style:text-properties fo:language="zh" fo:country="CN" style:language-asian="zh" style:country-asian="CN"/>
    </style:style>
    <style:style style:name="P113" style:family="paragraph" style:parent-style-name="Heading_20_1">
      <style:paragraph-properties fo:margin-left="0.75cm" fo:margin-right="0cm" fo:orphans="0" fo:widows="0" fo:text-indent="-0.75cm" style:auto-text-indent="false" style:writing-mode="lr-tb"/>
      <style:text-properties fo:language="zh" fo:country="CN" style:language-asian="zh" style:country-asian="CN"/>
    </style:style>
    <style:style style:name="P114" style:family="paragraph" style:parent-style-name="Heading_20_1">
      <style:text-properties style:font-name-asian="新宋体" style:language-asian="zh" style:country-asian="CN"/>
    </style:style>
    <style:style style:name="P115" style:family="paragraph" style:parent-style-name="Heading_20_1">
      <style:paragraph-properties fo:margin-left="0.75cm" fo:margin-right="0cm" fo:text-indent="-0.75cm" style:auto-text-indent="false" style:writing-mode="lr-tb"/>
      <style:text-properties style:font-name-asian="新宋体" style:language-asian="zh" style:country-asian="CN"/>
    </style:style>
    <style:style style:name="P116" style:family="paragraph" style:parent-style-name="Heading_20_2" style:list-style-name="WWNum9">
      <style:paragraph-properties fo:margin-left="0.75cm" fo:margin-right="0cm" fo:text-indent="-0.75cm" style:auto-text-indent="false" style:writing-mode="lr-tb"/>
      <style:text-properties style:font-name-asian="新宋体" style:language-asian="zh" style:country-asian="CN"/>
    </style:style>
    <style:style style:name="P117" style:family="paragraph" style:parent-style-name="Heading_20_2">
      <style:text-properties style:font-name-asian="新宋体" style:language-asian="zh" style:country-asian="CN"/>
    </style:style>
    <style:style style:name="P118" style:family="paragraph" style:parent-style-name="Heading_20_2">
      <style:paragraph-properties fo:margin-left="0.75cm" fo:margin-right="0cm" fo:text-indent="-0.75cm" style:auto-text-indent="false" style:writing-mode="lr-tb"/>
      <style:text-properties style:font-name-asian="新宋体" style:language-asian="zh" style:country-asian="CN"/>
    </style:style>
    <style:style style:name="P119" style:family="paragraph" style:parent-style-name="Heading_20_3">
      <style:paragraph-properties fo:margin-left="1.249cm" fo:margin-right="0cm" fo:text-indent="-0.75cm" style:auto-text-indent="false" style:writing-mode="lr-tb"/>
      <style:text-properties style:language-asian="zh" style:country-asian="CN"/>
    </style:style>
    <style:style style:name="P120" style:family="paragraph" style:parent-style-name="Heading_20_3">
      <style:paragraph-properties fo:margin-left="0.75cm" fo:margin-right="0cm" fo:text-indent="-0.75cm" style:auto-text-indent="false" style:writing-mode="lr-tb"/>
      <style:text-properties style:language-asian="zh" style:country-asian="CN"/>
    </style:style>
    <style:style style:name="P121" style:family="paragraph" style:parent-style-name="Heading_20_3">
      <style:paragraph-properties fo:margin-left="0.75cm" fo:margin-right="0cm" fo:text-indent="-0.75cm" style:auto-text-indent="false" style:writing-mode="lr-tb"/>
      <style:text-properties style:font-name-asian="新宋体" style:language-asian="zh" style:country-asian="CN"/>
    </style:style>
    <style:style style:name="P122" style:family="paragraph" style:parent-style-name="Heading_20_3">
      <style:paragraph-properties fo:margin-left="0.75cm" fo:margin-right="0cm" fo:orphans="0" fo:widows="0" fo:text-indent="-0.75cm" style:auto-text-indent="false" style:writing-mode="lr-tb"/>
      <style:text-properties style:font-name-asian="新宋体" style:language-asian="zh" style:country-asian="CN"/>
    </style:style>
    <style:style style:name="P123" style:family="paragraph" style:parent-style-name="Heading_20_4">
      <style:paragraph-properties fo:margin-left="0.75cm" fo:margin-right="0cm" fo:text-indent="-0.75cm" style:auto-text-indent="false" style:writing-mode="lr-tb"/>
      <style:text-properties style:language-asian="zh" style:country-asian="CN"/>
    </style:style>
    <style:style style:name="P124" style:family="paragraph" style:parent-style-name="List_20_Paragraph" style:list-style-name="WWNum14">
      <style:paragraph-properties fo:margin-left="0.741cm" fo:margin-right="0cm" fo:margin-top="0cm" fo:margin-bottom="0cm" style:contextual-spacing="true" fo:text-align="justify" style:justify-single-word="false" fo:orphans="0" fo:widows="0" fo:text-indent="-0.741cm" style:auto-text-indent="false" style:writing-mode="lr-tb"/>
      <style:text-properties fo:color="#a6a6a6" loext:opacity="100%" style:language-asian="zh" style:country-asian="CN"/>
    </style:style>
    <style:style style:name="P125" style:family="paragraph" style:parent-style-name="List_20_Paragraph" style:list-style-name="WWNum14">
      <style:paragraph-properties fo:margin-left="1.482cm" fo:margin-right="0cm" fo:margin-top="0cm" fo:margin-bottom="0cm" style:contextual-spacing="true" fo:text-align="justify" style:justify-single-word="false" fo:orphans="0" fo:widows="0" fo:text-indent="-0.741cm" style:auto-text-indent="false" style:writing-mode="lr-tb"/>
      <style:text-properties fo:color="#a6a6a6" loext:opacity="100%" style:language-asian="zh" style:country-asian="CN"/>
    </style:style>
    <style:style style:name="P126" style:family="paragraph" style:parent-style-name="List_20_Paragraph" style:list-style-name="WWNum15">
      <style:paragraph-properties fo:margin-left="0.635cm" fo:margin-right="0cm" fo:margin-top="0cm" fo:margin-bottom="0cm" style:contextual-spacing="true" fo:text-align="justify" style:justify-single-word="false" fo:orphans="0" fo:widows="0" fo:text-indent="-0.635cm" style:auto-text-indent="false" style:writing-mode="lr-tb"/>
      <style:text-properties fo:color="#bfbfbf" loext:opacity="100%" style:language-asian="zh" style:country-asian="CN"/>
    </style:style>
    <style:style style:name="P127" style:family="paragraph" style:parent-style-name="List_20_Paragraph" style:list-style-name="WWNum16">
      <style:paragraph-properties fo:margin-left="0.741cm" fo:margin-right="0cm" fo:line-height="115%" fo:text-indent="-0.741cm" style:auto-text-indent="false" style:writing-mode="lr-tb"/>
      <style:text-properties fo:color="#bfbfbf" loext:opacity="100%" style:language-asian="zh" style:country-asian="CN"/>
    </style:style>
    <style:style style:name="P128" style:family="paragraph" style:parent-style-name="List_20_Paragraph" style:list-style-name="WWNum16">
      <style:paragraph-properties fo:margin-left="1.482cm" fo:margin-right="0cm" fo:line-height="115%" fo:text-indent="-0.741cm" style:auto-text-indent="false" style:writing-mode="lr-tb"/>
      <style:text-properties fo:color="#bfbfbf" loext:opacity="100%" style:language-asian="zh" style:country-asian="CN"/>
    </style:style>
    <style:style style:name="P129" style:family="paragraph" style:parent-style-name="Standard">
      <style:paragraph-properties fo:margin-left="0cm" fo:margin-right="0cm" fo:text-align="center" style:justify-single-word="false" fo:text-indent="0cm" style:auto-text-indent="false" style:writing-mode="lr-tb"/>
      <style:text-properties style:font-name-asian="新宋体" style:language-asian="zh" style:country-asian="CN"/>
    </style:style>
    <style:style style:name="P130" style:family="paragraph" style:parent-style-name="Text" style:master-page-name="Standard">
      <style:paragraph-properties fo:margin-left="0cm" fo:margin-right="0cm" fo:text-align="center" style:justify-single-word="false" fo:text-indent="0cm" style:auto-text-indent="false" style:page-number="auto" style:writing-mode="lr-tb"/>
      <style:text-properties fo:font-size="10pt" fo:language="zh" fo:country="CN" style:font-name-asian="新宋体" style:font-size-asian="10pt" style:language-asian="zh" style:country-asian="CN" style:font-name-complex="Arial3" style:font-size-complex="10pt"/>
    </style:style>
    <style:style style:name="P131" style:family="paragraph" style:parent-style-name="md-end-block" style:list-style-name="WWNum8">
      <style:paragraph-properties fo:margin-left="0.741cm" fo:margin-right="0cm" fo:margin-top="0.176cm" fo:margin-bottom="0.176cm" style:contextual-spacing="false" fo:text-indent="-0.741cm" style:auto-text-indent="false" style:writing-mode="lr-tb"/>
    </style:style>
    <style:style style:name="P132" style:family="paragraph" style:parent-style-name="md-end-block" style:list-style-name="WWNum12">
      <style:paragraph-properties fo:margin-left="0.741cm" fo:margin-right="0cm" fo:margin-top="0cm" fo:margin-bottom="0cm" style:contextual-spacing="false" fo:text-indent="-0.741cm" style:auto-text-indent="false" style:writing-mode="lr-tb"/>
    </style:style>
    <style:style style:name="P133" style:family="paragraph" style:parent-style-name="md-end-block" style:list-style-name="WWNum13">
      <style:paragraph-properties fo:margin-left="0.741cm" fo:margin-right="0cm" fo:margin-top="0.176cm" fo:margin-bottom="0.176cm" style:contextual-spacing="false" fo:text-indent="-0.741cm" style:auto-text-indent="false" style:writing-mode="lr-tb"/>
    </style:style>
    <style:style style:name="P134" style:family="paragraph" style:parent-style-name="md-end-block" style:list-style-name="WWNum13">
      <style:paragraph-properties fo:margin-left="1.482cm" fo:margin-right="0cm" fo:margin-top="0.176cm" fo:margin-bottom="0.176cm" style:contextual-spacing="false" fo:text-indent="-0.741cm" style:auto-text-indent="false" style:writing-mode="lr-tb"/>
    </style:style>
    <style:style style:name="P135" style:family="paragraph" style:parent-style-name="md-end-block" style:list-style-name="WWNum13">
      <style:paragraph-properties fo:margin-left="2.223cm" fo:margin-right="0cm" fo:margin-top="0.176cm" fo:margin-bottom="0.176cm" style:contextual-spacing="false" fo:text-indent="-0.741cm" style:auto-text-indent="false" style:writing-mode="lr-tb"/>
    </style:style>
    <style:style style:name="P136" style:family="paragraph" style:parent-style-name="md-end-block" style:list-style-name="WWNum13">
      <style:paragraph-properties fo:margin-left="2.963cm" fo:margin-right="0cm" fo:margin-top="0cm" fo:margin-bottom="0.176cm" style:contextual-spacing="false" fo:text-indent="-0.741cm" style:auto-text-indent="false" style:writing-mode="lr-tb"/>
    </style:style>
    <style:style style:name="P137" style:family="paragraph" style:parent-style-name="md-end-block" style:list-style-name="WWNum13">
      <style:paragraph-properties fo:margin-left="2.963cm" fo:margin-right="0cm" fo:margin-top="0.176cm" fo:margin-bottom="0.176cm" style:contextual-spacing="false" fo:text-indent="-0.741cm" style:auto-text-indent="false" style:writing-mode="lr-tb"/>
    </style:style>
    <style:style style:name="P138" style:family="paragraph" style:parent-style-name="md-end-block" style:list-style-name="WWNum12">
      <style:paragraph-properties fo:margin-left="0.741cm" fo:margin-right="0cm" fo:margin-top="0cm" fo:margin-bottom="0cm" style:contextual-spacing="false" fo:orphans="0" fo:widows="0" fo:text-indent="-0.741cm" style:auto-text-indent="false" style:writing-mode="lr-tb"/>
    </style:style>
    <style:style style:name="P139" style:family="paragraph">
      <loext:graphic-properties draw:fill="none" draw:fill-color="#ffffff"/>
      <style:paragraph-properties fo:text-align="center" style:writing-mode="lr-tb"/>
    </style:style>
    <style:style style:name="T1" style:family="text">
      <style:text-properties fo:color="#000000" loext:opacity="100%" fo:font-size="10.5pt" style:font-size-asian="10.5pt" style:font-size-complex="10.5pt"/>
    </style:style>
    <style:style style:name="T2" style:family="text">
      <style:text-properties fo:color="#000000" loext:opacity="100%" style:font-name="宋体" fo:font-size="10.5pt" style:font-size-asian="10.5pt" style:font-size-complex="10.5pt"/>
    </style:style>
    <style:style style:name="T3" style:family="text">
      <style:text-properties style:font-name="宋体" fo:font-size="9pt" fo:language="zh" fo:country="CN" fo:font-style="italic" style:font-size-asian="9pt" style:language-asian="zh" style:country-asian="CN" style:font-style-asian="italic" style:font-size-complex="9pt"/>
    </style:style>
    <style:style style:name="T4" style:family="text">
      <style:text-properties style:font-name="宋体" fo:font-size="9pt" fo:language="zh" fo:country="CN" style:font-size-asian="9pt" style:language-asian="zh" style:country-asian="CN" style:font-size-complex="9pt"/>
    </style:style>
    <style:style style:name="T5" style:family="text">
      <style:text-properties style:font-name="宋体" fo:language="en" fo:country="US" style:font-name-asian="宋体1" style:language-asian="zh" style:country-asian="CN" style:font-name-complex="宋体1" style:language-complex="ar" style:country-complex="SA"/>
    </style:style>
    <style:style style:name="T6" style:family="text">
      <style:text-properties fo:color="#808080" loext:opacity="100%" style:font-name="宋体" fo:font-size="9pt" style:font-size-asian="9pt" style:font-name-complex="Calibri1" style:font-size-complex="9pt"/>
    </style:style>
    <style:style style:name="T7" style:family="text">
      <style:text-properties fo:color="#808080" loext:opacity="100%" style:font-name="ArialRegular" fo:font-size="8pt" style:font-size-asian="8pt" style:language-asian="zh" style:country-asian="CN" style:font-size-complex="8pt"/>
    </style:style>
    <style:style style:name="T8" style:family="text">
      <style:text-properties fo:font-size="8pt" fo:font-weight="bold" fo:background-color="#ffff00" loext:char-shading-value="0" style:font-size-asian="8pt" style:font-weight-asian="bold" style:font-name-complex="Arial2" style:font-size-complex="8pt"/>
    </style:style>
    <style:style style:name="T9" style:family="text">
      <style:text-properties fo:font-size="8pt" fo:font-weight="bold" fo:background-color="#ffff00" loext:char-shading-value="0" style:font-size-asian="8pt" style:font-weight-asian="bold" style:font-size-complex="8pt"/>
    </style:style>
    <style:style style:name="T10" style:family="text">
      <style:text-properties fo:font-size="8pt" fo:font-weight="bold" style:font-size-asian="8pt" style:font-weight-asian="bold" style:font-name-complex="Arial2" style:font-size-complex="8pt"/>
    </style:style>
    <style:style style:name="T11" style:family="text">
      <style:text-properties fo:font-size="8pt" fo:font-weight="bold" style:font-size-asian="8pt" style:font-weight-asian="bold" style:font-size-complex="8pt"/>
    </style:style>
    <style:style style:name="T12" style:family="text">
      <style:text-properties fo:font-size="8pt" fo:language="zh" fo:country="CN" fo:font-style="italic" style:font-size-asian="8pt" style:language-asian="zh" style:country-asian="CN" style:font-style-asian="italic"/>
    </style:style>
    <style:style style:name="T13" style:family="text">
      <style:text-properties fo:font-size="8pt" fo:language="zh" fo:country="CN" fo:font-style="italic" style:font-size-asian="8pt" style:font-style-asian="italic"/>
    </style:style>
    <style:style style:name="T14" style:family="text">
      <style:text-properties fo:font-size="8pt" fo:language="zh" fo:country="CN" fo:background-color="#ffff00" loext:char-shading-value="0" style:font-size-asian="8pt"/>
    </style:style>
    <style:style style:name="T15" style:family="text">
      <style:text-properties fo:font-size="8pt" fo:language="zh" fo:country="CN" style:font-size-asian="8pt"/>
    </style:style>
    <style:style style:name="T16" style:family="text">
      <style:text-properties fo:font-size="8pt" fo:language="zh" fo:country="CN" style:font-size-asian="8pt" style:language-asian="zh" style:country-asian="CN"/>
    </style:style>
    <style:style style:name="T17" style:family="text">
      <style:text-properties fo:font-size="8pt" style:font-size-asian="8pt" style:font-size-complex="8pt"/>
    </style:style>
    <style:style style:name="T18" style:family="text">
      <style:text-properties fo:font-size="8pt" fo:background-color="#ffff00" loext:char-shading-value="0" style:font-size-asian="8pt" style:font-size-complex="8pt"/>
    </style:style>
    <style:style style:name="T19" style:family="text">
      <style:text-properties fo:font-weight="bold" style:font-name-asian="新宋体" style:language-asian="zh" style:country-asian="CN" style:font-weight-asian="bold"/>
    </style:style>
    <style:style style:name="T20" style:family="text">
      <style:text-properties style:language-asian="zh" style:country-asian="CN"/>
    </style:style>
    <style:style style:name="T21" style:family="text">
      <style:text-properties fo:color="#a6a6a6" loext:opacity="100%" style:font-name="Open Sans" fo:language="en" fo:country="US" style:font-name-asian="宋体1" style:language-asian="zh" style:country-asian="CN" style:font-name-complex="Open Sans1" style:language-complex="ar" style:country-complex="SA"/>
    </style:style>
    <style:style style:name="T22" style:family="text">
      <style:text-properties fo:color="#a6a6a6" loext:opacity="100%" style:font-name="Open Sans" fo:language="en" fo:country="US" style:font-name-asian="新宋体" style:language-asian="zh" style:country-asian="CN" style:font-name-complex="Open Sans1" style:language-complex="ar" style:country-complex="SA"/>
    </style:style>
    <style:style style:name="T23" style:family="text">
      <style:text-properties fo:color="#a6a6a6" loext:opacity="100%" style:font-name="宋体" fo:language="en" fo:country="US" style:font-name-asian="宋体1" style:language-asian="zh" style:country-asian="CN" style:font-name-complex="宋体1" style:language-complex="ar" style:country-complex="SA"/>
    </style:style>
    <style:style style:name="T24" style:family="text">
      <style:text-properties fo:color="#a6a6a6" loext:opacity="100%" style:font-name="宋体" fo:language="en" fo:country="US" style:font-name-asian="新宋体" style:language-asian="zh" style:country-asian="CN" style:font-name-complex="宋体1" style:language-complex="ar" style:country-complex="SA"/>
    </style:style>
    <style:style style:name="T25" style:family="text">
      <style:text-properties fo:color="#a6a6a6" loext:opacity="100%" style:font-name="宋体" fo:font-size="10.5pt" fo:language="en" fo:country="US" style:font-name-asian="宋体1" style:font-size-asian="10.5pt" style:language-asian="zh" style:country-asian="CN" style:font-name-complex="宋体1" style:font-size-complex="10.5pt" style:language-complex="ar" style:country-complex="SA"/>
    </style:style>
    <style:style style:name="T26" style:family="text">
      <style:text-properties fo:color="#a6a6a6" loext:opacity="100%" style:font-name="宋体" fo:font-size="10.5pt" fo:language="en" fo:country="US" style:font-name-asian="新宋体" style:font-size-asian="10.5pt" style:language-asian="zh" style:country-asian="CN" style:font-name-complex="宋体1" style:font-size-complex="10.5pt" style:language-complex="ar" style:country-complex="SA"/>
    </style:style>
    <style:style style:name="T27" style:family="text">
      <style:text-properties fo:color="#d9d9d9" loext:opacity="100%" style:font-name="OpenSansRegular" fo:font-size="13pt" style:font-name-asian="新宋体" style:font-size-asian="13pt" style:font-name-complex="宋体1" style:font-size-complex="13pt"/>
    </style:style>
    <style:style style:name="T28" style:family="text">
      <style:text-properties fo:color="#d9d9d9" loext:opacity="100%" style:font-name="????" fo:font-size="10pt" style:font-size-asian="10pt"/>
    </style:style>
    <style:style style:name="T29" style:family="text">
      <style:text-properties fo:color="#d9d9d9" loext:opacity="100%" style:font-name="????" fo:font-size="10pt" style:font-size-asian="10pt" style:font-name-complex="宋体1"/>
    </style:style>
    <style:style style:name="T30" style:family="text">
      <style:text-properties fo:color="#d9d9d9" loext:opacity="100%" style:font-name="宋体" fo:language="en" fo:country="US" fo:font-weight="bold" style:font-name-asian="宋体1" style:language-asian="zh" style:country-asian="CN" style:font-weight-asian="bold" style:font-name-complex="宋体1" style:language-complex="ar" style:country-complex="SA"/>
    </style:style>
    <style:style style:name="T31" style:family="text">
      <style:text-properties fo:color="#d9d9d9" loext:opacity="100%" fo:font-size="10.5pt" fo:font-weight="bold" style:font-name-asian="新宋体" style:font-size-asian="10.5pt" style:language-asian="zh" style:country-asian="CN" style:font-weight-asian="bold" style:font-size-complex="10.5pt"/>
    </style:style>
    <style:style style:name="T32" style:family="text">
      <style:text-properties fo:color="#d9d9d9" loext:opacity="100%" style:font-name="Open Sans" style:font-name-complex="Open Sans1" style:font-size-complex="10.5pt"/>
    </style:style>
    <style:style style:name="T33" style:family="text">
      <style:text-properties fo:color="#d9d9d9" loext:opacity="100%" style:font-name="Open Sans" style:font-name-asian="新宋体" style:font-name-complex="Open Sans1" style:font-size-complex="10.5pt"/>
    </style:style>
    <style:style style:name="T34" style:family="text">
      <style:text-properties fo:color="#d9d9d9" loext:opacity="100%" style:font-name="var(--monospace)" style:font-name-complex="Open Sans1" style:font-size-complex="10.5pt"/>
    </style:style>
    <style:style style:name="T35" style:family="text">
      <style:text-properties fo:color="#d9d9d9" loext:opacity="100%" style:font-name="var(--monospace)" style:font-name-asian="新宋体" style:font-name-complex="Open Sans1" style:font-size-complex="10.5pt"/>
    </style:style>
    <style:style style:name="T36" style:family="text">
      <style:text-properties fo:color="#d9d9d9" loext:opacity="100%" style:font-name="Arial1" fo:language="en" fo:country="US" style:font-name-asian="宋体1" style:language-asian="zh" style:country-asian="CN" style:language-complex="ar" style:country-complex="SA"/>
    </style:style>
    <style:style style:name="T37" style:family="text">
      <style:text-properties fo:color="#d9d9d9" loext:opacity="100%" style:font-name="Arial1" fo:language="en" fo:country="US" style:font-name-asian="新宋体" style:language-asian="zh" style:country-asian="CN" style:language-complex="ar" style:country-complex="SA"/>
    </style:style>
    <style:style style:name="T38" style:family="text">
      <style:text-properties fo:color="#d9d9d9" loext:opacity="100%" style:language-asian="zh" style:country-asian="CN"/>
    </style:style>
    <style:style style:name="T39" style:family="text">
      <style:text-properties fo:color="#d9d9d9" loext:opacity="100%" style:font-name-asian="新宋体" style:language-asian="zh" style:country-asian="CN"/>
    </style:style>
    <style:style style:name="T40" style:family="text">
      <style:text-properties fo:color="#ff0000" loext:opacity="100%" style:font-name="宋体" fo:language="en" fo:country="US" style:font-name-asian="宋体1" style:language-asian="zh" style:country-asian="CN" style:font-name-complex="宋体1" style:language-complex="ar" style:country-complex="SA"/>
    </style:style>
    <style:style style:name="T41" style:family="text">
      <style:text-properties fo:color="#ff0000" loext:opacity="100%" fo:font-weight="bold" style:language-asian="zh" style:country-asian="CN" style:font-weight-asian="bold"/>
    </style:style>
    <style:style style:name="T42" style:family="text">
      <style:text-properties fo:color="#ff0000" loext:opacity="100%" style:font-name="Arial1" fo:language="en" fo:country="US" style:font-name-asian="宋体1" style:language-asian="zh" style:country-asian="CN" style:language-complex="ar" style:country-complex="SA"/>
    </style:style>
    <style:style style:name="T43" style:family="text">
      <style:text-properties fo:color="#bfbfbf" loext:opacity="100%" style:language-asian="zh" style:country-asian="CN"/>
    </style:style>
    <style:style style:name="T44" style:family="text">
      <style:text-properties fo:color="#bfbfbf" loext:opacity="100%" style:font-name="Calibri" fo:font-size="11pt" style:font-size-asian="11pt" style:language-asian="zh" style:country-asian="CN" style:font-size-complex="11pt"/>
    </style:style>
    <style:style style:name="T45" style:family="text">
      <style:text-properties fo:color="#bfbfbf" loext:opacity="100%" style:font-name="Calibri" fo:font-size="11pt" style:font-name-asian="新宋体" style:font-size-asian="11pt" style:language-asian="zh" style:country-asian="CN" style:font-size-complex="11pt"/>
    </style:style>
    <style:style style:name="T46" style:family="text">
      <style:text-properties fo:language="en" fo:country="US" style:language-asian="zh" style:country-asian="CN" style:language-complex="ar" style:country-complex="SA"/>
    </style:style>
    <style:style style:name="T47" style:family="text">
      <style:text-properties fo:language="en" fo:country="US" style:font-name-asian="新宋体" style:language-asian="zh" style:country-asian="CN" style:language-complex="ar" style:country-complex="SA"/>
    </style:style>
    <style:style style:name="T48" style:family="text">
      <style:text-properties style:font-name-asian="新宋体"/>
    </style:style>
    <style:style style:name="T49" style:family="text">
      <style:text-properties style:font-name-asian="新宋体" style:language-asian="zh" style:country-asian="CN"/>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8cm" svg:stroke-color="#000000" draw:fill="none" draw:fill-color="#ffffff"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026cm" svg:stroke-color="#000000" draw:fill="none" draw:fill-color="#ffffff" draw:textarea-horizontal-align="center" draw:textarea-vertical-align="middle"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
      <text:p text:style-name="P55"/>
      <text:p text:style-name="P20"/>
      <text:p text:style-name="P20"/>
      <text:p text:style-name="P55"/>
      <text:p text:style-name="P55"/>
      <text:p text:style-name="P53">[Project Name]</text:p>
      <text:p text:style-name="P54">Software Architecture Design</text:p>
      <text:p text:style-name="P20"/>
      <text:p text:style-name="P21"/>
      <text:section text:style-name="Sect1" text:name="TextSection">
        <text:p text:style-name="P64"/>
        <text:p text:style-name="P64"/>
        <text:p text:style-name="P63">Revision History</text:p>
        <text:p text:style-name="P56"/>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6">Version</text:p>
            </table:table-cell>
            <table:table-cell table:style-name="Table5.A1" office:value-type="string">
              <text:p text:style-name="P79">Date</text:p>
            </table:table-cell>
            <table:table-cell table:style-name="Table5.A1" office:value-type="string">
              <text:p text:style-name="P76">Author / Department</text:p>
            </table:table-cell>
            <table:table-cell table:style-name="Table5.A1" office:value-type="string">
              <text:p text:style-name="P76">Change Description</text:p>
            </table:table-cell>
          </table:table-row>
          <table:table-row table:style-name="Table5.2">
            <table:table-cell table:style-name="Table5.A2" office:value-type="string">
              <text:p text:style-name="P77">0.1</text:p>
            </table:table-cell>
            <table:table-cell table:style-name="Table5.A2" office:value-type="string">
              <text:p text:style-name="P77">2020/11/11</text:p>
            </table:table-cell>
            <table:table-cell table:style-name="Table5.A2" office:value-type="string">
              <text:p text:style-name="P77">GuWen / SW</text:p>
            </table:table-cell>
            <table:table-cell table:style-name="Table5.A2" office:value-type="string">
              <text:p text:style-name="P77">Initial version</text:p>
            </table:table-cell>
          </table:table-row>
          <table:table-row table:style-name="Table5.3">
            <table:table-cell table:style-name="Table5.A2" office:value-type="string">
              <text:p text:style-name="P77">0.2</text:p>
            </table:table-cell>
            <table:table-cell table:style-name="Table5.A2" office:value-type="string">
              <text:p text:style-name="P77">2021/12/17</text:p>
            </table:table-cell>
            <table:table-cell table:style-name="Table5.A2" office:value-type="string">
              <text:p text:style-name="P77">WangKe / SW</text:p>
            </table:table-cell>
            <table:table-cell table:style-name="Table5.A2" office:value-type="string">
              <text:p text:style-name="P77">Add “Design Decisions” section</text:p>
            </table:table-cell>
          </table:table-row>
          <table:table-row table:style-name="Table5.1">
            <table:table-cell table:style-name="Table5.A2" office:value-type="string">
              <text:p text:style-name="P77"/>
            </table:table-cell>
            <table:table-cell table:style-name="Table5.A2" office:value-type="string">
              <text:p text:style-name="P77"/>
            </table:table-cell>
            <table:table-cell table:style-name="Table5.A2" office:value-type="string">
              <text:p text:style-name="P77"/>
            </table:table-cell>
            <table:table-cell table:style-name="Table5.A2" office:value-type="string">
              <text:p text:style-name="P77"/>
            </table:table-cell>
          </table:table-row>
          <table:table-row table:style-name="Table5.1">
            <table:table-cell table:style-name="Table5.A2" office:value-type="string">
              <text:p text:style-name="P78"/>
            </table:table-cell>
            <table:table-cell table:style-name="Table5.A2" office:value-type="string">
              <text:p text:style-name="P78"/>
            </table:table-cell>
            <table:table-cell table:style-name="Table5.A2" office:value-type="string">
              <text:p text:style-name="P78"/>
            </table:table-cell>
            <table:table-cell table:style-name="Table5.A2" office:value-type="string">
              <text:p text:style-name="P78"/>
            </table:table-cell>
          </table:table-row>
        </table:table>
        <text:p text:style-name="P57"/>
        <text:p text:style-name="P61"/>
        <text:p text:style-name="P61"/>
        <text:p text:style-name="P81">&lt;below Template Revisio History chapter please delete when use this template.&gt;</text:p>
        <text:p text:style-name="P63">Template Revision History</text:p>
        <text:p text:style-name="P56"/>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76">Version</text:p>
            </table:table-cell>
            <table:table-cell table:style-name="Table6.A1" office:value-type="string">
              <text:p text:style-name="P79">Change Description</text:p>
            </table:table-cell>
            <table:table-cell table:style-name="Table6.A1" office:value-type="string">
              <text:p text:style-name="P76">Author/Date</text:p>
            </table:table-cell>
            <table:table-cell table:style-name="Table6.A1" office:value-type="string">
              <text:p text:style-name="P76">Approved By/Date</text:p>
            </table:table-cell>
            <table:table-cell table:style-name="Table6.E1" office:value-type="string">
              <text:p text:style-name="P76">Release By/Date</text:p>
            </table:table-cell>
          </table:table-row>
          <table:table-row table:style-name="Table6.1">
            <table:table-cell table:style-name="Table6.A2" office:value-type="string">
              <text:p text:style-name="P77">A00</text:p>
            </table:table-cell>
            <table:table-cell table:style-name="Table6.A2" office:value-type="string">
              <text:p text:style-name="P58">Initial Version</text:p>
            </table:table-cell>
            <table:table-cell table:style-name="Table6.A2" office:value-type="string">
              <text:p text:style-name="P58">HuiBin Li, Li Haihua / 2020/08/19</text:p>
            </table:table-cell>
            <table:table-cell table:style-name="Table6.A2" office:value-type="string">
              <text:p text:style-name="P77">Ming Wang/2020/08/19</text:p>
            </table:table-cell>
            <table:table-cell table:style-name="Table6.A2" office:value-type="string">
              <text:p text:style-name="P77">Ming Wang/2020/08/19</text:p>
            </table:table-cell>
          </table:table-row>
          <table:table-row table:style-name="Table6.1">
            <table:table-cell table:style-name="Table6.A2" office:value-type="string">
              <text:p text:style-name="P78">A01</text:p>
            </table:table-cell>
            <table:table-cell table:style-name="Table6.A2" office:value-type="string">
              <text:p text:style-name="P78">Update template</text:p>
            </table:table-cell>
            <table:table-cell table:style-name="Table6.A2" office:value-type="string">
              <text:p text:style-name="P78">GuWen/2021/04/13</text:p>
            </table:table-cell>
            <table:table-cell table:style-name="Table6.A2" office:value-type="string">
              <text:p text:style-name="P78"/>
            </table:table-cell>
            <table:table-cell table:style-name="Table6.A2" office:value-type="string">
              <text:p text:style-name="P78"/>
            </table:table-cell>
          </table:table-row>
          <table:table-row table:style-name="Table6.1">
            <table:table-cell table:style-name="Table6.A2" office:value-type="string">
              <text:p text:style-name="P78"/>
            </table:table-cell>
            <table:table-cell table:style-name="Table6.A2" office:value-type="string">
              <text:p text:style-name="P78"/>
            </table:table-cell>
            <table:table-cell table:style-name="Table6.A2" office:value-type="string">
              <text:p text:style-name="P80"/>
            </table:table-cell>
            <table:table-cell table:style-name="Table6.A2" office:value-type="string">
              <text:p text:style-name="P78"/>
            </table:table-cell>
            <table:table-cell table:style-name="Table6.A2" office:value-type="string">
              <text:p text:style-name="P78"/>
            </table:table-cell>
          </table:table-row>
          <table:table-row table:style-name="Table6.1">
            <table:table-cell table:style-name="Table6.A2" office:value-type="string">
              <text:p text:style-name="P78"/>
            </table:table-cell>
            <table:table-cell table:style-name="Table6.A2" office:value-type="string">
              <text:p text:style-name="P78"/>
            </table:table-cell>
            <table:table-cell table:style-name="Table6.A2" office:value-type="string">
              <text:p text:style-name="P78"/>
            </table:table-cell>
            <table:table-cell table:style-name="Table6.A2" office:value-type="string">
              <text:p text:style-name="P78"/>
            </table:table-cell>
            <table:table-cell table:style-name="Table6.A2" office:value-type="string">
              <text:p text:style-name="P78"/>
            </table:table-cell>
          </table:table-row>
        </table:table>
        <text:p text:style-name="P59"/>
        <text:table-of-content text:style-name="Sect2" text:protected="true" text:name="Table of Contents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2_Head">
              <text:p text:style-name="P8">Contents</text:p>
            </text:index-title>
            <text:p text:style-name="P33"><text:a xlink:type="simple" xlink:href="#__RefHeading___Toc4761_1816992782" text:style-name="Index_20_Link" text:visited-style-name="Index_20_Link"><text:span text:style-name="T20">1 Overview<text:tab/>4</text:span></text:a></text:p>
            <text:p text:style-name="P34"><text:a xlink:type="simple" xlink:href="#__RefHeading___Toc4763_1816992782" text:style-name="Index_20_Link" text:visited-style-name="Index_20_Link"><text:span text:style-name="T20">1.1 Purpose<text:tab/>4</text:span></text:a></text:p>
            <text:p text:style-name="P34"><text:a xlink:type="simple" xlink:href="#__RefHeading___Toc4765_1816992782" text:style-name="Index_20_Link" text:visited-style-name="Index_20_Link"><text:span text:style-name="T20">1.2 References<text:tab/>4</text:span></text:a></text:p>
            <text:p text:style-name="P34"><text:a xlink:type="simple" xlink:href="#__RefHeading___Toc4767_1816992782" text:style-name="Index_20_Link" text:visited-style-name="Index_20_Link"><text:span text:style-name="T20">1.3 Acronyms and Abbreviations<text:tab/>4</text:span></text:a></text:p>
            <text:p text:style-name="P33"><text:a xlink:type="simple" xlink:href="#__RefHeading___Toc4769_1816992782" text:style-name="Index_20_Link" text:visited-style-name="Index_20_Link"><text:span text:style-name="T20">2 Context<text:tab/>5</text:span></text:a></text:p>
            <text:p text:style-name="P34"><text:a xlink:type="simple" xlink:href="#__RefHeading___Toc4771_1816992782" text:style-name="Index_20_Link" text:visited-style-name="Index_20_Link"><text:span text:style-name="T20">2.1 Tools<text:tab/>5</text:span></text:a></text:p>
            <text:p text:style-name="P34"><text:a xlink:type="simple" xlink:href="#__RefHeading___Toc4773_1816992782" text:style-name="Index_20_Link" text:visited-style-name="Index_20_Link"><text:span text:style-name="T20">2.2 Description<text:tab/>5</text:span></text:a></text:p>
            <text:p text:style-name="P34"><text:a xlink:type="simple" xlink:href="#__RefHeading___Toc4775_1816992782" text:style-name="Index_20_Link" text:visited-style-name="Index_20_Link"><text:span text:style-name="T20">2.3 Users<text:tab/>6</text:span></text:a></text:p>
            <text:p text:style-name="P34"><text:a xlink:type="simple" xlink:href="#__RefHeading___Toc4777_1816992782" text:style-name="Index_20_Link" text:visited-style-name="Index_20_Link"><text:span text:style-name="T20">2.4 System Context Diagram<text:tab/>6</text:span></text:a></text:p>
            <text:p text:style-name="P33"><text:a xlink:type="simple" xlink:href="#__RefHeading___Toc4779_1816992782" text:style-name="Index_20_Link" text:visited-style-name="Index_20_Link"><text:span text:style-name="T20">3 Principles<text:tab/>6</text:span></text:a></text:p>
            <text:p text:style-name="P33"><text:a xlink:type="simple" xlink:href="#__RefHeading___Toc4781_1816992782" text:style-name="Index_20_Link" text:visited-style-name="Index_20_Link"><text:span text:style-name="T20">4 Functional-Overview<text:tab/>7</text:span></text:a></text:p>
            <text:p text:style-name="P33"><text:a xlink:type="simple" xlink:href="#__RefHeading___Toc4783_1816992782" text:style-name="Index_20_Link" text:visited-style-name="Index_20_Link"><text:span text:style-name="T20">5 Constraints<text:tab/>7</text:span></text:a></text:p>
            <text:p text:style-name="P33"><text:a xlink:type="simple" xlink:href="#__RefHeading___Toc4785_1816992782" text:style-name="Index_20_Link" text:visited-style-name="Index_20_Link"><text:span text:style-name="T20">6 Quality-Attributes<text:tab/>9</text:span></text:a></text:p>
            <text:p text:style-name="P33"><text:a xlink:type="simple" xlink:href="#__RefHeading___Toc4787_1816992782" text:style-name="Index_20_Link" text:visited-style-name="Index_20_Link"><text:span text:style-name="T20">7 Static-Design<text:tab/>10</text:span></text:a></text:p>
            <text:p text:style-name="P34"><text:a xlink:type="simple" xlink:href="#__RefHeading___Toc4789_1816992782" text:style-name="Index_20_Link" text:visited-style-name="Index_20_Link"><text:span text:style-name="T20">7.1 Architecture pattern<text:tab/>10</text:span></text:a></text:p>
            <text:p text:style-name="P35"><text:a xlink:type="simple" xlink:href="#__RefHeading___Toc4791_1816992782" text:style-name="Index_20_Link" text:visited-style-name="Index_20_Link"><text:span text:style-name="T20">7.1.1 <text:s/>MCU Software Layering<text:tab/>10</text:span></text:a></text:p>
            <text:p text:style-name="P34"><text:a xlink:type="simple" xlink:href="#__RefHeading___Toc4793_1816992782" text:style-name="Index_20_Link" text:visited-style-name="Index_20_Link"><text:span text:style-name="T20">7.2 Container<text:tab/>10</text:span></text:a></text:p>
            <text:p text:style-name="P35"><text:a xlink:type="simple" xlink:href="#__RefHeading___Toc4795_1816992782" text:style-name="Index_20_Link" text:visited-style-name="Index_20_Link"><text:span text:style-name="T20">7.2.1 Container-List<text:tab/>10</text:span></text:a></text:p>
            <text:p text:style-name="P35"><text:a xlink:type="simple" xlink:href="#__RefHeading___Toc4797_1816992782" text:style-name="Index_20_Link" text:visited-style-name="Index_20_Link"><text:span text:style-name="T20">7.2.2 <text:s/>Container-Diagram<text:tab/>11</text:span></text:a></text:p>
            <text:p text:style-name="P35"><text:a xlink:type="simple" xlink:href="#__RefHeading___Toc4799_1816992782" text:style-name="Index_20_Link" text:visited-style-name="Index_20_Link"><text:span text:style-name="T20">7.2.3 <text:s/>Interface-Design<text:tab/>11</text:span></text:a></text:p>
            <text:p text:style-name="P36"><text:a xlink:type="simple" xlink:href="#__RefHeading___Toc4801_1816992782" text:style-name="Index_20_Link" text:visited-style-name="Index_20_Link"><text:span text:style-name="T20">7.2.3.1 <text:s/>Interface for XXX Container<text:tab/>11</text:span></text:a></text:p>
            <text:p text:style-name="P34"><text:a xlink:type="simple" xlink:href="#__RefHeading___Toc4803_1816992782" text:style-name="Index_20_Link" text:visited-style-name="Index_20_Link"><text:span text:style-name="T20">7.3 Structure<text:tab/>11</text:span></text:a></text:p>
            <text:p text:style-name="P33"><text:a xlink:type="simple" xlink:href="#__RefHeading___Toc4805_1816992782" text:style-name="Index_20_Link" text:visited-style-name="Index_20_Link"><text:span text:style-name="T20">8 Dynamic-Design<text:tab/>11</text:span></text:a></text:p>
            <text:p text:style-name="P34"><text:a xlink:type="simple" xlink:href="#__RefHeading___Toc4807_1816992782" text:style-name="Index_20_Link" text:visited-style-name="Index_20_Link"><text:span text:style-name="T20">8.1 Control Flow Analysis<text:tab/>12</text:span></text:a></text:p>
            <text:p text:style-name="P34"><text:a xlink:type="simple" xlink:href="#__RefHeading___Toc4809_1816992782" text:style-name="Index_20_Link" text:visited-style-name="Index_20_Link"><text:span text:style-name="T20">8.2 State Analysis<text:tab/>12</text:span></text:a></text:p>
            <text:p text:style-name="P34"><text:a xlink:type="simple" xlink:href="#__RefHeading___Toc4811_1816992782" text:style-name="Index_20_Link" text:visited-style-name="Index_20_Link"><text:span text:style-name="T20">8.3 Data Flow Analysis<text:tab/>12</text:span></text:a></text:p>
            <text:p text:style-name="P33"><text:a xlink:type="simple" xlink:href="#__RefHeading___Toc4813_1816992782" text:style-name="Index_20_Link" text:visited-style-name="Index_20_Link"><text:span text:style-name="T20">9 Deployment<text:tab/>12</text:span></text:a></text:p>
            <text:p text:style-name="P34"><text:a xlink:type="simple" xlink:href="#__RefHeading___Toc4815_1816992782" text:style-name="Index_20_Link" text:visited-style-name="Index_20_Link"><text:span text:style-name="T20">9.1 Hardware-Resource<text:tab/>12</text:span></text:a></text:p>
            <text:p text:style-name="P34"><text:a xlink:type="simple" xlink:href="#__RefHeading___Toc4817_1816992782" text:style-name="Index_20_Link" text:visited-style-name="Index_20_Link"><text:span text:style-name="T20">9.2 Storage-Partition<text:tab/>12</text:span></text:a></text:p>
            <text:p text:style-name="P34"><text:a xlink:type="simple" xlink:href="#__RefHeading___Toc4819_1816992782" text:style-name="Index_20_Link" text:visited-style-name="Index_20_Link"><text:span text:style-name="T20">9.3 Configure-Solution<text:tab/>13</text:span></text:a></text:p>
            <text:p text:style-name="P34"><text:a xlink:type="simple" xlink:href="#__RefHeading___Toc4821_1816992782" text:style-name="Index_20_Link" text:visited-style-name="Index_20_Link"><text:span text:style-name="T20">9.4 Upgrade-Solution<text:tab/>13</text:span></text:a></text:p>
            <text:p text:style-name="P34"><text:a xlink:type="simple" xlink:href="#__RefHeading___Toc4823_1816992782" text:style-name="Index_20_Link" text:visited-style-name="Index_20_Link"><text:span text:style-name="T20">9.5 Debug&amp;Maintain-Solution<text:tab/>13</text:span></text:a></text:p>
            <text:p text:style-name="P34"><text:a xlink:type="simple" xlink:href="#__RefHeading___Toc4825_1816992782" text:style-name="Index_20_Link" text:visited-style-name="Index_20_Link"><text:span text:style-name="T20">9.6 Deployment-Solution<text:tab/>13</text:span></text:a></text:p>
            <text:p text:style-name="P35"><text:a xlink:type="simple" xlink:href="#__RefHeading___Toc4827_1816992782" text:style-name="Index_20_Link" text:visited-style-name="Index_20_Link"><text:span text:style-name="T20">9.6.1 <text:s/>Container Deployment<text:tab/>13</text:span></text:a></text:p>
            <text:p text:style-name="P35"><text:a xlink:type="simple" xlink:href="#__RefHeading___Toc4829_1816992782" text:style-name="Index_20_Link" text:visited-style-name="Index_20_Link"><text:span text:style-name="T20">9.6.2 <text:s/>Other Module Deployment<text:tab/>13</text:span></text:a></text:p>
            <text:p text:style-name="P33"><text:soft-page-break/><text:a xlink:type="simple" xlink:href="#__RefHeading___Toc4831_1816992782" text:style-name="Index_20_Link" text:visited-style-name="Index_20_Link"><text:span text:style-name="T20">10 Design Decisions<text:tab/>14</text:span></text:a></text:p>
            <text:p text:style-name="P34"><text:a xlink:type="simple" xlink:href="#__RefHeading___Toc4833_1816992782" text:style-name="Index_20_Link" text:visited-style-name="Index_20_Link"><text:span text:style-name="T20">10.1 V3.5 HUT Ram Expansion<text:tab/>14</text:span></text:a></text:p>
            <text:p text:style-name="P35"><text:a xlink:type="simple" xlink:href="#__RefHeading___Toc4835_1816992782" text:style-name="Index_20_Link" text:visited-style-name="Index_20_Link"><text:span text:style-name="T20">10.1.1 Problem Background<text:tab/>14</text:span></text:a></text:p>
            <text:p text:style-name="P35"><text:a xlink:type="simple" xlink:href="#__RefHeading___Toc4837_1816992782" text:style-name="Index_20_Link" text:visited-style-name="Index_20_Link"><text:span text:style-name="T20">10.1.2 Influences on the Decisions<text:tab/>14</text:span></text:a></text:p>
            <text:p text:style-name="P35"><text:a xlink:type="simple" xlink:href="#__RefHeading___Toc4839_1816992782" text:style-name="Index_20_Link" text:visited-style-name="Index_20_Link"><text:span text:style-name="T20">10.1.3 Considered Alternatives<text:tab/>15</text:span></text:a></text:p>
            <text:p text:style-name="P35"><text:a xlink:type="simple" xlink:href="#__RefHeading___Toc4841_1816992782" text:style-name="Index_20_Link" text:visited-style-name="Index_20_Link"><text:span text:style-name="T20">10.1.4 Decision<text:tab/>15</text:span></text:a></text:p>
          </text:index-body>
        </text:table-of-content>
        <text:p text:style-name="P59"/>
        <text:p text:style-name="P60"/>
        <text:section text:style-name="Sect2" text:name="Section1">
          <text:h text:style-name="P112" text:outline-level="1"><text:bookmark-start text:name="__RefHeading___Toc4761_1816992782"/><text:bookmark-start text:name="_Toc69210922"/>Overview<text:bookmark-end text:name="__RefHeading___Toc4761_1816992782"/></text:h>
          <text:list xml:id="list3200824039" text:style-name="WWNum9">
            <text:list-item>
              <text:list>
                <text:list-item>
                  <text:h text:style-name="P116" text:outline-level="2"><text:bookmark-start text:name="__RefHeading___Toc4763_1816992782"/><text:bookmark-start text:name="_Toc69210923"/>Purpose<text:bookmark-end text:name="__RefHeading___Toc4763_1816992782"/></text:h>
                </text:list-item>
              </text:list>
            </text:list-item>
          </text:list>
          <text:p text:style-name="P82">本文档存在的目的和意义</text:p>
          <text:list xml:id="list175422392877015" text:continue-numbering="true" text:style-name="WWNum9">
            <text:list-item>
              <text:list>
                <text:list-item>
                  <text:h text:style-name="P116" text:outline-level="2"><text:bookmark-start text:name="__RefHeading___Toc4765_1816992782"/><text:bookmark-start text:name="_Toc69210924"/>References<text:bookmark-end text:name="__RefHeading___Toc4765_1816992782"/></text:h>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39">No.</text:p>
              </table:table-cell>
              <table:table-cell table:style-name="Table9.A1" office:value-type="string">
                <text:p text:style-name="P39">Document Name</text:p>
              </table:table-cell>
              <table:table-cell table:style-name="Table9.A1" office:value-type="string">
                <text:p text:style-name="P39">Date</text:p>
              </table:table-cell>
              <table:table-cell table:style-name="Table9.A1" office:value-type="string">
                <text:p text:style-name="P39">Version</text:p>
              </table:table-cell>
              <table:table-cell table:style-name="Table9.A1" office:value-type="string">
                <text:p text:style-name="P39">Location</text:p>
              </table:table-cell>
            </table:table-row>
            <table:table-row table:style-name="Table9.1">
              <table:table-cell table:style-name="Table9.A2" office:value-type="string">
                <text:list xml:id="list330691270" text:style-name="WWNum3">
                  <text:list-item>
                    <text:p text:style-name="P110"/>
                  </text:list-item>
                </text:list>
              </table:table-cell>
              <table:table-cell table:style-name="Table9.A2" office:value-type="string">
                <text:p text:style-name="P62"/>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62"/>
              </table:table-cell>
            </table:table-row>
            <table:table-row table:style-name="Table9.3">
              <table:table-cell table:style-name="Table9.A2" office:value-type="string">
                <text:list xml:id="list175423287120442" text:continue-numbering="true" text:style-name="WWNum3">
                  <text:list-item>
                    <text:p text:style-name="P110"/>
                  </text:list-item>
                </text:list>
              </table:table-cell>
              <table:table-cell table:style-name="Table9.A2" office:value-type="string">
                <text:p text:style-name="P62"/>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62"/>
              </table:table-cell>
            </table:table-row>
            <table:table-row table:style-name="Table9.3">
              <table:table-cell table:style-name="Table9.A2" office:value-type="string">
                <text:list xml:id="list175421829490693" text:continue-numbering="true" text:style-name="WWNum3">
                  <text:list-item>
                    <text:p text:style-name="P110"/>
                  </text:list-item>
                </text:list>
              </table:table-cell>
              <table:table-cell table:style-name="Table9.A2" office:value-type="string">
                <text:p text:style-name="P62"/>
              </table:table-cell>
              <table:table-cell table:style-name="Table9.A2" office:value-type="string">
                <text:p text:style-name="P15"/>
              </table:table-cell>
              <table:table-cell table:style-name="Table9.A2" office:value-type="string">
                <text:p text:style-name="P62"/>
              </table:table-cell>
              <table:table-cell table:style-name="Table9.A2" office:value-type="string">
                <text:p text:style-name="P62"/>
              </table:table-cell>
            </table:table-row>
            <table:table-row table:style-name="Table9.3">
              <table:table-cell table:style-name="Table9.A2" office:value-type="string">
                <text:list xml:id="list175423142541183" text:continue-numbering="true" text:style-name="WWNum3">
                  <text:list-item>
                    <text:p text:style-name="P110"/>
                  </text:list-item>
                </text:list>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row>
            <table:table-row table:style-name="Table9.3">
              <table:table-cell table:style-name="Table9.A2" office:value-type="string">
                <text:list xml:id="list175422707369245" text:continue-numbering="true" text:style-name="WWNum3">
                  <text:list-item>
                    <text:p text:style-name="P110"/>
                  </text:list-item>
                </text:list>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row>
          </table:table>
          <text:p text:style-name="P104"/>
          <text:p text:style-name="P105"/>
          <text:list xml:id="list175422883586235" text:continue-list="list175422392877015" text:style-name="WWNum9">
            <text:list-item>
              <text:list>
                <text:list-item>
                  <text:h text:style-name="P116" text:outline-level="2"><text:bookmark-start text:name="_Toc60851924"/><text:bookmark-start text:name="__RefHeading___Toc4767_1816992782"/><text:bookmark-start text:name="_Toc69210925"/>Acronyms and Abbreviations<text:bookmark-end text:name="__RefHeading___Toc4767_1816992782"/></text:h>
                </text:list-item>
              </text:list>
            </text:list-item>
          </text:list>
          <table:table table:name="Table10" table:style-name="Table10">
            <table:table-column table:style-name="Table10.A"/>
            <table:table-column table:style-name="Table10.B"/>
            <table:table-row table:style-name="Table10.1">
              <table:table-cell table:style-name="Table10.A1" office:value-type="string">
                <text:p text:style-name="P40">Abbreviation / Acronym:</text:p>
              </table:table-cell>
              <table:table-cell table:style-name="Table10.A1" office:value-type="string">
                <text:p text:style-name="P41">Description:</text:p>
              </table:table-cell>
            </table:table-row>
            <table:table-row table:style-name="Table10.1">
              <table:table-cell table:style-name="Table10.A2" office:value-type="string">
                <text:p text:style-name="P16"/>
              </table:table-cell>
              <table:table-cell table:style-name="Table10.B2" office:value-type="string">
                <text:p text:style-name="P16"/>
              </table:table-cell>
            </table:table-row>
            <table:table-row table:style-name="Table10.1">
              <table:table-cell table:style-name="Table10.A3" office:value-type="string">
                <text:p text:style-name="P17"/>
              </table:table-cell>
              <table:table-cell table:style-name="Table10.B3" office:value-type="string">
                <text:p text:style-name="P30"/>
              </table:table-cell>
            </table:table-row>
            <table:table-row table:style-name="Table10.1">
              <table:table-cell table:style-name="Table10.A4" office:value-type="string">
                <text:p text:style-name="P17"/>
              </table:table-cell>
              <table:table-cell table:style-name="Table10.B4" office:value-type="string">
                <text:p text:style-name="P30"/>
              </table:table-cell>
            </table:table-row>
            <table:table-row table:style-name="Table10.1">
              <table:table-cell table:style-name="Table10.A5" office:value-type="string">
                <text:p text:style-name="P17"/>
              </table:table-cell>
              <table:table-cell table:style-name="Table10.B5" office:value-type="string">
                <text:p text:style-name="P30"/>
              </table:table-cell>
            </table:table-row>
            <table:table-row table:style-name="Table10.1">
              <table:table-cell table:style-name="Table10.A6" office:value-type="string">
                <text:p text:style-name="P17"/>
              </table:table-cell>
              <table:table-cell table:style-name="Table10.B6" office:value-type="string">
                <text:p text:style-name="P30"/>
              </table:table-cell>
            </table:table-row>
            <table:table-row table:style-name="Table10.1">
              <table:table-cell table:style-name="Table10.A7" office:value-type="string">
                <text:p text:style-name="P17"/>
              </table:table-cell>
              <table:table-cell table:style-name="Table10.B7" office:value-type="string">
                <text:p text:style-name="P30"/>
              </table:table-cell>
            </table:table-row>
            <table:table-row table:style-name="Table10.1">
              <table:table-cell table:style-name="Table10.A8" office:value-type="string">
                <text:p text:style-name="P17"/>
              </table:table-cell>
              <table:table-cell table:style-name="Table10.B8" office:value-type="string">
                <text:p text:style-name="P30"/>
              </table:table-cell>
            </table:table-row>
            <table:table-row table:style-name="Table10.1">
              <table:table-cell table:style-name="Table10.A9" office:value-type="string">
                <text:p text:style-name="P17"/>
              </table:table-cell>
              <table:table-cell table:style-name="Table10.B9" office:value-type="string">
                <text:p text:style-name="P30"/>
              </table:table-cell>
            </table:table-row>
            <table:table-row table:style-name="Table10.1">
              <table:table-cell table:style-name="Table10.A10" office:value-type="string">
                <text:p text:style-name="P17"/>
              </table:table-cell>
              <table:table-cell table:style-name="Table10.B10" office:value-type="string">
                <text:p text:style-name="P30"/>
              </table:table-cell>
            </table:table-row>
            <table:table-row table:style-name="Table10.1">
              <table:table-cell table:style-name="Table10.A11" office:value-type="string">
                <text:p text:style-name="P17"/>
              </table:table-cell>
              <table:table-cell table:style-name="Table10.B11" office:value-type="string">
                <text:p text:style-name="P30"/>
              </table:table-cell>
            </table:table-row>
            <table:table-row table:style-name="Table10.1">
              <table:table-cell table:style-name="Table10.A12" office:value-type="string">
                <text:p text:style-name="P17"/>
              </table:table-cell>
              <table:table-cell table:style-name="Table10.B12" office:value-type="string">
                <text:p text:style-name="P30"/>
              </table:table-cell>
            </table:table-row>
          </table:table>
          <text:p text:style-name="P104"/>
          <text:p text:style-name="P106"/>
          <text:p text:style-name="P22"/>
          <text:p text:style-name="P43"><text:soft-page-break/></text:p>
          <text:h text:style-name="P112" text:outline-level="1"><text:bookmark-start text:name="_Toc60851925"/><text:bookmark-start text:name="__RefHeading___Toc4769_1816992782"/><text:bookmark-start text:name="_Toc69210926"/>Context<text:bookmark-end text:name="__RefHeading___Toc4769_1816992782"/></text:h>
          <text:p text:style-name="P51"><text:span text:style-name="md-plain"><text:span text:style-name="T21">这部分是需要做必要的架构设计前的准备工作</text:span></text:span><text:span text:style-name="md-plain"><text:span text:style-name="T22">(</text:span></text:span><text:span text:style-name="md-plain"><text:span text:style-name="T21">如，需要使用的设计工具，架构文档模板等</text:span></text:span><text:span text:style-name="md-plain"><text:span text:style-name="T22">)</text:span></text:span><text:span text:style-name="md-plain"><text:span text:style-name="T21">，并对项目</text:span></text:span><text:span text:style-name="md-plain"><text:span text:style-name="T22">/</text:span></text:span><text:span text:style-name="md-plain"><text:span text:style-name="T21">产品</text:span></text:span><text:span text:style-name="md-plain"><text:span text:style-name="T22">/</text:span></text:span><text:span text:style-name="md-plain"><text:span text:style-name="T21">系统的简单描述，且内容要简洁，主要是为了回答如下问题：</text:span></text:span></text:p>
          <text:list xml:id="list3988445803" text:style-name="WWNum8">
            <text:list-item>
              <text:p text:style-name="P131"><text:span text:style-name="md-plain"><text:span text:style-name="T21">这个软件项目</text:span></text:span><text:span text:style-name="md-plain"><text:span text:style-name="T22">/</text:span></text:span><text:span text:style-name="md-plain"><text:span text:style-name="T21">产品</text:span></text:span><text:span text:style-name="md-plain"><text:span text:style-name="T22">/</text:span></text:span><text:span text:style-name="md-plain"><text:span text:style-name="T21">系统是关于什么的？</text:span></text:span></text:p>
            </text:list-item>
            <text:list-item>
              <text:p text:style-name="P131"><text:span text:style-name="md-plain"><text:span text:style-name="T21">构建的是什么？</text:span></text:span></text:p>
            </text:list-item>
            <text:list-item>
              <text:p text:style-name="P131"><text:span text:style-name="md-plain"><text:span text:style-name="T21">他如何融入现有环境？</text:span></text:span><text:span text:style-name="md-plain"><text:span text:style-name="T22">(</text:span></text:span><text:span text:style-name="md-plain"><text:span text:style-name="T21">比如，系统，业务流程等</text:span></text:span><text:span text:style-name="md-plain"><text:span text:style-name="T22">)</text:span></text:span></text:p>
            </text:list-item>
            <text:list-item>
              <text:p text:style-name="P131"><text:span text:style-name="md-plain"><text:span text:style-name="T21">谁在使用？</text:span></text:span></text:p>
            </text:list-item>
          </text:list>
          <text:p text:style-name="P9"><text:s/></text:p>
          <text:h text:style-name="P117" text:outline-level="2"><text:bookmark-start text:name="_Toc60851926"/><text:bookmark-start text:name="__RefHeading___Toc4771_1816992782"/><text:bookmark-start text:name="_Toc69210927"/>Tools<text:bookmark-end text:name="__RefHeading___Toc4771_1816992782"/></text:h>
          <table:table table:name="Table13" table:style-name="Table13">
            <table:table-column table:style-name="Table13.A" table:number-columns-repeated="2"/>
            <table:table-row table:style-name="Table13.1">
              <table:table-cell table:style-name="Table13.A1" office:value-type="string">
                <text:p text:style-name="P18">Tool Name</text:p>
              </table:table-cell>
              <table:table-cell table:style-name="Table13.A1" office:value-type="string">
                <text:p text:style-name="P18">Usage Description</text:p>
              </table:table-cell>
            </table:table-row>
            <table:table-row table:style-name="Table13.1">
              <table:table-cell table:style-name="Table13.A1" office:value-type="string">
                <text:p text:style-name="P19"/>
              </table:table-cell>
              <table:table-cell table:style-name="Table13.A1" office:value-type="string">
                <text:p text:style-name="P19"/>
              </table:table-cell>
            </table:table-row>
            <table:table-row table:style-name="Table13.1">
              <table:table-cell table:style-name="Table13.A1" office:value-type="string">
                <text:p text:style-name="P19"/>
              </table:table-cell>
              <table:table-cell table:style-name="Table13.A1" office:value-type="string">
                <text:p text:style-name="P19"/>
              </table:table-cell>
            </table:table-row>
            <table:table-row table:style-name="Table13.1">
              <table:table-cell table:style-name="Table13.A1" office:value-type="string">
                <text:p text:style-name="P19"/>
              </table:table-cell>
              <table:table-cell table:style-name="Table13.A1" office:value-type="string">
                <text:p text:style-name="P19"/>
              </table:table-cell>
            </table:table-row>
          </table:table>
          <text:p text:style-name="P19"/>
          <text:h text:style-name="P117" text:outline-level="2"><text:bookmark-start text:name="_Toc60851927"/><text:bookmark-start text:name="__RefHeading___Toc4773_1816992782"/><text:bookmark-start text:name="_Toc69210928"/>Description<text:bookmark-end text:name="__RefHeading___Toc4773_1816992782"/></text:h>
          <text:p text:style-name="P99">对将要构建的软件系统的描述，如下表所示：</text:p>
          <table:table table:name="Table14" table:style-name="Table14">
            <table:table-column table:style-name="Table14.A"/>
            <table:table-column table:style-name="Table14.B"/>
            <table:table-row table:style-name="Table14.1">
              <table:table-cell table:style-name="Table14.A1" office:value-type="string">
                <text:p text:style-name="P84">Option </text:p>
              </table:table-cell>
              <table:table-cell table:style-name="Table14.A1" office:value-type="string">
                <text:p text:style-name="P84">Description</text:p>
              </table:table-cell>
            </table:table-row>
            <table:table-row table:style-name="Table14.1">
              <table:table-cell table:style-name="Table14.A1" office:value-type="string">
                <text:p text:style-name="P85">Name </text:p>
              </table:table-cell>
              <table:table-cell table:style-name="Table14.A1" office:value-type="string">
                <text:p text:style-name="P85">Hello Software Platform</text:p>
              </table:table-cell>
            </table:table-row>
            <table:table-row table:style-name="Table14.1">
              <table:table-cell table:style-name="Table14.A1" office:value-type="string">
                <text:p text:style-name="P85">Brief </text:p>
              </table:table-cell>
              <table:table-cell table:style-name="Table14.A1" office:value-type="string">
                <text:p text:style-name="P86">平台化的智能座舱域控制器的软件系统</text:p>
              </table:table-cell>
            </table:table-row>
            <table:table-row table:style-name="Table14.1">
              <table:table-cell table:style-name="Table14.A1" office:value-type="string">
                <text:p text:style-name="P85">Detail</text:p>
              </table:table-cell>
              <table:table-cell table:style-name="Table14.A1" office:value-type="string">
                <text:p text:style-name="P11"><text:span text:style-name="T29">使用</text:span><text:span text:style-name="T27">QNX</text:span><text:span text:style-name="T29">虚拟机化技术实现在一颗</text:span><text:span text:style-name="T27">SOC</text:span><text:span text:style-name="T29">芯片上同时跑</text:span><text:span text:style-name="T27">QNX</text:span><text:span text:style-name="T29">和</text:span><text:span text:style-name="T27">Android</text:span><text:span text:style-name="T29">系统， 实现仪表和中控</text:span><text:span text:style-name="T27">IVI</text:span><text:span text:style-name="T29">系统，并通过</text:span><text:span text:style-name="T27">CAN</text:span><text:span text:style-name="T29">网络与其他域</text:span><text:span text:style-name="T27">(</text:span><text:span text:style-name="T29">如， 车身域等） 互联互通</text:span></text:p>
              </table:table-cell>
            </table:table-row>
          </table:table>
          <text:p text:style-name="P83"/>
          <text:h text:style-name="P117" text:outline-level="2"><text:bookmark-start text:name="_Toc60851928"/><text:bookmark-start text:name="__RefHeading___Toc4775_1816992782"/><text:bookmark-start text:name="_Toc69210929"/>Users<text:bookmark-end text:name="__RefHeading___Toc4775_1816992782"/></text:h>
          <text:p text:style-name="P99">这里根据软件需求，以及系统划分和团队划分，确定将要构建的软件系统的使用者， 如中控用户，仪表用户，第三方<text:span text:style-name="T48">APP/Service</text:span>等等</text:p>
          <text:p text:style-name="P87"><text:soft-page-break/>用户表</text:p>
          <table:table table:name="Table15" table:style-name="Table15">
            <table:table-column table:style-name="Table15.A"/>
            <table:table-column table:style-name="Table15.B"/>
            <table:table-row table:style-name="Table15.1">
              <table:table-cell table:style-name="Table15.A1" office:value-type="string">
                <text:p text:style-name="P90">Name</text:p>
              </table:table-cell>
              <table:table-cell table:style-name="Table15.A1" office:value-type="string">
                <text:p text:style-name="P90">Description</text:p>
              </table:table-cell>
            </table:table-row>
            <table:table-row table:style-name="Table15.1">
              <table:table-cell table:style-name="Table15.A1" office:value-type="string">
                <text:p text:style-name="P42"/>
              </table:table-cell>
              <table:table-cell table:style-name="Table15.A1" office:value-type="string">
                <text:p text:style-name="P42"/>
              </table:table-cell>
            </table:table-row>
            <table:table-row table:style-name="Table15.1">
              <table:table-cell table:style-name="Table15.A1" office:value-type="string">
                <text:p text:style-name="P42"/>
              </table:table-cell>
              <table:table-cell table:style-name="Table15.A1" office:value-type="string">
                <text:p text:style-name="P42"/>
              </table:table-cell>
            </table:table-row>
            <table:table-row table:style-name="Table15.1">
              <table:table-cell table:style-name="Table15.A1" office:value-type="string">
                <text:p text:style-name="P42"/>
              </table:table-cell>
              <table:table-cell table:style-name="Table15.A1" office:value-type="string">
                <text:p text:style-name="P42"/>
              </table:table-cell>
            </table:table-row>
          </table:table>
          <text:p text:style-name="P19"/>
          <text:h text:style-name="P117" text:outline-level="2"><text:bookmark-start text:name="_Toc60851929"/><text:bookmark-start text:name="__RefHeading___Toc4777_1816992782"/><text:bookmark-start text:name="_Toc69210930"/>System Context Diagram<text:bookmark-end text:name="__RefHeading___Toc4777_1816992782"/></text:h>
          <text:p text:style-name="P99">绘制语境图</text:p>
          <text:p text:style-name="P22"/>
          <text:p text:style-name="P43"/>
          <text:h text:style-name="P112" text:outline-level="1"><text:bookmark-start text:name="_Toc60851930"/><text:bookmark-start text:name="__RefHeading___Toc4779_1816992782"/><text:bookmark-start text:name="_Toc69210931"/>Principles<text:bookmark-end text:name="__RefHeading___Toc4779_1816992782"/></text:h>
          <text:p text:style-name="P9"><text:span text:style-name="T28">确定架构设计以及后续软件实现应该遵循的相关原则。 这些原则包括软件设计的一般性原</text:span><text:span text:style-name="T48"><text:line-break/></text:span><text:span text:style-name="T28">则， 以及其他利益相关方提出的原则要求。</text:span></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00">No.</text:p>
              </table:table-cell>
              <table:table-cell table:style-name="Table18.A1" office:value-type="string">
                <text:p text:style-name="P100">Category</text:p>
              </table:table-cell>
              <table:table-cell table:style-name="Table18.A1" office:value-type="string">
                <text:p text:style-name="P100">Description</text:p>
              </table:table-cell>
              <table:table-cell table:style-name="Table18.A1" office:value-type="string">
                <text:p text:style-name="P100">Source</text:p>
              </table:table-cell>
            </table:table-row>
            <table:table-row table:style-name="Table18.1">
              <table:table-cell table:style-name="Table18.A1" office:value-type="string">
                <text:p text:style-name="P67">1</text:p>
              </table:table-cell>
              <table:table-cell table:style-name="Table18.A1" office:value-type="string">
                <text:p text:style-name="P66">一般性原则</text:p>
              </table:table-cell>
              <table:table-cell table:style-name="Table18.A1" office:value-type="string">
                <text:p text:style-name="P66">可理解性，即软件架构设计和开发应该是可理解的，易于理解的</text:p>
              </table:table-cell>
              <table:table-cell table:style-name="Table18.A1" office:value-type="string">
                <text:p text:style-name="P66">项目组</text:p>
              </table:table-cell>
            </table:table-row>
            <table:table-row table:style-name="Table18.1">
              <table:table-cell table:style-name="Table18.A1" office:value-type="string">
                <text:p text:style-name="P67">2</text:p>
              </table:table-cell>
              <table:table-cell table:style-name="Table18.A1" office:value-type="string">
                <text:p text:style-name="P66">依赖原则</text:p>
              </table:table-cell>
              <table:table-cell table:style-name="Table18.A1" office:value-type="string">
                <text:p text:style-name="P66">如果设计和实现需要依赖第三方开源内容，则应尽量选择商业免费的</text:p>
              </table:table-cell>
              <table:table-cell table:style-name="Table18.A1" office:value-type="string">
                <text:p text:style-name="P66">客户<text:span text:style-name="T48">XXX</text:span></text:p>
              </table:table-cell>
            </table:table-row>
            <table:table-row table:style-name="Table18.1">
              <table:table-cell table:style-name="Table18.A1" office:value-type="string">
                <text:p text:style-name="P19"/>
              </table:table-cell>
              <table:table-cell table:style-name="Table18.A1" office:value-type="string">
                <text:p text:style-name="P19"/>
              </table:table-cell>
              <table:table-cell table:style-name="Table18.A1" office:value-type="string">
                <text:p text:style-name="P19"/>
              </table:table-cell>
              <table:table-cell table:style-name="Table18.A1" office:value-type="string">
                <text:p text:style-name="P19"/>
              </table:table-cell>
            </table:table-row>
          </table:table>
          <text:p text:style-name="P19"/>
          <text:h text:style-name="P112" text:outline-level="1"><text:bookmark-start text:name="_Toc60851931"/><text:bookmark-start text:name="__RefHeading___Toc4781_1816992782"/><text:bookmark-start text:name="_Toc69210932"/>Functional-Overview<text:bookmark-end text:name="__RefHeading___Toc4781_1816992782"/></text:h>
          <text:p text:style-name="P68">分析和拆解功能需求，最终将功能需求分类，聚合，从而抽象出一个一个的功能组。将这些功能组以表格的形式记录下来，以便 软件架构与需求之间可以双向溯源。</text:p>
          <text:p text:style-name="P68">这部分是为了回答如下问题：</text:p>
          <text:list xml:id="list175423537746436" text:continue-numbering="true" text:style-name="WWNum8">
            <text:list-item>
              <text:p text:style-name="P131"><text:span text:style-name="md-plain"><text:span text:style-name="T23">系统实际上做什么是否清楚？</text:span></text:span></text:p>
            </text:list-item>
            <text:list-item>
              <text:p text:style-name="P131"><text:span text:style-name="md-plain"><text:span text:style-name="T23">哪些特性、功能、用例，用户故事等对架构是重要的，原因是否清楚？</text:span></text:span></text:p>
            </text:list-item>
            <text:list-item>
              <text:p text:style-name="P131"><text:span text:style-name="md-plain"><text:span text:style-name="T23">上述以用于塑造和定义架构是否清楚？</text:span></text:span></text:p>
            </text:list-item>
            <text:list-item>
              <text:p text:style-name="P131"><text:soft-page-break/><text:span text:style-name="md-plain"><text:span text:style-name="T23">从流程的角度，系统做什么是否清楚？</text:span></text:span></text:p>
            </text:list-item>
            <text:list-item>
              <text:p text:style-name="P131"><text:span text:style-name="md-plain"><text:span text:style-name="T23">系统的主要流程和信息流是什么？</text:span></text:span></text:p>
            </text:list-item>
          </text:list>
          <text:p text:style-name="P12"><text:span text:style-name="md-plain"><text:span text:style-name="T30">功能组概览表</text:span></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45"><text:span text:style-name="md-plain"><text:span text:style-name="T31">No.</text:span></text:span></text:p>
              </table:table-cell>
              <table:table-cell table:style-name="Table19.A1" office:value-type="string">
                <text:p text:style-name="P45"><text:span text:style-name="md-plain"><text:span text:style-name="T31">Name</text:span></text:span></text:p>
              </table:table-cell>
              <table:table-cell table:style-name="Table19.A1" office:value-type="string">
                <text:p text:style-name="P46"><text:span text:style-name="md-plain"><text:span text:style-name="T31">ASIL</text:span></text:span></text:p>
              </table:table-cell>
              <table:table-cell table:style-name="Table19.A1" office:value-type="string">
                <text:p text:style-name="P45"><text:span text:style-name="md-plain"><text:span text:style-name="T31">Responsibility</text:span></text:span></text:p>
              </table:table-cell>
              <table:table-cell table:style-name="Table19.A1" office:value-type="string">
                <text:p text:style-name="P45"><text:span text:style-name="md-plain"><text:span text:style-name="T31">Reference requirements</text:span></text:span></text:p>
              </table:table-cell>
              <table:table-cell table:style-name="Table19.A1" office:value-type="string">
                <text:p text:style-name="P45"><text:span text:style-name="md-plain"><text:span text:style-name="T31">Dependencies</text:span></text:span></text:p>
              </table:table-cell>
            </table:table-row>
            <table:table-row table:style-name="Table19.2">
              <table:table-cell table:style-name="Table19.A1" office:value-type="string">
                <text:p text:style-name="P38"><text:span text:style-name="md-plain"><text:span text:style-name="T19"/></text:span></text:p>
              </table:table-cell>
              <table:table-cell table:style-name="Table19.A1" office:value-type="string">
                <text:p text:style-name="P38"><text:span text:style-name="md-plain"><text:span text:style-name="T19"/></text:span></text:p>
              </table:table-cell>
              <table:table-cell table:style-name="Table19.A1" office:value-type="string">
                <text:p text:style-name="P38"><text:span text:style-name="md-plain"><text:span text:style-name="T19"/></text:span></text:p>
              </table:table-cell>
              <table:table-cell table:style-name="Table19.A1" office:value-type="string">
                <text:p text:style-name="P38"><text:span text:style-name="md-plain"><text:span text:style-name="T19"/></text:span></text:p>
              </table:table-cell>
              <table:table-cell table:style-name="Table19.A1" office:value-type="string">
                <text:p text:style-name="P38"><text:span text:style-name="md-plain"><text:span text:style-name="T19"/></text:span></text:p>
              </table:table-cell>
              <table:table-cell table:style-name="Table19.A1" office:value-type="string">
                <text:p text:style-name="P38"><text:span text:style-name="md-plain"><text:span text:style-name="T19"/></text:span></text:p>
              </table:table-cell>
            </table:table-row>
            <table:table-row table:style-name="Table19.3">
              <table:table-cell table:style-name="Table19.A1" office:value-type="string">
                <text:p text:style-name="P37"><text:span text:style-name="md-plain"><text:span text:style-name="T19"/></text:span></text:p>
              </table:table-cell>
              <table:table-cell table:style-name="Table19.A1" office:value-type="string">
                <text:p text:style-name="P37"><text:span text:style-name="md-plain"><text:span text:style-name="T19"/></text:span></text:p>
              </table:table-cell>
              <table:table-cell table:style-name="Table19.A1" office:value-type="string">
                <text:p text:style-name="P37"><text:span text:style-name="md-plain"><text:span text:style-name="T19"/></text:span></text:p>
              </table:table-cell>
              <table:table-cell table:style-name="Table19.A1" office:value-type="string">
                <text:p text:style-name="P37"><text:span text:style-name="md-plain"><text:span text:style-name="T19"/></text:span></text:p>
              </table:table-cell>
              <table:table-cell table:style-name="Table19.A1" office:value-type="string">
                <text:p text:style-name="P37"><text:span text:style-name="md-plain"><text:span text:style-name="T19"/></text:span></text:p>
              </table:table-cell>
              <table:table-cell table:style-name="Table19.A1" office:value-type="string">
                <text:p text:style-name="P37"><text:span text:style-name="md-plain"><text:span text:style-name="T19"/></text:span></text:p>
              </table:table-cell>
            </table:table-row>
          </table:table>
          <text:p text:style-name="P48"><text:span text:style-name="md-plain"><text:span text:style-name="T40">注意</text:span></text:span><text:span text:style-name="md-plain"><text:span text:style-name="T5">：</text:span></text:span></text:p>
          <text:list xml:id="list2342494962" text:style-name="WWNum12">
            <text:list-item>
              <text:p text:style-name="P132"><text:span text:style-name="md-plain"><text:span text:style-name="T26">ASIL </text:span></text:span><text:span text:style-name="md-plain"><text:span text:style-name="T25">包括：</text:span></text:span><text:span text:style-name="md-plain"><text:span text:style-name="T26">A,B,C,D </text:span></text:span><text:span text:style-name="md-plain"><text:span text:style-name="T25">和 </text:span></text:span><text:span text:style-name="md-plain"><text:span text:style-name="T26">QM(</text:span></text:span><text:span text:style-name="md-plain"><text:span text:style-name="T25">非功能安全，仅质量管控即可</text:span></text:span><text:span text:style-name="md-plain"><text:span text:style-name="T26">)</text:span></text:span></text:p>
            </text:list-item>
            <text:list-item>
              <text:p text:style-name="P132"><text:span text:style-name="md-plain"><text:span text:style-name="T24">Reference Requirements: </text:span></text:span><text:span text:style-name="md-plain"><text:span text:style-name="T23">填写参考的需求序号，并添加超链接</text:span></text:span></text:p>
            </text:list-item>
            <text:list-item>
              <text:p text:style-name="P132"><text:span text:style-name="md-plain"><text:span text:style-name="T24">Dependencies</text:span></text:span><text:span text:style-name="md-plain"><text:span text:style-name="T23">： 填写功能序号</text:span></text:span><text:span text:style-name="md-plain"><text:span text:style-name="T24">(No.)</text:span></text:span></text:p>
            </text:list-item>
          </text:list>
          <text:h text:style-name="P114" text:outline-level="1"><text:bookmark-start text:name="_Toc60851932"/><text:bookmark-start text:name="__RefHeading___Toc4783_1816992782"/><text:bookmark-start text:name="_Toc69210933"/>Constraints<text:bookmark-end text:name="__RefHeading___Toc4783_1816992782"/></text:h>
          <text:p text:style-name="P51"><text:span text:style-name="md-plain"><text:span text:style-name="T21">明确软件系统</text:span></text:span><text:span text:style-name="md-plain"><text:span text:style-name="T22">/</text:span></text:span><text:span text:style-name="md-plain"><text:span text:style-name="T21">项目</text:span></text:span><text:span text:style-name="md-plain"><text:span text:style-name="T22">/</text:span></text:span><text:span text:style-name="md-plain"><text:span text:style-name="T21">产品的约束条件</text:span></text:span><text:span text:style-name="md-plain"><text:span text:style-name="T22">(</text:span></text:span><text:span text:style-name="md-plain"><text:span text:style-name="T21">需求分析的结果也是重要参考之一</text:span></text:span><text:span text:style-name="md-plain"><text:span text:style-name="T22">)</text:span></text:span><text:span text:style-name="md-plain"><text:span text:style-name="T21">，并将因为这些约束条件所做的决策记录下来。这些约束包括但不限于：</text:span></text:span></text:p>
          <text:list xml:id="list1640878082" text:style-name="WWNum13">
            <text:list-item>
              <text:p text:style-name="P133"><text:span text:style-name="md-plain"><text:span text:style-name="T21">时间、预算和资源</text:span></text:span></text:p>
              <text:list>
                <text:list-item>
                  <text:p text:style-name="P134"><text:span text:style-name="md-plain"><text:span text:style-name="T21">时间约束：如系统启动时间的约束等</text:span></text:span></text:p>
                </text:list-item>
                <text:list-item>
                  <text:p text:style-name="P134"><text:span text:style-name="md-plain"><text:span text:style-name="T21">预算约束： 如开发费用预算等</text:span></text:span></text:p>
                </text:list-item>
                <text:list-item>
                  <text:p text:style-name="P134"><text:span text:style-name="md-plain"><text:span text:style-name="T21">资源约束，如：</text:span></text:span></text:p>
                  <text:list>
                    <text:list-item>
                      <text:p text:style-name="P135"><text:span text:style-name="md-plain"><text:span text:style-name="T21">人力资源： 能够投入的人力资源的约束</text:span></text:span></text:p>
                    </text:list-item>
                    <text:list-item>
                      <text:p text:style-name="P135"><text:span text:style-name="md-plain"><text:span text:style-name="T21">硬件资源： 系统</text:span></text:span><text:span text:style-name="md-plain"><text:span text:style-name="T22">/</text:span></text:span><text:span text:style-name="md-plain"><text:span text:style-name="T21">项目</text:span></text:span><text:span text:style-name="md-plain"><text:span text:style-name="T22">/</text:span></text:span><text:span text:style-name="md-plain"><text:span text:style-name="T21">产品所使用的硬件资源的限制与约束</text:span></text:span></text:p>
                      <text:list>
                        <text:list-item>
                          <text:p text:style-name="P136"><text:span text:style-name="md-plain"><text:span text:style-name="T22">CPU</text:span></text:span><text:span text:style-name="md-plain"><text:span text:style-name="T21">资源</text:span></text:span></text:p>
                        </text:list-item>
                        <text:list-item>
                          <text:p text:style-name="P136"><text:span text:style-name="md-plain"><text:span text:style-name="T22">SDRAM</text:span></text:span><text:span text:style-name="md-plain"><text:span text:style-name="T21">资源</text:span></text:span></text:p>
                        </text:list-item>
                        <text:list-item>
                          <text:p text:style-name="P136"><text:span text:style-name="md-plain"><text:span text:style-name="T22">nand/emmc/ufs</text:span></text:span><text:span text:style-name="md-plain"><text:span text:style-name="T21">等存储空间资源</text:span></text:span></text:p>
                        </text:list-item>
                        <text:list-item>
                          <text:p text:style-name="P137"><text:span text:style-name="md-plain"><text:span text:style-name="T22">io</text:span></text:span><text:span text:style-name="md-plain"><text:span text:style-name="T21">口资源等</text:span></text:span></text:p>
                        </text:list-item>
                      </text:list>
                    </text:list-item>
                  </text:list>
                </text:list-item>
              </text:list>
            </text:list-item>
            <text:list-item>
              <text:p text:style-name="P133"><text:span text:style-name="md-plain"><text:span text:style-name="T21">允许使用的技术清单和技术约束</text:span></text:span></text:p>
            </text:list-item>
            <text:list-item>
              <text:p text:style-name="P133"><text:soft-page-break/><text:span text:style-name="md-plain"><text:span text:style-name="T21">已有系统和继承标准</text:span></text:span></text:p>
            </text:list-item>
            <text:list-item>
              <text:p text:style-name="P133"><text:span text:style-name="md-plain"><text:span text:style-name="T21">软件团队的规模</text:span></text:span></text:p>
            </text:list-item>
            <text:list-item>
              <text:p text:style-name="P133"><text:span text:style-name="md-plain"><text:span text:style-name="T21">软件团队的技能配置</text:span></text:span></text:p>
            </text:list-item>
            <text:list-item>
              <text:p text:style-name="P133"><text:span text:style-name="md-plain"><text:span text:style-name="T21">内部知识产权的使用</text:span></text:span></text:p>
            </text:list-item>
            <text:list-item>
              <text:p text:style-name="P133"><text:span text:style-name="md-plain"><text:span text:style-name="T21">政治约束</text:span></text:span></text:p>
            </text:list-item>
            <text:list-item>
              <text:p text:style-name="P133"><text:span text:style-name="md-plain"><text:span text:style-name="T21">标准协议</text:span></text:span></text:p>
            </text:list-item>
            <text:list-item>
              <text:p text:style-name="P133"><text:span text:style-name="md-plain"><text:span text:style-name="T21">标准消息格式</text:span></text:span></text:p>
            </text:list-item>
            <text:list-item>
              <text:p text:style-name="P133"><text:span text:style-name="md-plain"><text:span text:style-name="T21">目标部署平台</text:span></text:span><text:span text:style-name="md-plain"><text:span text:style-name="T22">(</text:span></text:span><text:span text:style-name="md-plain"><text:span text:style-name="T21">如硬件架构等</text:span></text:span><text:span text:style-name="md-plain"><text:span text:style-name="T22">)</text:span></text:span></text:p>
            </text:list-item>
          </text:list>
          <text:p text:style-name="P52"><text:span text:style-name="md-plain"><text:span text:style-name="T21">注意： 软件架构设计的约束或限制，可能来自多个地方，如由利益相关者提出</text:span></text:span><text:span text:style-name="md-plain"><text:span text:style-name="T22">(</text:span></text:span><text:span text:style-name="md-plain"><text:span text:style-name="T21">公司，客户等</text:span></text:span><text:span text:style-name="md-plain"><text:span text:style-name="T22">), </text:span></text:span><text:span text:style-name="md-plain"><text:span text:style-name="T21">软件需求指定， 已有环境</text:span></text:span><text:span text:style-name="md-plain"><text:span text:style-name="T22">(</text:span></text:span><text:span text:style-name="md-plain"><text:span text:style-name="T21">软件</text:span></text:span><text:span text:style-name="md-plain"><text:span text:style-name="T22">/</text:span></text:span><text:span text:style-name="md-plain"><text:span text:style-name="T21">硬件系统环境</text:span></text:span><text:span text:style-name="md-plain"><text:span text:style-name="T22">)</text:span></text:span><text:span text:style-name="md-plain"><text:span text:style-name="T21">限制等</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45"><text:span text:style-name="md-plain"><text:span text:style-name="T39">No.</text:span></text:span></text:p>
              </table:table-cell>
              <table:table-cell table:style-name="Table20.A1" office:value-type="string">
                <text:p text:style-name="P45"><text:span text:style-name="md-plain"><text:span text:style-name="T39">Category</text:span></text:span></text:p>
              </table:table-cell>
              <table:table-cell table:style-name="Table20.A1" office:value-type="string">
                <text:p text:style-name="P45"><text:span text:style-name="md-plain"><text:span text:style-name="T39">Description</text:span></text:span></text:p>
              </table:table-cell>
              <table:table-cell table:style-name="Table20.A1" office:value-type="string">
                <text:p text:style-name="P45"><text:span text:style-name="md-plain"><text:span text:style-name="T39">Source</text:span></text:span></text:p>
              </table:table-cell>
              <table:table-cell table:style-name="Table20.A1" office:value-type="string">
                <text:p text:style-name="P45"><text:span text:style-name="md-plain"><text:span text:style-name="T39">Solution</text:span></text:span></text:p>
              </table:table-cell>
            </table:table-row>
            <table:table-row table:style-name="Table20.1">
              <table:table-cell table:style-name="Table20.A1" office:value-type="string">
                <text:p text:style-name="P49"><text:span text:style-name="md-plain"><text:span text:style-name="T39">1</text:span></text:span></text:p>
              </table:table-cell>
              <table:table-cell table:style-name="Table20.A1" office:value-type="string">
                <text:p text:style-name="P49"><text:span text:style-name="md-plain"><text:span text:style-name="T38">时间约束</text:span></text:span></text:p>
              </table:table-cell>
              <table:table-cell table:style-name="Table20.A1" office:value-type="string">
                <text:p text:style-name="P49"><text:span text:style-name="md-plain"><text:span text:style-name="T39">Cluster </text:span></text:span><text:span text:style-name="md-plain"><text:span text:style-name="T38">启动到</text:span></text:span><text:span text:style-name="md-plain"><text:span text:style-name="T39">ready</text:span></text:span><text:span text:style-name="md-plain"><text:span text:style-name="T38">时间</text:span></text:span><text:span text:style-name="md-plain"><text:span text:style-name="T39">4</text:span></text:span><text:span text:style-name="md-plain"><text:span text:style-name="T38">秒</text:span></text:span></text:p>
              </table:table-cell>
              <table:table-cell table:style-name="Table20.A1" office:value-type="string">
                <text:p text:style-name="P49"><text:span text:style-name="md-plain"><text:span text:style-name="T38">软件需求</text:span></text:span></text:p>
              </table:table-cell>
              <table:table-cell table:style-name="Table20.A1" office:value-type="string">
                <text:p text:style-name="P49"><text:span text:style-name="md-plain"><text:span text:style-name="T38">提高</text:span></text:span><text:span text:style-name="md-plain"><text:span text:style-name="T39">ClusterHMI</text:span></text:span><text:span text:style-name="md-plain"><text:span text:style-name="T38">的启动顺序和进程优先级</text:span></text:span></text:p>
              </table:table-cell>
            </table:table-row>
            <table:table-row table:style-name="Table20.1">
              <table:table-cell table:style-name="Table20.A1" office:value-type="string">
                <text:p text:style-name="P49"><text:span text:style-name="md-plain"><text:span text:style-name="T39">2</text:span></text:span></text:p>
              </table:table-cell>
              <table:table-cell table:style-name="Table20.A1" office:value-type="string">
                <text:p text:style-name="P49"><text:span text:style-name="md-plain"><text:span text:style-name="T38">时间约束</text:span></text:span></text:p>
              </table:table-cell>
              <table:table-cell table:style-name="Table20.A1" office:value-type="string">
                <text:p text:style-name="P49"><text:span text:style-name="md-plain"><text:span text:style-name="T38">中控</text:span></text:span><text:span text:style-name="md-plain"><text:span text:style-name="T39">IVI(android)</text:span></text:span><text:span text:style-name="md-plain"><text:span text:style-name="T38">启动到</text:span></text:span><text:span text:style-name="md-plain"><text:span text:style-name="T39">ready</text:span></text:span><text:span text:style-name="md-plain"><text:span text:style-name="T38">时间</text:span></text:span><text:span text:style-name="md-plain"><text:span text:style-name="T39">15</text:span></text:span><text:span text:style-name="md-plain"><text:span text:style-name="T38">秒</text:span></text:span></text:p>
              </table:table-cell>
              <table:table-cell table:style-name="Table20.A1" office:value-type="string">
                <text:p text:style-name="P49"><text:span text:style-name="md-plain"><text:span text:style-name="T38">软件需求</text:span></text:span></text:p>
              </table:table-cell>
              <table:table-cell table:style-name="Table20.A1" office:value-type="string">
                <text:p text:style-name="P49"><text:span text:style-name="md-plain"><text:span text:style-name="T38">在仪表启动的后半段开始启动中控</text:span></text:span><text:span text:style-name="md-plain"><text:span text:style-name="T39">HMI</text:span></text:span></text:p>
              </table:table-cell>
            </table:table-row>
            <table:table-row table:style-name="Table20.1">
              <table:table-cell table:style-name="Table20.A1" office:value-type="string">
                <text:p text:style-name="P49"><text:span text:style-name="md-plain"><text:span text:style-name="T39">3</text:span></text:span></text:p>
              </table:table-cell>
              <table:table-cell table:style-name="Table20.A1" office:value-type="string">
                <text:p text:style-name="P49"><text:span text:style-name="md-plain"><text:span text:style-name="T38">资源约束</text:span></text:span></text:p>
              </table:table-cell>
              <table:table-cell table:style-name="Table20.A1" office:value-type="string">
                <text:p text:style-name="P49"><text:span text:style-name="md-plain"><text:span text:style-name="T39">RAM</text:span></text:span><text:span text:style-name="md-plain"><text:span text:style-name="T38">占用率峰值不能超过</text:span></text:span><text:span text:style-name="md-plain"><text:span text:style-name="T39">70%</text:span></text:span></text:p>
              </table:table-cell>
              <table:table-cell table:style-name="Table20.A1" office:value-type="string">
                <text:p text:style-name="P49"><text:span text:style-name="md-plain"><text:span text:style-name="T38">软件需求</text:span></text:span></text:p>
              </table:table-cell>
              <table:table-cell table:style-name="Table20.A1" office:value-type="string">
                <text:p text:style-name="P49"><text:span text:style-name="md-plain"><text:span text:style-name="T38">限制每一个容器的</text:span></text:span><text:span text:style-name="md-plain"><text:span text:style-name="T39">ram</text:span></text:span><text:span text:style-name="md-plain"><text:span text:style-name="T38">占用量</text:span></text:span></text:p>
              </table:table-cell>
            </table:table-row>
            <table:table-row table:style-name="Table20.1">
              <table:table-cell table:style-name="Table20.A1" office:value-type="string">
                <text:p text:style-name="P49"><text:span text:style-name="md-plain"><text:span text:style-name="T49"/></text:span></text:p>
              </table:table-cell>
              <table:table-cell table:style-name="Table20.A1" office:value-type="string">
                <text:p text:style-name="P49"><text:span text:style-name="md-plain"><text:span text:style-name="T49"/></text:span></text:p>
              </table:table-cell>
              <table:table-cell table:style-name="Table20.A1" office:value-type="string">
                <text:p text:style-name="P49"><text:span text:style-name="md-plain"><text:span text:style-name="T49"/></text:span></text:p>
              </table:table-cell>
              <table:table-cell table:style-name="Table20.A1" office:value-type="string">
                <text:p text:style-name="P49"><text:span text:style-name="md-plain"><text:span text:style-name="T49"/></text:span></text:p>
              </table:table-cell>
              <table:table-cell table:style-name="Table20.A1" office:value-type="string">
                <text:p text:style-name="P49"><text:span text:style-name="md-plain"><text:span text:style-name="T49"/></text:span></text:p>
              </table:table-cell>
            </table:table-row>
          </table:table>
          <text:h text:style-name="P113" text:outline-level="1"><text:bookmark-start text:name="__RefHeading___Toc4785_1816992782"/>Quality-Attributes<text:bookmark-start text:name="_Toc69210934"/><text:bookmark-start text:name="_Toc60851933"/><text:bookmark-end text:name="__RefHeading___Toc4785_1816992782"/></text:h>
          <text:p text:style-name="P65">根据软件需求以及其他信息来梳理质量属性<text:span text:style-name="T48">(</text:span>非功能性需求<text:span text:style-name="T48">)</text:span>，并将其记录下来，包括的内容：</text:p>
          <text:p text:style-name="P69"/>
          <text:list xml:id="list2732999773" text:style-name="WWNum14">
            <text:list-item>
              <text:p text:style-name="P124">对于架构必须满足的质量属性有哪些？</text:p>
            </text:list-item>
            <text:list-item>
              <text:p text:style-name="P124"><text:soft-page-break/>质量属性是否满足“<text:span text:style-name="T48">SMART”</text:span>原则</text:p>
              <text:list>
                <text:list-item>
                  <text:p text:style-name="P125">具体<text:span text:style-name="T48">(Specific)</text:span>，</text:p>
                </text:list-item>
                <text:list-item>
                  <text:p text:style-name="P125">可衡量<text:span text:style-name="T48">(Measurable)</text:span>，</text:p>
                </text:list-item>
                <text:list-item>
                  <text:p text:style-name="P125">可达成<text:span text:style-name="T48">(Attainable)</text:span>，</text:p>
                </text:list-item>
                <text:list-item>
                  <text:p text:style-name="P125">相关<text:span text:style-name="T48">(Relevant)</text:span>，</text:p>
                </text:list-item>
                <text:list-item>
                  <text:p text:style-name="P125">及时<text:span text:style-name="T48">(Time-bound)</text:span></text:p>
                </text:list-item>
              </text:list>
            </text:list-item>
            <text:list-item>
              <text:p text:style-name="P124">有没有不切实际的质量属性？</text:p>
            </text:list-item>
          </text:list>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01">Quality Attributes</text:p>
              </table:table-cell>
              <table:table-cell table:style-name="Table21.A1" office:value-type="string">
                <text:p text:style-name="P100">Quality Performance Indicator</text:p>
              </table:table-cell>
              <table:table-cell table:style-name="Table21.A1" office:value-type="string">
                <text:p text:style-name="P100">Remarks</text:p>
              </table:table-cell>
            </table:table-row>
            <table:table-row table:style-name="Table21.1">
              <table:table-cell table:style-name="Table21.A1" office:value-type="string">
                <text:p text:style-name="P102">Performance</text:p>
              </table:table-cell>
              <table:table-cell table:style-name="Table21.A1" office:value-type="string">
                <text:p text:style-name="P102"/>
              </table:table-cell>
              <table:table-cell table:style-name="Table21.A1" office:value-type="string">
                <text:p text:style-name="P102"/>
              </table:table-cell>
            </table:table-row>
            <table:table-row table:style-name="Table21.1">
              <table:table-cell table:style-name="Table21.A1" office:value-type="string">
                <text:p text:style-name="P102">Scalability</text:p>
              </table:table-cell>
              <table:table-cell table:style-name="Table21.A1" office:value-type="string">
                <text:p text:style-name="P102"/>
              </table:table-cell>
              <table:table-cell table:style-name="Table21.A1" office:value-type="string">
                <text:p text:style-name="P102"/>
              </table:table-cell>
            </table:table-row>
            <table:table-row table:style-name="Table21.1">
              <table:table-cell table:style-name="Table21.A1" office:value-type="string">
                <text:p text:style-name="P102">Security</text:p>
              </table:table-cell>
              <table:table-cell table:style-name="Table21.A1" office:value-type="string">
                <text:p text:style-name="P102"/>
              </table:table-cell>
              <table:table-cell table:style-name="Table21.A1" office:value-type="string">
                <text:p text:style-name="P102"/>
              </table:table-cell>
            </table:table-row>
            <table:table-row table:style-name="Table21.1">
              <table:table-cell table:style-name="Table21.A1" office:value-type="string">
                <text:p text:style-name="P102">Availability</text:p>
              </table:table-cell>
              <table:table-cell table:style-name="Table21.A1" office:value-type="string">
                <text:p text:style-name="P102"/>
              </table:table-cell>
              <table:table-cell table:style-name="Table21.A1" office:value-type="string">
                <text:p text:style-name="P102"/>
              </table:table-cell>
            </table:table-row>
            <table:table-row table:style-name="Table21.1">
              <table:table-cell table:style-name="Table21.A1" office:value-type="string">
                <text:p text:style-name="P92">Internationalisation</text:p>
              </table:table-cell>
              <table:table-cell table:style-name="Table21.A1" office:value-type="string">
                <text:p text:style-name="P102"/>
              </table:table-cell>
              <table:table-cell table:style-name="Table21.A1" office:value-type="string">
                <text:p text:style-name="P102"/>
              </table:table-cell>
            </table:table-row>
            <table:table-row table:style-name="Table21.1">
              <table:table-cell table:style-name="Table21.A1" office:value-type="string">
                <text:p text:style-name="P92">Localisation</text:p>
              </table:table-cell>
              <table:table-cell table:style-name="Table21.A1" office:value-type="string">
                <text:p text:style-name="P102"/>
              </table:table-cell>
              <table:table-cell table:style-name="Table21.A1" office:value-type="string">
                <text:p text:style-name="P102"/>
              </table:table-cell>
            </table:table-row>
            <table:table-row table:style-name="Table21.8">
              <table:table-cell table:style-name="Table21.A1" office:value-type="string">
                <text:p text:style-name="P93">compatibility</text:p>
              </table:table-cell>
              <table:table-cell table:style-name="Table21.A1" office:value-type="string">
                <text:p text:style-name="P100"/>
              </table:table-cell>
              <table:table-cell table:style-name="Table21.A1" office:value-type="string">
                <text:p text:style-name="P100"/>
              </table:table-cell>
            </table:table-row>
          </table:table>
          <text:h text:style-name="P113" text:outline-level="1"><text:bookmark-start text:name="__RefHeading___Toc4787_1816992782"/>Static-Design<text:bookmark-start text:name="_Toc69210935"/><text:bookmark-start text:name="_Toc608519351"/><text:bookmark-end text:name="__RefHeading___Toc4787_1816992782"/></text:h>
          <text:h text:style-name="P117" text:outline-level="2"><text:bookmark-start text:name="_Toc60851935"/><text:bookmark-start text:name="__RefHeading___Toc4789_1816992782"/><text:bookmark-start text:name="_Toc69210936"/>Architecture pattern<text:bookmark-end text:name="__RefHeading___Toc4789_1816992782"/></text:h>
          <text:p text:style-name="P70">架构模式的选择，如果是分层架构，这里需要将<text:span text:style-name="T48">MCU</text:span>，<text:span text:style-name="T48">SOC</text:span>的各个操作系统的软件分层以表格的方式罗列出来。其顺序为自下而上，序号为<text:span text:style-name="T48">1</text:span>的层为最底层。</text:p>
          <text:h text:style-name="P119" text:outline-level="3"><text:bookmark-start text:name="__RefHeading___Toc4791_1816992782"/><text:s/><text:bookmark-start text:name="_Toc60851936"/><text:bookmark-start text:name="_Toc69210937"/><text:span text:style-name="T48">MCU Software Layering</text:span><text:bookmark-end text:name="__RefHeading___Toc4791_1816992782"/></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95">No.</text:p>
              </table:table-cell>
              <table:table-cell table:style-name="Table22.A1" office:value-type="string">
                <text:p text:style-name="P95">Layer</text:p>
              </table:table-cell>
              <table:table-cell table:style-name="Table22.A1" office:value-type="string">
                <text:p text:style-name="P95">Description</text:p>
              </table:table-cell>
            </table:table-row>
            <table:table-row table:style-name="Table22.1">
              <table:table-cell table:style-name="Table22.A2" office:value-type="string">
                <text:p text:style-name="P96">1</text:p>
              </table:table-cell>
              <table:table-cell table:style-name="Table22.A2" office:value-type="string">
                <text:p text:style-name="P97">FBL</text:p>
              </table:table-cell>
              <table:table-cell table:style-name="Table22.A2" office:value-type="string">
                <text:p text:style-name="P94"><text:span text:style-name="T48">flash boot loader,</text:span>实现微控制器从<text:span text:style-name="T48">flash</text:span>启动的功能</text:p>
              </table:table-cell>
            </table:table-row>
            <table:table-row table:style-name="Table22.1">
              <table:table-cell table:style-name="Table22.A3" office:value-type="string">
                <text:p text:style-name="P96">2</text:p>
              </table:table-cell>
              <table:table-cell table:style-name="Table22.A3" office:value-type="string">
                <text:p text:style-name="P97">BSW</text:p>
              </table:table-cell>
              <table:table-cell table:style-name="Table22.A3" office:value-type="string">
                <text:p text:style-name="P10"><text:span text:style-name="T32">基础服务的抽象和实现</text:span><text:span text:style-name="T33">,</text:span><text:span text:style-name="T32">其内又可分为如下功能划分：</text:span><text:span text:style-name="T34"> </text:span><text:span text:style-name="T33">MCAL: </text:span><text:span text:style-name="T32">微控制器抽象层</text:span><text:span text:style-name="T33">;</text:span></text:p>
                <text:p text:style-name="P10"><text:span text:style-name="T33">ECAL: ECU</text:span><text:span text:style-name="T32">抽象层</text:span><text:span text:style-name="T33">;</text:span><text:span text:style-name="T35"> </text:span></text:p>
                <text:p text:style-name="P10"><text:span text:style-name="T33">Service: </text:span><text:span text:style-name="T32">服务层</text:span><text:span text:style-name="T33">;</text:span><text:span text:style-name="T35"> </text:span></text:p>
                <text:p text:style-name="P94"><text:span text:style-name="T48">CDD: Complex Device Driver,</text:span>复杂设备驱动层</text:p>
              </table:table-cell>
            </table:table-row>
            <table:table-row table:style-name="Table22.1">
              <table:table-cell table:style-name="Table22.A2" office:value-type="string">
                <text:p text:style-name="P96">3</text:p>
              </table:table-cell>
              <table:table-cell table:style-name="Table22.A2" office:value-type="string">
                <text:p text:style-name="P97">RTE</text:p>
              </table:table-cell>
              <table:table-cell table:style-name="Table22.A2" office:value-type="string">
                <text:p text:style-name="P94"><text:span text:style-name="T48">Runtime Environment, </text:span>运行时环境，为应用层提供了通信手段</text:p>
              </table:table-cell>
            </table:table-row>
            <text:soft-page-break/>
            <table:table-row table:style-name="Table22.1">
              <table:table-cell table:style-name="Table22.A3" office:value-type="string">
                <text:p text:style-name="P96">4</text:p>
              </table:table-cell>
              <table:table-cell table:style-name="Table22.A3" office:value-type="string">
                <text:p text:style-name="P97">Application</text:p>
              </table:table-cell>
              <table:table-cell table:style-name="Table22.A3" office:value-type="string">
                <text:p text:style-name="P10"><text:span text:style-name="T32">应用层，实现具体的功能应用，</text:span><text:span text:style-name="T33">Application</text:span><text:span text:style-name="T32">又可细分为一个个</text:span><text:span text:style-name="T34"> </text:span><text:span text:style-name="T32">的</text:span><text:span text:style-name="T33">SWC(Software Component)</text:span></text:p>
              </table:table-cell>
            </table:table-row>
          </table:table>
          <text:p text:style-name="P19"/>
          <text:h text:style-name="P117" text:outline-level="2"><text:bookmark-start text:name="_Toc60851937"/><text:bookmark-start text:name="__RefHeading___Toc4793_1816992782"/><text:bookmark-start text:name="_Toc69210938"/>Container<text:bookmark-end text:name="__RefHeading___Toc4793_1816992782"/></text:h>
          <text:p text:style-name="P70">将 “功能性概览” 部分抽象出的功能组一一映射为一个或多个容器</text:p>
          <text:p text:style-name="P22"/>
          <text:h text:style-name="P121" text:outline-level="3"><text:bookmark-start text:name="_Toc60851938"/><text:bookmark-start text:name="__RefHeading___Toc4795_1816992782"/><text:bookmark-start text:name="_Toc69210939"/>Container-List<text:bookmark-end text:name="__RefHeading___Toc4795_1816992782"/></text:h>
          <text:p text:style-name="P70">将功能组概览表里面的每一个功能组抽象为一个或多个容器，并用表格记录下来。</text:p>
          <text:p text:style-name="P9"><draw:frame draw:style-name="fr1" draw:name="Image4" text:anchor-type="as-char" svg:width="14.51cm" svg:height="2.208cm" draw:z-index="50"><draw:image xlink:href="Pictures/10000000000006E9000000747968314CD4655F34.jpg" xlink:type="simple" xlink:show="embed" xlink:actuate="onLoad" draw:mime-type="image/jpeg"/></draw:frame></text:p>
          <text:p text:style-name="P70">需要创建一个 <text:s/><text:span text:style-name="T48">XXX Container BOM.xlsx </text:span>的文件，记录抽象出来的容器，并在这里引用。</text:p>
          <text:h text:style-name="P120" text:outline-level="3"><text:bookmark-start text:name="__RefHeading___Toc4797_1816992782"/><text:s/><text:bookmark-start text:name="_Toc60851939"/><text:bookmark-start text:name="_Toc69210940"/><text:span text:style-name="T48">Container-Diagram</text:span><text:bookmark-end text:name="__RefHeading___Toc4797_1816992782"/></text:h>
          <text:p text:style-name="P73">一张或多张容器图</text:p>
          <text:p text:style-name="P22"/>
          <text:h text:style-name="P120" text:outline-level="3"><text:bookmark-start text:name="__RefHeading___Toc4799_1816992782"/><text:s/><text:bookmark-start text:name="_Toc60851940"/><text:bookmark-start text:name="_Toc69210941"/><text:span text:style-name="T48">Interface-Design</text:span><text:bookmark-end text:name="__RefHeading___Toc4799_1816992782"/></text:h>
          <text:p text:style-name="P70">根据软件需求，功能组划分以及容器职责设计每个容器的对外接口。 并将这些接口以表格的方式记录下来。这里以容器为单位，因此一个容器就对应一个接口表格。</text:p>
          <text:h text:style-name="P123" text:outline-level="4"><text:bookmark-start text:name="__RefHeading___Toc4801_1816992782"/><text:s/><text:span text:style-name="T48">Interface for XXX Container</text:span><text:bookmark-end text:name="__RefHeading___Toc4801_1816992782"/></text:h>
          <text:p text:style-name="P87">容器接口表</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100">Name</text:p>
              </table:table-cell>
              <table:table-cell table:style-name="Table23.A1" office:value-type="string">
                <text:p text:style-name="P100">ASIL</text:p>
              </table:table-cell>
              <table:table-cell table:style-name="Table23.A1" office:value-type="string">
                <text:p text:style-name="P100">Responsibility</text:p>
              </table:table-cell>
              <table:table-cell table:style-name="Table23.A1" office:value-type="string">
                <text:p text:style-name="P100">worst case time</text:p>
              </table:table-cell>
            </table:table-row>
            <table:table-row table:style-name="Table23.1">
              <table:table-cell table:style-name="Table23.A1" office:value-type="string">
                <text:p text:style-name="P91"/>
              </table:table-cell>
              <table:table-cell table:style-name="Table23.A1" office:value-type="string">
                <text:p text:style-name="P91"/>
              </table:table-cell>
              <table:table-cell table:style-name="Table23.A1" office:value-type="string">
                <text:p text:style-name="P91"/>
              </table:table-cell>
              <table:table-cell table:style-name="Table23.A1" office:value-type="string">
                <text:p text:style-name="P91"/>
              </table:table-cell>
            </table:table-row>
            <table:table-row table:style-name="Table23.1">
              <table:table-cell table:style-name="Table23.A1" office:value-type="string">
                <text:p text:style-name="P91"/>
              </table:table-cell>
              <table:table-cell table:style-name="Table23.A1" office:value-type="string">
                <text:p text:style-name="P91"/>
              </table:table-cell>
              <table:table-cell table:style-name="Table23.A1" office:value-type="string">
                <text:p text:style-name="P91"/>
              </table:table-cell>
              <table:table-cell table:style-name="Table23.A1" office:value-type="string">
                <text:p text:style-name="P91"/>
              </table:table-cell>
            </table:table-row>
            <table:table-row table:style-name="Table23.1">
              <table:table-cell table:style-name="Table23.A1" office:value-type="string">
                <text:p text:style-name="P42"/>
              </table:table-cell>
              <table:table-cell table:style-name="Table23.A1" office:value-type="string">
                <text:p text:style-name="P42"/>
              </table:table-cell>
              <table:table-cell table:style-name="Table23.A1" office:value-type="string">
                <text:p text:style-name="P42"/>
              </table:table-cell>
              <table:table-cell table:style-name="Table23.A1" office:value-type="string">
                <text:p text:style-name="P42"/>
              </table:table-cell>
            </table:table-row>
          </table:table>
          <text:list xml:id="list175423326900481" text:continue-list="list2342494962" text:style-name="WWNum12">
            <text:list-item>
              <text:p text:style-name="P138"><text:span text:style-name="T41">注意：</text:span><text:span text:style-name="md-plain"><text:span text:style-name="T26">ASIL </text:span></text:span><text:span text:style-name="md-plain"><text:span text:style-name="T25">包括：</text:span></text:span><text:span text:style-name="md-plain"><text:span text:style-name="T26">A,B,C,D </text:span></text:span><text:span text:style-name="md-plain"><text:span text:style-name="T25">和 </text:span></text:span><text:span text:style-name="md-plain"><text:span text:style-name="T26">QM(</text:span></text:span><text:span text:style-name="md-plain"><text:span text:style-name="T25">非功能安全，仅质量管控即可</text:span></text:span><text:span text:style-name="md-plain"><text:span text:style-name="T26">)</text:span></text:span></text:p>
            </text:list-item>
          </text:list>
          <text:p text:style-name="P44"/>
          <text:h text:style-name="P117" text:outline-level="2"><text:bookmark-start text:name="_Toc60851941"/><text:bookmark-start text:name="__RefHeading___Toc4803_1816992782"/><text:bookmark-start text:name="_Toc69210942"/><text:soft-page-break/>Structure<text:bookmark-end text:name="__RefHeading___Toc4803_1816992782"/></text:h>
          <text:p text:style-name="P70">绘制软件系统的层次结构图，如果有需要添加硬件框图</text:p>
          <text:h text:style-name="P112" text:outline-level="1"><text:bookmark-start text:name="_Toc60851942"/><text:bookmark-start text:name="__RefHeading___Toc4805_1816992782"/><text:bookmark-start text:name="_Toc69210943"/>Dynamic-Design<text:bookmark-end text:name="__RefHeading___Toc4805_1816992782"/></text:h>
          <text:p text:style-name="P70">设计软件系统的动态逻辑行为</text:p>
          <text:h text:style-name="P117" text:outline-level="2"><text:bookmark-start text:name="_Toc60851943"/><text:bookmark-start text:name="__RefHeading___Toc4807_1816992782"/><text:bookmark-start text:name="_Toc69210944"/>Control Flow Analysis<text:bookmark-end text:name="__RefHeading___Toc4807_1816992782"/></text:h>
          <text:p text:style-name="P70">这一小步主要是梳理软件系统级或者某些贯穿这个软件系统的功能组<text:span text:style-name="T48">(</text:span>如音源切换，电源管理等<text:span text:style-name="T48">)</text:span>的控制流，并根据《软件总体架构设计指南》中控制流分析的章节，绘制控制流图。</text:p>
          <text:h text:style-name="P117" text:outline-level="2"><text:bookmark-start text:name="_Toc60851944"/><text:bookmark-start text:name="__RefHeading___Toc4809_1816992782"/><text:bookmark-start text:name="_Toc69210945"/>State Analysis<text:bookmark-end text:name="__RefHeading___Toc4809_1816992782"/></text:h>
          <text:p text:style-name="P70">这一小步是梳理关系到整个软件系统级别<text:span text:style-name="T48">(</text:span>如软件系统运行的几种模式切换等<text:span text:style-name="T48">)</text:span>的状态切换图。</text:p>
          <text:h text:style-name="P117" text:outline-level="2"><text:bookmark-start text:name="_Toc60851945"/><text:bookmark-start text:name="__RefHeading___Toc4811_1816992782"/><text:bookmark-start text:name="_Toc69210946"/>Data Flow Analysis<text:bookmark-end text:name="__RefHeading___Toc4811_1816992782"/></text:h>
          <text:p text:style-name="P70">这一步是梳理软件系统中的数据流向，如容器与容器之间的数据流向， 容器与外界， 容器与使用者之间的数据流向。</text:p>
          <text:h text:style-name="P112" text:outline-level="1"><text:bookmark-start text:name="_Toc60851946"/><text:bookmark-start text:name="__RefHeading___Toc4813_1816992782"/><text:bookmark-start text:name="_Toc69210947"/>Deployment<text:bookmark-end text:name="__RefHeading___Toc4813_1816992782"/></text:h>
          <text:p text:style-name="P70">确保架构师理解脱离开发环境之后软件将会如何工作的，他需要回答：</text:p>
          <text:list xml:id="list547106140" text:style-name="WWNum15">
            <text:list-item>
              <text:p text:style-name="P126">软件安装在哪里？</text:p>
            </text:list-item>
            <text:list-item>
              <text:p text:style-name="P126">配置要怎么做？</text:p>
            </text:list-item>
            <text:list-item>
              <text:p text:style-name="P126">硬件的资源如何分配的？</text:p>
            </text:list-item>
            <text:list-item>
              <text:p text:style-name="P126">错误和信息记录在哪里？</text:p>
            </text:list-item>
            <text:list-item>
              <text:p text:style-name="P126">存储区是如何分区的？</text:p>
            </text:list-item>
            <text:list-item>
              <text:p text:style-name="P126">如何实现软件或系统升级<text:span text:style-name="T48">(OTA, FOTA</text:span>等<text:span text:style-name="T48">)</text:span>？</text:p>
            </text:list-item>
          </text:list>
          <text:h text:style-name="P117" text:outline-level="2"><text:bookmark-start text:name="_Toc60851947"/><text:bookmark-start text:name="__RefHeading___Toc4815_1816992782"/><text:bookmark-start text:name="_Toc69210948"/>Hardware-Resource<text:bookmark-end text:name="__RefHeading___Toc4815_1816992782"/></text:h>
          <table:table table:name="Table24" table:style-name="Table24">
            <table:table-column table:style-name="Table24.A" table:number-columns-repeated="4"/>
            <table:table-row table:style-name="Table24.1">
              <table:table-cell table:style-name="Table24.A1" office:value-type="string">
                <text:p text:style-name="P100">Name</text:p>
              </table:table-cell>
              <table:table-cell table:style-name="Table24.A1" office:value-type="string">
                <text:p text:style-name="P100">Type</text:p>
              </table:table-cell>
              <table:table-cell table:style-name="Table24.A1" office:value-type="string">
                <text:p text:style-name="P100">Parameter</text:p>
              </table:table-cell>
              <table:table-cell table:style-name="Table24.A1" office:value-type="string">
                <text:p text:style-name="P100">Remarks</text:p>
              </table:table-cell>
            </table:table-row>
            <table:table-row table:style-name="Table24.1">
              <table:table-cell table:style-name="Table24.A1" office:value-type="string">
                <text:p text:style-name="P19"/>
              </table:table-cell>
              <table:table-cell table:style-name="Table24.A1" office:value-type="string">
                <text:p text:style-name="P19"/>
              </table:table-cell>
              <table:table-cell table:style-name="Table24.A1" office:value-type="string">
                <text:p text:style-name="P19"/>
              </table:table-cell>
              <table:table-cell table:style-name="Table24.A1" office:value-type="string">
                <text:p text:style-name="P19"/>
              </table:table-cell>
            </table:table-row>
            <table:table-row table:style-name="Table24.1">
              <table:table-cell table:style-name="Table24.A1" office:value-type="string">
                <text:p text:style-name="P19"/>
              </table:table-cell>
              <table:table-cell table:style-name="Table24.A1" office:value-type="string">
                <text:p text:style-name="P19"/>
              </table:table-cell>
              <table:table-cell table:style-name="Table24.A1" office:value-type="string">
                <text:p text:style-name="P19"/>
              </table:table-cell>
              <table:table-cell table:style-name="Table24.A1" office:value-type="string">
                <text:p text:style-name="P19"/>
              </table:table-cell>
            </table:table-row>
            <table:table-row table:style-name="Table24.1">
              <table:table-cell table:style-name="Table24.A1" office:value-type="string">
                <text:p text:style-name="P19"/>
              </table:table-cell>
              <table:table-cell table:style-name="Table24.A1" office:value-type="string">
                <text:p text:style-name="P19"/>
              </table:table-cell>
              <table:table-cell table:style-name="Table24.A1" office:value-type="string">
                <text:p text:style-name="P19"/>
              </table:table-cell>
              <table:table-cell table:style-name="Table24.A1" office:value-type="string">
                <text:p text:style-name="P19"/>
              </table:table-cell>
            </table:table-row>
          </table:table>
          <text:p text:style-name="P19"><text:soft-page-break/></text:p>
          <text:h text:style-name="P117" text:outline-level="2"><text:bookmark-start text:name="_Toc60851948"/><text:bookmark-start text:name="__RefHeading___Toc4817_1816992782"/><text:bookmark-start text:name="_Toc69210949"/>Storage-Partition<text:bookmark-end text:name="__RefHeading___Toc4817_1816992782"/></text:h>
          <table:table table:name="Table25" table:style-name="Table25">
            <table:table-column table:style-name="Table25.A" table:number-columns-repeated="4"/>
            <table:table-column table:style-name="Table25.E"/>
            <table:table-row table:style-name="Table25.1">
              <table:table-cell table:style-name="Table25.A1" office:value-type="string">
                <text:p text:style-name="P100">No.</text:p>
              </table:table-cell>
              <table:table-cell table:style-name="Table25.A1" office:value-type="string">
                <text:p text:style-name="P100">Name</text:p>
              </table:table-cell>
              <table:table-cell table:style-name="Table25.A1" office:value-type="string">
                <text:p text:style-name="P100">Type/Format</text:p>
              </table:table-cell>
              <table:table-cell table:style-name="Table25.A1" office:value-type="string">
                <text:p text:style-name="P100">Size</text:p>
              </table:table-cell>
              <table:table-cell table:style-name="Table25.A1" office:value-type="string">
                <text:p text:style-name="P100">Description</text:p>
              </table:table-cell>
            </table:table-row>
            <table:table-row table:style-name="Table25.1">
              <table:table-cell table:style-name="Table25.A1" office:value-type="string">
                <text:p text:style-name="P19"/>
              </table:table-cell>
              <table:table-cell table:style-name="Table25.A1" office:value-type="string">
                <text:p text:style-name="P19"/>
              </table:table-cell>
              <table:table-cell table:style-name="Table25.A1" office:value-type="string">
                <text:p text:style-name="P19"/>
              </table:table-cell>
              <table:table-cell table:style-name="Table25.A1" office:value-type="string">
                <text:p text:style-name="P19"/>
              </table:table-cell>
              <table:table-cell table:style-name="Table25.A1" office:value-type="string">
                <text:p text:style-name="P19"/>
              </table:table-cell>
            </table:table-row>
            <table:table-row table:style-name="Table25.1">
              <table:table-cell table:style-name="Table25.A1" office:value-type="string">
                <text:p text:style-name="P19"/>
              </table:table-cell>
              <table:table-cell table:style-name="Table25.A1" office:value-type="string">
                <text:p text:style-name="P19"/>
              </table:table-cell>
              <table:table-cell table:style-name="Table25.A1" office:value-type="string">
                <text:p text:style-name="P19"/>
              </table:table-cell>
              <table:table-cell table:style-name="Table25.A1" office:value-type="string">
                <text:p text:style-name="P19"/>
              </table:table-cell>
              <table:table-cell table:style-name="Table25.A1" office:value-type="string">
                <text:p text:style-name="P19"/>
              </table:table-cell>
            </table:table-row>
            <table:table-row table:style-name="Table25.1">
              <table:table-cell table:style-name="Table25.A1" office:value-type="string">
                <text:p text:style-name="P19"/>
              </table:table-cell>
              <table:table-cell table:style-name="Table25.A1" office:value-type="string">
                <text:p text:style-name="P19"/>
              </table:table-cell>
              <table:table-cell table:style-name="Table25.A1" office:value-type="string">
                <text:p text:style-name="P19"/>
              </table:table-cell>
              <table:table-cell table:style-name="Table25.A1" office:value-type="string">
                <text:p text:style-name="P19"/>
              </table:table-cell>
              <table:table-cell table:style-name="Table25.A1" office:value-type="string">
                <text:p text:style-name="P19"/>
              </table:table-cell>
            </table:table-row>
          </table:table>
          <text:p text:style-name="P19"/>
          <text:h text:style-name="P117" text:outline-level="2"><text:bookmark-start text:name="_Toc60851949"/><text:bookmark-start text:name="__RefHeading___Toc4819_1816992782"/><text:bookmark-start text:name="_Toc69210950"/>Configure-Solution<text:bookmark-end text:name="__RefHeading___Toc4819_1816992782"/></text:h>
          <table:table table:name="Table26" table:style-name="Table26">
            <table:table-column table:style-name="Table26.A"/>
            <table:table-column table:style-name="Table26.B"/>
            <table:table-column table:style-name="Table26.C" table:number-columns-repeated="2"/>
            <table:table-column table:style-name="Table26.E"/>
            <table:table-row table:style-name="Table26.1">
              <table:table-cell table:style-name="Table26.A1" office:value-type="string">
                <text:p text:style-name="P100">Module Name</text:p>
              </table:table-cell>
              <table:table-cell table:style-name="Table26.A1" office:value-type="string">
                <text:p text:style-name="P100">Mode</text:p>
              </table:table-cell>
              <table:table-cell table:style-name="Table26.A1" office:value-type="string">
                <text:p text:style-name="P100">File Name</text:p>
              </table:table-cell>
              <table:table-cell table:style-name="Table26.A1" office:value-type="string">
                <text:p text:style-name="P100">File Format</text:p>
              </table:table-cell>
              <table:table-cell table:style-name="Table26.A1" office:value-type="string">
                <text:p text:style-name="P100">Storage Path</text:p>
              </table:table-cell>
            </table:table-row>
            <table:table-row table:style-name="Table26.1">
              <table:table-cell table:style-name="Table26.A1" office:value-type="string">
                <text:p text:style-name="P19"/>
              </table:table-cell>
              <table:table-cell table:style-name="Table26.A1" office:value-type="string">
                <text:p text:style-name="P19"/>
              </table:table-cell>
              <table:table-cell table:style-name="Table26.A1" office:value-type="string">
                <text:p text:style-name="P19"/>
              </table:table-cell>
              <table:table-cell table:style-name="Table26.A1" office:value-type="string">
                <text:p text:style-name="P19"/>
              </table:table-cell>
              <table:table-cell table:style-name="Table26.A1" office:value-type="string">
                <text:p text:style-name="P19"/>
              </table:table-cell>
            </table:table-row>
            <table:table-row table:style-name="Table26.1">
              <table:table-cell table:style-name="Table26.A1" office:value-type="string">
                <text:p text:style-name="P19"/>
              </table:table-cell>
              <table:table-cell table:style-name="Table26.A1" office:value-type="string">
                <text:p text:style-name="P19"/>
              </table:table-cell>
              <table:table-cell table:style-name="Table26.A1" office:value-type="string">
                <text:p text:style-name="P19"/>
              </table:table-cell>
              <table:table-cell table:style-name="Table26.A1" office:value-type="string">
                <text:p text:style-name="P19"/>
              </table:table-cell>
              <table:table-cell table:style-name="Table26.A1" office:value-type="string">
                <text:p text:style-name="P19"/>
              </table:table-cell>
            </table:table-row>
            <table:table-row table:style-name="Table26.1">
              <table:table-cell table:style-name="Table26.A1" office:value-type="string">
                <text:p text:style-name="P19"/>
              </table:table-cell>
              <table:table-cell table:style-name="Table26.A1" office:value-type="string">
                <text:p text:style-name="P19"/>
              </table:table-cell>
              <table:table-cell table:style-name="Table26.A1" office:value-type="string">
                <text:p text:style-name="P19"/>
              </table:table-cell>
              <table:table-cell table:style-name="Table26.A1" office:value-type="string">
                <text:p text:style-name="P19"/>
              </table:table-cell>
              <table:table-cell table:style-name="Table26.A1" office:value-type="string">
                <text:p text:style-name="P19"/>
              </table:table-cell>
            </table:table-row>
          </table:table>
          <text:h text:style-name="P117" text:outline-level="2"><text:bookmark-start text:name="__RefHeading___Toc4821_1816992782"/>Upgrade-Solution<text:bookmark-start text:name="_Toc69210951"/><text:bookmark-start text:name="_Toc608519511"/><text:bookmark-end text:name="__RefHeading___Toc4821_1816992782"/></text:h>
          <text:p text:style-name="P70">软件系统升级方案？</text:p>
          <text:h text:style-name="P117" text:outline-level="2"><text:bookmark-start text:name="_Toc60851951"/><text:bookmark-start text:name="__RefHeading___Toc4823_1816992782"/><text:bookmark-start text:name="_Toc69210952"/>Debug&amp;Maintain-Solution<text:bookmark-end text:name="__RefHeading___Toc4823_1816992782"/></text:h>
          <text:p text:style-name="P70">这一小步是需要明确，用于开发和维护人员的调试手段，以及软件系统中错误和信息记录记录在哪里<text:span text:style-name="T48">(</text:span>哪个目录，哪个分区等<text:span text:style-name="T48">)</text:span>。</text:p>
          <text:h text:style-name="P117" text:outline-level="2"><text:bookmark-start text:name="_Toc60851952"/><text:bookmark-start text:name="__RefHeading___Toc4825_1816992782"/><text:bookmark-start text:name="_Toc69210953"/>Deployment-Solution<text:bookmark-end text:name="__RefHeading___Toc4825_1816992782"/></text:h>
          <text:h text:style-name="P120" text:outline-level="3"><text:bookmark-start text:name="__RefHeading___Toc4827_1816992782"/><text:s/><text:bookmark-start text:name="_Toc69210954"/><text:span text:style-name="T48">Container Deployment</text:span><text:bookmark-end text:name="__RefHeading___Toc4827_1816992782"/></text:h>
          <text:p text:style-name="P22"/>
          <table:table table:name="Table27" table:style-name="Table27">
            <table:table-column table:style-name="Table27.A"/>
            <table:table-column table:style-name="Table27.B"/>
            <table:table-column table:style-name="Table27.C"/>
            <table:table-column table:style-name="Table27.D"/>
            <table:table-column table:style-name="Table27.E"/>
            <table:table-row table:style-name="Table27.1">
              <table:table-cell table:style-name="Table27.A1" office:value-type="string">
                <text:p text:style-name="P100">Container Name</text:p>
              </table:table-cell>
              <table:table-cell table:style-name="Table27.A1" office:value-type="string">
                <text:p text:style-name="P100">Mode</text:p>
              </table:table-cell>
              <table:table-cell table:style-name="Table27.A1" office:value-type="string">
                <text:p text:style-name="P100">Hardware Area</text:p>
              </table:table-cell>
              <table:table-cell table:style-name="Table27.A1" office:value-type="string">
                <text:p text:style-name="P100">Operation System</text:p>
              </table:table-cell>
              <table:table-cell table:style-name="Table27.A1" office:value-type="string">
                <text:p text:style-name="P100">Location/Path</text:p>
              </table:table-cell>
            </table:table-row>
            <table:table-row table:style-name="Table27.1">
              <table:table-cell table:style-name="Table27.A1" office:value-type="string">
                <text:p text:style-name="P19"/>
              </table:table-cell>
              <table:table-cell table:style-name="Table27.A1" office:value-type="string">
                <text:p text:style-name="P19"/>
              </table:table-cell>
              <table:table-cell table:style-name="Table27.A1" office:value-type="string">
                <text:p text:style-name="P19"/>
              </table:table-cell>
              <table:table-cell table:style-name="Table27.A1" office:value-type="string">
                <text:p text:style-name="P19"/>
              </table:table-cell>
              <table:table-cell table:style-name="Table27.A1" office:value-type="string">
                <text:p text:style-name="P19"/>
              </table:table-cell>
            </table:table-row>
            <table:table-row table:style-name="Table27.1">
              <table:table-cell table:style-name="Table27.A1" office:value-type="string">
                <text:p text:style-name="P19"/>
              </table:table-cell>
              <table:table-cell table:style-name="Table27.A1" office:value-type="string">
                <text:p text:style-name="P19"/>
              </table:table-cell>
              <table:table-cell table:style-name="Table27.A1" office:value-type="string">
                <text:p text:style-name="P19"/>
              </table:table-cell>
              <table:table-cell table:style-name="Table27.A1" office:value-type="string">
                <text:p text:style-name="P19"/>
              </table:table-cell>
              <table:table-cell table:style-name="Table27.A1" office:value-type="string">
                <text:p text:style-name="P19"/>
              </table:table-cell>
            </table:table-row>
            <table:table-row table:style-name="Table27.1">
              <table:table-cell table:style-name="Table27.A1" office:value-type="string">
                <text:p text:style-name="P19"/>
              </table:table-cell>
              <table:table-cell table:style-name="Table27.A1" office:value-type="string">
                <text:p text:style-name="P19"/>
              </table:table-cell>
              <table:table-cell table:style-name="Table27.A1" office:value-type="string">
                <text:p text:style-name="P19"/>
              </table:table-cell>
              <table:table-cell table:style-name="Table27.A1" office:value-type="string">
                <text:p text:style-name="P19"/>
              </table:table-cell>
              <table:table-cell table:style-name="Table27.A1" office:value-type="string">
                <text:p text:style-name="P19"/>
              </table:table-cell>
            </table:table-row>
          </table:table>
          <text:p text:style-name="P47"><text:span text:style-name="md-plain"><text:span text:style-name="T42">注意：</text:span></text:span><text:span text:style-name="md-plain"><text:span text:style-name="T37">Mode </text:span></text:span><text:span text:style-name="md-plain"><text:span text:style-name="T36">包括</text:span></text:span><text:span text:style-name="md-plain"><text:span text:style-name="T37">: <text:s/>Programming(</text:span></text:span><text:span text:style-name="md-plain"><text:span text:style-name="T36">烧录</text:span></text:span><text:span text:style-name="md-plain"><text:span text:style-name="T37">)</text:span></text:span><text:span text:style-name="md-plain"><text:span text:style-name="T36">，</text:span></text:span><text:span text:style-name="md-plain"><text:span text:style-name="T37">Install(</text:span></text:span><text:span text:style-name="md-plain"><text:span text:style-name="T36">安装</text:span></text:span><text:span text:style-name="md-plain"><text:span text:style-name="T37">)</text:span></text:span><text:span text:style-name="md-plain"><text:span text:style-name="T36">，</text:span></text:span><text:span text:style-name="md-plain"><text:span text:style-name="T37">Builtin(</text:span></text:span><text:span text:style-name="md-plain"><text:span text:style-name="T36">内置</text:span></text:span><text:span text:style-name="md-plain"><text:span text:style-name="T37">)</text:span></text:span><text:span text:style-name="md-plain"><text:span text:style-name="T36">或者使用部署图展示</text:span></text:span></text:p>
          <text:h text:style-name="P120" text:outline-level="3"><text:bookmark-start text:name="__RefHeading___Toc4829_1816992782"/><text:soft-page-break/><text:s/><text:bookmark-start text:name="_Toc69210955"/><text:span text:style-name="T48">Other Module Deployment</text:span><text:bookmark-end text:name="__RefHeading___Toc4829_1816992782"/></text:h>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office:value-type="string">
                <text:p text:style-name="P102">Module Name</text:p>
              </table:table-cell>
              <table:table-cell table:style-name="Table28.A1" office:value-type="string">
                <text:p text:style-name="P102">Mode</text:p>
              </table:table-cell>
              <table:table-cell table:style-name="Table28.A1" office:value-type="string">
                <text:p text:style-name="P102">Hardware Area</text:p>
              </table:table-cell>
              <table:table-cell table:style-name="Table28.A1" office:value-type="string">
                <text:p text:style-name="P102">Operation System</text:p>
              </table:table-cell>
              <table:table-cell table:style-name="Table28.A1" office:value-type="string">
                <text:p text:style-name="P102">Location/Path</text:p>
              </table:table-cell>
            </table:table-row>
            <table:table-row table:style-name="Table28.1">
              <table:table-cell table:style-name="Table28.A1" office:value-type="string">
                <text:p text:style-name="P19"/>
              </table:table-cell>
              <table:table-cell table:style-name="Table28.A1" office:value-type="string">
                <text:p text:style-name="P19"/>
              </table:table-cell>
              <table:table-cell table:style-name="Table28.A1" office:value-type="string">
                <text:p text:style-name="P19"/>
              </table:table-cell>
              <table:table-cell table:style-name="Table28.A1" office:value-type="string">
                <text:p text:style-name="P19"/>
              </table:table-cell>
              <table:table-cell table:style-name="Table28.A1" office:value-type="string">
                <text:p text:style-name="P19"/>
              </table:table-cell>
            </table:table-row>
            <table:table-row table:style-name="Table28.1">
              <table:table-cell table:style-name="Table28.A1" office:value-type="string">
                <text:p text:style-name="P19"/>
              </table:table-cell>
              <table:table-cell table:style-name="Table28.A1" office:value-type="string">
                <text:p text:style-name="P19"/>
              </table:table-cell>
              <table:table-cell table:style-name="Table28.A1" office:value-type="string">
                <text:p text:style-name="P19"/>
              </table:table-cell>
              <table:table-cell table:style-name="Table28.A1" office:value-type="string">
                <text:p text:style-name="P19"/>
              </table:table-cell>
              <table:table-cell table:style-name="Table28.A1" office:value-type="string">
                <text:p text:style-name="P19"/>
              </table:table-cell>
            </table:table-row>
            <table:table-row table:style-name="Table28.1">
              <table:table-cell table:style-name="Table28.A1" office:value-type="string">
                <text:p text:style-name="P19"/>
              </table:table-cell>
              <table:table-cell table:style-name="Table28.A1" office:value-type="string">
                <text:p text:style-name="P19"/>
              </table:table-cell>
              <table:table-cell table:style-name="Table28.A1" office:value-type="string">
                <text:p text:style-name="P19"/>
              </table:table-cell>
              <table:table-cell table:style-name="Table28.A1" office:value-type="string">
                <text:p text:style-name="P19"/>
              </table:table-cell>
              <table:table-cell table:style-name="Table28.A1" office:value-type="string">
                <text:p text:style-name="P19"/>
              </table:table-cell>
            </table:table-row>
          </table:table>
          <text:p text:style-name="P47"><text:span text:style-name="md-plain"><text:span text:style-name="T42">注意：</text:span></text:span><text:span text:style-name="md-plain"><text:span text:style-name="T37">Mode </text:span></text:span><text:span text:style-name="md-plain"><text:span text:style-name="T36">包括</text:span></text:span><text:span text:style-name="md-plain"><text:span text:style-name="T37">: <text:s/>Programming(</text:span></text:span><text:span text:style-name="md-plain"><text:span text:style-name="T36">烧录</text:span></text:span><text:span text:style-name="md-plain"><text:span text:style-name="T37">)</text:span></text:span><text:span text:style-name="md-plain"><text:span text:style-name="T36">，</text:span></text:span><text:span text:style-name="md-plain"><text:span text:style-name="T37">Install(</text:span></text:span><text:span text:style-name="md-plain"><text:span text:style-name="T36">安装</text:span></text:span><text:span text:style-name="md-plain"><text:span text:style-name="T37">)</text:span></text:span><text:span text:style-name="md-plain"><text:span text:style-name="T36">，</text:span></text:span><text:span text:style-name="md-plain"><text:span text:style-name="T37">Builtin(</text:span></text:span><text:span text:style-name="md-plain"><text:span text:style-name="T36">内置</text:span></text:span><text:span text:style-name="md-plain"><text:span text:style-name="T37">)</text:span></text:span><text:span text:style-name="md-plain"><text:span text:style-name="T36">或者使用部署图展示</text:span></text:span></text:p>
          <text:h text:style-name="P115" text:outline-level="1"><text:bookmark-start text:name="__RefHeading___Toc4831_1816992782"/>Design Decisions<text:bookmark-end text:name="__RefHeading___Toc4831_1816992782"/></text:h>
          <text:list xml:id="list1421369588" text:style-name="WWNum16">
            <text:list-item>
              <text:p text:style-name="P127">内容：对于软件（系统）架构关键的决策（多方案对比形式），度量的维度，含且不局限于重要性、关键性、风险性等，同时需简述原理。</text:p>
            </text:list-item>
            <text:list-item>
              <text:p text:style-name="P127">动机：通过阅读本章节，使读者能够理解、并追溯软件（系统）的关键决策。</text:p>
            </text:list-item>
            <text:list-item>
              <text:p text:style-name="P127">形式（至少包含一项）：</text:p>
              <text:list>
                <text:list-item>
                  <text:p text:style-name="P128">多方案的对比图、表，需含关键维度及可能导致的结果等可度量目标。</text:p>
                </text:list-item>
                <text:list-item>
                  <text:p text:style-name="P128">复杂方案决策，需单独罗列章节阐述（可援引章节<text:span text:style-name="T48">6</text:span>、<text:span text:style-name="T48">7</text:span>、<text:span text:style-name="T48">8</text:span>）。</text:p>
                </text:list-item>
                <text:list-item>
                  <text:p text:style-name="P128">决策的记录，内容可为会议纪要、小组讨论纪要等（形式可为内部系统链接、文字、图片等）。</text:p>
                </text:list-item>
              </text:list>
            </text:list-item>
            <text:list-item>
              <text:p text:style-name="P127">样例：</text:p>
            </text:list-item>
          </text:list>
          <text:h text:style-name="P118" text:outline-level="2"><text:bookmark-start text:name="__RefHeading___Toc4833_1816992782"/>V3.5 HUT Ram Expansion<text:bookmark-end text:name="__RefHeading___Toc4833_1816992782"/></text:h>
          <text:h text:style-name="P121" text:outline-level="3"><text:bookmark-start text:name="__RefHeading___Toc4835_1816992782"/>Problem Background<text:bookmark-end text:name="__RefHeading___Toc4835_1816992782"/></text:h>
          <text:p text:style-name="P74">引入多个的特色功能，如：高精地图、语音、游戏、人脸识别等等，都是资源敏感性功能，进程在运行之初会一次性将地图数据、模型数据、语音数据、机器学习样本库等资源载入系统，并且部分进程将常驻内存，因此新特性对内存要求较高。后续实际运行过程中，可能有卡顿的风险。软件部提议内存升级 <text:span text:style-name="T48">DDR 12G→16G</text:span>；系统部提议 <text:span text:style-name="T48">UFS 64G→128G or 256G</text:span>。</text:p>
          <text:h text:style-name="P121" text:outline-level="3"><text:bookmark-start text:name="__RefHeading___Toc4837_1816992782"/>Influences on the Decisions<text:bookmark-end text:name="__RefHeading___Toc4837_1816992782"/></text:h>
          <text:list xml:id="list175422589316253" text:continue-numbering="true" text:style-name="WWNum16">
            <text:list-item>
              <text:p text:style-name="P127">方案实施费用。</text:p>
            </text:list-item>
            <text:list-item>
              <text:p text:style-name="P127">方案实施周期及项目周期。</text:p>
            </text:list-item>
            <text:list-item>
              <text:p text:style-name="P127">方案实施风险。</text:p>
            </text:list-item>
            <text:list-item>
              <text:p text:style-name="P127">客户满意度（排他项）。</text:p>
            </text:list-item>
          </text:list>
          <text:p text:style-name="P72"/>
          <text:p text:style-name="P75"><text:soft-page-break/></text:p>
          <text:p text:style-name="P71"/>
          <text:h text:style-name="P121" text:outline-level="3"><text:bookmark-start text:name="__RefHeading___Toc4839_1816992782"/>Considered Alternatives<text:bookmark-end text:name="__RefHeading___Toc4839_1816992782"/></text:h>
          <text:p text:style-name="P74">采用满分<text:span text:style-name="T48">5</text:span>分制打分，综合评判：</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88">方案</text:p>
              </table:table-cell>
              <table:table-cell table:style-name="Table31.A1" office:value-type="string">
                <text:p text:style-name="P89">周期</text:p>
              </table:table-cell>
              <table:table-cell table:style-name="Table31.A1" office:value-type="string">
                <text:p text:style-name="P89">风险</text:p>
              </table:table-cell>
              <table:table-cell table:style-name="Table31.A1" office:value-type="string">
                <text:p text:style-name="P89">客户满意度</text:p>
              </table:table-cell>
              <table:table-cell table:style-name="Table31.A1" office:value-type="string">
                <text:p text:style-name="P89">费用</text:p>
              </table:table-cell>
              <table:table-cell table:style-name="Table31.A1" office:value-type="string">
                <text:p text:style-name="P88">综合</text:p>
              </table:table-cell>
            </table:table-row>
            <table:table-row table:style-name="Table31.1">
              <table:table-cell table:style-name="Table31.A1" office:value-type="string">
                <text:p text:style-name="P98">诺博自行升级</text:p>
              </table:table-cell>
              <table:table-cell table:style-name="Table31.A1" office:value-type="string">
                <text:p text:style-name="P103">3</text:p>
              </table:table-cell>
              <table:table-cell table:style-name="Table31.A1" office:value-type="string">
                <text:p text:style-name="P103">3</text:p>
              </table:table-cell>
              <table:table-cell table:style-name="Table31.A1" office:value-type="string">
                <text:p text:style-name="P103">5</text:p>
              </table:table-cell>
              <table:table-cell table:style-name="Table31.A1" office:value-type="string">
                <text:p text:style-name="P103">5</text:p>
              </table:table-cell>
              <table:table-cell table:style-name="Table31.A1" office:value-type="string">
                <text:p text:style-name="P103">16</text:p>
              </table:table-cell>
            </table:table-row>
            <table:table-row table:style-name="Table31.1">
              <table:table-cell table:style-name="Table31.A1" office:value-type="string">
                <text:p text:style-name="P98">通过高通升级</text:p>
              </table:table-cell>
              <table:table-cell table:style-name="Table31.A1" office:value-type="string">
                <text:p text:style-name="P103">4</text:p>
              </table:table-cell>
              <table:table-cell table:style-name="Table31.A1" office:value-type="string">
                <text:p text:style-name="P103">3</text:p>
              </table:table-cell>
              <table:table-cell table:style-name="Table31.A1" office:value-type="string">
                <text:p text:style-name="P103">2</text:p>
              </table:table-cell>
              <table:table-cell table:style-name="Table31.A1" office:value-type="string">
                <text:p text:style-name="P103">1</text:p>
              </table:table-cell>
              <table:table-cell table:style-name="Table31.A1" office:value-type="string">
                <text:p text:style-name="P103">10</text:p>
              </table:table-cell>
            </table:table-row>
            <table:table-row table:style-name="Table31.1">
              <table:table-cell table:style-name="Table31.A1" office:value-type="string">
                <text:p text:style-name="P98">拒绝客户需求</text:p>
              </table:table-cell>
              <table:table-cell table:style-name="Table31.A1" office:value-type="string">
                <text:p text:style-name="P103">5</text:p>
              </table:table-cell>
              <table:table-cell table:style-name="Table31.A1" office:value-type="string">
                <text:p text:style-name="P103">5</text:p>
              </table:table-cell>
              <table:table-cell table:style-name="Table31.A1" office:value-type="string">
                <text:p text:style-name="P103">0</text:p>
              </table:table-cell>
              <table:table-cell table:style-name="Table31.A1" office:value-type="string">
                <text:p text:style-name="P103">5</text:p>
              </table:table-cell>
              <table:table-cell table:style-name="Table31.A1" office:value-type="string">
                <text:p text:style-name="P103">15</text:p>
              </table:table-cell>
            </table:table-row>
          </table:table>
          <text:h text:style-name="P122" text:outline-level="3"><text:bookmark-start text:name="__RefHeading___Toc4841_1816992782"/>Decision<text:bookmark-end text:name="__RefHeading___Toc4841_1816992782"/></text:h>
          <text:p text:style-name="P50"><text:span text:style-name="T45">8</text:span><text:span text:style-name="T44">人参与会议，综合评判，最后决定选用方案“诺博自行升级”，详见</text:span><text:a xlink:type="simple" xlink:href="http://10.52.245.125:8090/pages/viewpage.action?pageId=54917333" text:style-name="Internet_20_link" text:visited-style-name="Visited_20_Internet_20_Link"><text:span text:style-name="Internet_20_link"><text:span text:style-name="T47">HUT</text:span></text:span></text:a><text:a xlink:type="simple" xlink:href="http://10.52.245.125:8090/pages/viewpage.action?pageId=54917333" text:style-name="Internet_20_link" text:visited-style-name="Visited_20_Internet_20_Link"><text:span text:style-name="Internet_20_link"><text:span text:style-name="T46">内存扩容方案决策会议纪要</text:span></text:span></text:a><text:span text:style-name="T43">。</text:span></text:p>
          <text:p text:style-name="P14"/>
        </text:section>
      </text:section>
      <text:table-of-content text:style-name="Sect2"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Text_20_body"><text:bookmark-end text:name="_Toc69210922"/><text:bookmark-end text:name="_Toc69210923"/><text:bookmark-end text:name="_Toc69210924"/><text:bookmark-end text:name="_Toc69210925"/><text:bookmark-end text:name="_Toc60851924"/><text:bookmark-end text:name="_Toc69210926"/><text:bookmark-end text:name="_Toc60851925"/><text:bookmark-end text:name="_Toc69210927"/><text:bookmark-end text:name="_Toc60851926"/><text:bookmark-end text:name="_Toc69210928"/><text:bookmark-end text:name="_Toc60851927"/><text:bookmark-end text:name="_Toc69210929"/><text:bookmark-end text:name="_Toc60851928"/><text:bookmark-end text:name="_Toc69210930"/><text:bookmark-end text:name="_Toc60851929"/><text:bookmark-end text:name="_Toc69210931"/><text:bookmark-end text:name="_Toc60851930"/><text:bookmark-end text:name="_Toc69210932"/><text:bookmark-end text:name="_Toc60851931"/><text:bookmark-end text:name="_Toc69210933"/><text:bookmark-end text:name="_Toc60851932"/><text:bookmark-end text:name="_Toc69210934"/><text:bookmark-end text:name="_Toc60851933"/><text:bookmark-end text:name="_Toc69210936"/><text:bookmark-end text:name="_Toc60851935"/><text:bookmark-end text:name="_Toc69210937"/><text:bookmark-end text:name="_Toc60851936"/><text:bookmark-end text:name="_Toc69210935"/><text:bookmark-end text:name="_Toc608519351"/><text:bookmark-end text:name="_Toc69210938"/><text:bookmark-end text:name="_Toc60851937"/><text:bookmark-end text:name="_Toc69210939"/><text:bookmark-end text:name="_Toc60851938"/><text:bookmark-end text:name="_Toc69210940"/><text:bookmark-end text:name="_Toc60851939"/><text:bookmark-end text:name="_Toc69210941"/><text:bookmark-end text:name="_Toc60851940"/><text:bookmark-end text:name="_Toc69210942"/><text:bookmark-end text:name="_Toc60851941"/><text:bookmark-end text:name="_Toc69210943"/><text:bookmark-end text:name="_Toc60851942"/><text:bookmark-end text:name="_Toc69210944"/><text:bookmark-end text:name="_Toc60851943"/><text:bookmark-end text:name="_Toc69210945"/><text:bookmark-end text:name="_Toc60851944"/><text:bookmark-end text:name="_Toc69210946"/><text:bookmark-end text:name="_Toc60851945"/><text:bookmark-end text:name="_Toc69210947"/><text:bookmark-end text:name="_Toc60851946"/><text:bookmark-end text:name="_Toc69210948"/><text:bookmark-end text:name="_Toc60851947"/><text:bookmark-end text:name="_Toc69210949"/><text:bookmark-end text:name="_Toc60851948"/><text:bookmark-end text:name="_Toc69210950"/><text:bookmark-end text:name="_Toc60851949"/><text:bookmark-end text:name="_Toc69210952"/><text:bookmark-end text:name="_Toc60851951"/><text:bookmark-end text:name="_Toc69210953"/><text:bookmark-end text:name="_Toc60851952"/><text:bookmark-end text:name="_Toc69210954"/><text:bookmark-end text:name="_Toc69210951"/><text:bookmark-end text:name="_Toc608519511"/><text:bookmark-end text:name="_Toc69210955"/><text:a xlink:type="simple" xlink:href="http://10.52.245.125:8090/pages/viewpage.action?pageId=54917333" text:style-name="Internet_20_link" text:visited-style-name="Visited_20_Internet_20_Link"><text:span text:style-name="T20"/></text:a></text:p>
        </text:index-body>
      </text:table-of-conten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 svg:font-family="????" style:font-family-generic="roman" style:font-pitch="variable"/>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ce style:name="ArialRegular" svg:font-family="ArialRegular"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ansBold" svg:font-family="OpenSansBold" style:font-family-generic="roman" style:font-pitch="variable"/>
    <style:font-face style:name="OpenSansRegular" svg:font-family="OpenSansRegular" style:font-family-generic="roman" style:font-pitch="variable"/>
    <style:font-face style:name="StarSymbol" svg:font-family="StarSymbol"/>
    <style:font-face style:name="Tahoma" svg:font-family="Tahoma" style:font-family-generic="system" style:font-pitch="variable"/>
    <style:font-face style:name="Tahoma1" svg:font-family="Tahoma" style:font-family-generic="roman" style:font-pitch="variable"/>
    <style:font-face style:name="Tahoma2" svg:font-family="Tahoma"/>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var(--monospace)" svg:font-family="var(--monospace)" style:font-family-generic="roman" style:font-pitch="variable"/>
    <style:font-face style:name="宋体" svg:font-family="宋体" style:font-family-generic="roman" style:font-pitch="variable"/>
    <style:font-face style:name="宋体1" svg:font-family="宋体"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新宋体" style:font-size-asian="12pt" style:language-asian="zh" style:country-asian="CN"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新宋体" style:font-size-asian="12pt" style:language-asian="zh" style:country-asian="CN"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register-true="tru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de" fo:country="DE" style:font-name-asian="宋体1" style:font-family-asian="宋体" style:font-family-generic-asian="system" style:font-pitch-asian="variable" style:font-size-asian="10pt" style:font-name-complex="Times New Roman1" style:font-family-complex="'Times New Roman'" style:font-family-generic-complex="system" style:font-pitch-complex="variable" style:font-size-complex="10pt" style:language-complex="ar" style:country-complex="SA"/>
    </style:style>
    <style:style style:name="Grid_20_Table_20_Light" style:display-name="Grid Table Light" style:family="paragraph" style:parent-style-name="Normal_20_Table" style:default-outline-level="">
      <style:text-properties style:font-name="Times New Roman" fo:font-family="'Times New Roman'" style:font-family-generic="roman" style:font-pitch="variable" fo:font-size="10pt" fo:language="de" fo:country="DE" style:font-size-asian="10pt"/>
    </style:style>
    <style:style style:name="caption" style:family="paragraph" style:parent-style-name="Standard" style:default-outline-level="">
      <style:paragraph-properties fo:margin-top="0.212cm" fo:margin-bottom="0.212cm" style:contextual-spacing="false"/>
      <style:text-properties fo:font-weight="bold" style:font-weight-asian="bold" style:font-weight-complex="bold"/>
    </style:style>
    <style:style style:name="table_20_of_20_figures" style:display-name="table of figures" style:family="paragraph" style:parent-style-name="Standard" style:default-outline-level="">
      <style:paragraph-properties fo:margin-left="0.706cm" fo:margin-right="0cm" fo:text-indent="-0.706cm" style:auto-text-indent="false"/>
      <style:text-properties fo:font-size="10pt" style:font-size-asian="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1" fo:font-family="Tahoma" style:font-family-generic="roman" style:font-pitch="variable" fo:font-size="10pt" style:font-size-asian="10pt"/>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weight-complex="bold"/>
    </style:style>
    <style:style style:name="Balloon_20_Text" style:display-name="Balloon Text" style:family="paragraph" style:parent-style-name="Standard" style:default-outline-level="">
      <style:text-properties style:font-name="Tahoma1" fo:font-family="Tahoma" style:font-family-generic="roman" style:font-pitch="variable" fo:font-size="8pt" style:font-size-asian="8pt" style:font-size-complex="8pt"/>
    </style:style>
    <style:style style:name="KopzeileRef" style:family="paragraph" style:parent-style-name="Header" style:default-outline-level="">
      <style:paragraph-properties>
        <style:tab-stops>
          <style:tab-stop style:position="8.001cm" style:type="center"/>
          <style:tab-stop style:position="16.002cm" style:type="right"/>
        </style:tab-stops>
      </style:paragraph-properties>
    </style:style>
    <style:style style:name="Table_20_Grid" style:display-name="Table Grid" style:family="paragraph" style:parent-style-name="Normal_20_Table" style:default-outline-level="">
      <style:text-properties style:font-name="Times New Roman" fo:font-family="'Times New Roman'" style:font-family-generic="roman" style:font-pitch="variable" fo:font-size="10pt" fo:language="de" fo:country="DE" style:font-size-asian="10pt"/>
    </style:style>
    <style:style style:name="Text_20_Fett" style:display-name="Text Fett" style:family="paragraph" style:parent-style-name="Text" style:default-outline-level="">
      <style:text-properties fo:font-weight="bold" style:font-weight-asian="bold" style:font-name-complex="Arial3" style:font-family-complex="Arial" style:font-size-complex="12pt" style:font-weight-complex="bold"/>
    </style:style>
    <style:style style:name="Text" style:family="paragraph" style:parent-style-name="Caption" style:class="extra"/>
    <style:style style:name="Body_20_Text_20_2" style:display-name="Body Text 2" style:family="paragraph" style:parent-style-name="Standard" style:default-outline-level="">
      <style:text-properties fo:font-size="9pt" fo:language="de" fo:country="DE" style:font-size-asian="9pt"/>
    </style:style>
    <style:style style:name="Title_20_1" style:display-name="Title 1" style:family="paragraph" style:parent-style-name="Standard" style:auto-update="true" style:default-outline-level="" style:list-style-name="WWNum1">
      <style:paragraph-properties>
        <style:tab-stops>
          <style:tab-stop style:position="1cm"/>
          <style:tab-stop style:position="1.251cm"/>
        </style:tab-stops>
      </style:paragraph-properties>
      <style:text-properties fo:font-size="16pt" fo:language="en" fo:country="GB" fo:font-weight="bold" style:font-size-asian="16pt" style:font-weight-asian="bold" style:font-size-complex="16pt"/>
    </style:style>
    <style:style style:name="Title_20_2" style:display-name="Title 2" style:family="paragraph" style:parent-style-name="Title_20_1" style:default-outline-level="" style:list-style-name="WWNum1">
      <style:paragraph-properties fo:margin-left="1.016cm" fo:margin-right="0cm" fo:text-indent="-1.016cm" style:auto-text-indent="false">
        <style:tab-stops>
          <style:tab-stop style:position="1.016cm"/>
        </style:tab-stops>
      </style:paragraph-properties>
      <style:text-properties fo:font-size="14pt" fo:language="en" fo:country="GB" fo:font-weight="bold" style:font-size-asian="14pt" style:font-weight-asian="bold" style:font-size-complex="14pt"/>
    </style:style>
    <style:style style:name="Title_20_3" style:display-name="Title 3" style:family="paragraph" style:parent-style-name="Standard" style:default-outline-level="" style:list-style-name="WWNum1">
      <style:paragraph-properties fo:margin-left="1.771cm" fo:margin-right="0cm" fo:text-indent="-1.27cm" style:auto-text-indent="false">
        <style:tab-stops>
          <style:tab-stop style:position="1.771cm"/>
        </style:tab-stops>
      </style:paragraph-properties>
      <style:text-properties fo:font-size="14pt" fo:language="en" fo:country="GB" fo:font-weight="bold" style:font-size-asian="14pt" style:font-weight-asian="bold"/>
    </style:style>
    <style:style style:name="Normal_20__28_Web_29_" style:display-name="Normal (Web)" style:family="paragraph" style:parent-style-name="Standard" style:default-outline-level="">
      <style:paragraph-properties fo:margin-top="0.176cm" fo:margin-bottom="0.176cm" style:contextual-spacing="false"/>
      <style:text-properties style:font-name="Times New Roman" fo:font-family="'Times New Roman'" style:font-family-generic="roman" style:font-pitch="variable" fo:language="de" fo:country="DE" style:font-size-complex="12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15%" fo:text-indent="0cm" style:auto-text-indent="false"/>
      <style:text-properties style:font-name="Calibri" fo:font-family="Calibri" style:font-family-generic="roman" style:font-pitch="variable" fo:font-size="11pt" style:font-size-asian="11pt" style:font-size-complex="11pt"/>
    </style:style>
    <style:style style:name="Grid_20_Table_20_1_20_Light_20_Accent_20_5" style:display-name="Grid Table 1 Light Accent 5" style:family="paragraph" style:parent-style-name="Normal_20_Table" style:default-outline-level="">
      <style:text-properties style:font-name="Times New Roman" fo:font-family="'Times New Roman'" style:font-family-generic="roman" style:font-pitch="variable" fo:font-size="10pt" fo:language="de" fo:country="DE" style:font-size-asian="10pt"/>
    </style:style>
    <style:style style:name="md-end-block" style:family="paragraph" style:parent-style-name="Standard" style:default-outline-level="">
      <style:paragraph-properties fo:margin-top="0.176cm" fo:margin-bottom="0.176cm" style:contextual-spacing="false"/>
      <style:text-properties style:font-name="宋体" fo:font-family="宋体" style:font-family-generic="roman" style:font-pitch="variable" style:font-name-complex="宋体1" style:font-family-complex="宋体" style:font-family-generic-complex="system" style:font-pitch-complex="variable"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Default_20_Paragraph_20_Font" style:display-name="Default Paragraph Font" style:family="text"/>
    <style:style style:name="Ò_b3_Ã_bc__20_Char" style:display-name="Ò³Ã¼ Char" style:family="text" style:parent-style-name="Default_20_Paragraph_20_Font"/>
    <style:style style:name="Ò_b3__bd_Å_20_Char" style:display-name="Ò³½Å Char" style:family="text" style:parent-style-name="Default_20_Paragraph_20_Font"/>
    <style:style style:name="page_20_number" style:display-name="page number" style:family="text" style:parent-style-name="Default_20_Paragraph_20_Font"/>
    <style:style style:name="fontstyle01" style:family="text" style:parent-style-name="Default_20_Paragraph_20_Font">
      <style:text-properties fo:color="#808080" loext:opacity="100%" style:font-name="ArialRegular" fo:font-family="ArialRegular" style:font-family-generic="roman" style:font-pitch="variable" fo:font-size="8pt" fo:font-style="normal" fo:font-weight="normal" style:font-size-asian="8pt" style:font-style-asian="normal" style:font-weight-asian="normal" style:font-size-complex="8pt" style:font-style-complex="normal" style:font-weight-complex="normal"/>
    </style:style>
    <style:style style:name="_b1_êÌâ_20_1_20_Char" style:display-name="±êÌâ 1 Char" style:family="text" style:parent-style-name="Default_20_Paragraph_20_Font">
      <style:text-properties fo:font-weight="bold" style:font-weight-asian="bold" style:font-name-complex="Arial2" style:font-family-complex="Arial" style:font-family-generic-complex="system" style:font-pitch-complex="variable" style:font-size-complex="12pt"/>
    </style:style>
    <style:style style:name="_b1_êÌâ_20_2_20_Char" style:display-name="±êÌâ 2 Char" style:family="text" style:parent-style-name="Default_20_Paragraph_20_Font">
      <style:text-properties fo:font-weight="bold" style:font-weight-asian="bold"/>
    </style:style>
    <style:style style:name="_b1_êÌâ_20_3_20_Char" style:display-name="±êÌâ 3 Char" style:family="text" style:parent-style-name="Default_20_Paragraph_20_Font"/>
    <style:style style:name="_b1_êÌâ_20_4_20_Char" style:display-name="±êÌâ 4 Char" style:family="text" style:parent-style-name="Default_20_Paragraph_20_Font"/>
    <style:style style:name="_b1_êÌâ_20_5_20_Char" style:display-name="±êÌâ 5 Char" style:family="text" style:parent-style-name="Default_20_Paragraph_20_Font"/>
    <style:style style:name="_b1_êÌâ_20_6_20_Char" style:display-name="±êÌâ 6 Char" style:family="text" style:parent-style-name="Default_20_Paragraph_20_Font">
      <style:text-properties fo:font-size="18pt" fo:font-style="italic" fo:font-weight="bold" style:font-size-asian="18pt" style:font-style-asian="italic" style:font-weight-asian="bold"/>
    </style:style>
    <style:style style:name="_b1_êÌâ_20_7_20_Char" style:display-name="±êÌâ 7 Char" style:family="text" style:parent-style-name="Default_20_Paragraph_20_Font">
      <style:text-properties fo:font-size="16pt" style:font-size-asian="16pt"/>
    </style:style>
    <style:style style:name="_b1_êÌâ_20_8_20_Char" style:display-name="±êÌâ 8 Char" style:family="text" style:parent-style-name="Default_20_Paragraph_20_Font">
      <style:text-properties fo:font-style="italic" style:font-style-asian="italic"/>
    </style:style>
    <style:style style:name="_b1_êÌâ_20_9_20_Char" style:display-name="±êÌâ 9 Char" style:family="text" style:parent-style-name="Default_20_Paragraph_20_Font">
      <style:text-properties fo:font-size="9pt" fo:font-style="italic" fo:font-weight="bold" style:font-size-asian="9pt" style:font-style-asian="italic" style:font-weight-asian="bold"/>
    </style:style>
    <style:style style:name="ÎÄ_b5__b5__bd_á_b9__b9_Í_bc__20_Char" style:display-name="ÎÄµµ½á¹¹Í¼ Char" style:family="text" style:parent-style-name="Default_20_Paragraph_20_Font">
      <style:text-properties style:font-name="Tahoma1" fo:font-family="Tahoma" style:font-family-generic="roman" style:font-pitch="variable" fo:background-color="#000080"/>
    </style:style>
    <style:style style:name="Åú_d7__a2_ÎÄ_d7_Ö_20_Char" style:display-name="Åú×¢ÎÄ×Ö Char" style:family="text" style:parent-style-name="Default_20_Paragraph_20_Font"/>
    <style:style style:name="Åú_d7__a2_Ö_f7_Ìâ_20_Char" style:display-name="Åú×¢Ö÷Ìâ Char" style:family="text" style:parent-style-name="Åú_d7__a2_ÎÄ_d7_Ö_20_Char">
      <style:text-properties fo:font-weight="bold" style:font-weight-asian="bold" style:font-weight-complex="bold"/>
    </style:style>
    <style:style style:name="annotation_20_reference" style:display-name="annotation reference" style:family="text">
      <style:text-properties fo:font-size="8pt" style:font-size-asian="8pt"/>
    </style:style>
    <style:style style:name="Åú_d7__a2__bf_òÎÄ_b1__be__20_Char" style:display-name="Åú×¢¿òÎÄ±¾ Char" style:family="text" style:parent-style-name="Default_20_Paragraph_20_Font">
      <style:text-properties style:font-name="Tahoma1" fo:font-family="Tahoma" style:font-family-generic="roman" style:font-pitch="variable" fo:font-size="8pt" style:font-size-asian="8pt" style:font-size-complex="8pt"/>
    </style:style>
    <style:style style:name="Text_20_Char" style:display-name="Text Char" style:family="text">
      <style:text-properties style:font-name="Arial1" fo:font-family="Arial" style:font-family-generic="roman" style:font-pitch="variable" fo:font-size="12pt" style:font-size-asian="12pt"/>
    </style:style>
    <style:style style:name="ÕýÎÄÎÄ_b1__be__20_2_20_Char" style:display-name="ÕýÎÄÎÄ±¾ 2 Char" style:family="text" style:parent-style-name="Default_20_Paragraph_20_Font">
      <style:text-properties fo:font-size="9pt" style:font-size-asian="9pt"/>
    </style:style>
    <style:style style:name="Placeholder_20_Text" style:display-name="Placeholder Text" style:family="text" style:parent-style-name="Default_20_Paragraph_20_Font">
      <style:text-properties fo:color="#808080" loext:opacity="100%"/>
    </style:style>
    <style:style style:name="ÕýÎÄÎÄ_b1__be__20_Char" style:display-name="ÕýÎÄÎÄ±¾ Char" style:family="text" style:parent-style-name="Default_20_Paragraph_20_Font">
      <style:text-properties fo:font-size="11pt" style:font-name-asian="Arial2" style:font-family-asian="Arial" style:font-family-generic-asian="system" style:font-pitch-asian="variable" style:font-size-asian="11pt" style:font-name-complex="Arial2" style:font-family-complex="Arial" style:font-family-generic-complex="system" style:font-pitch-complex="variable" style:font-size-complex="11pt"/>
    </style:style>
    <style:style style:name="md-plain" style:family="text" style:parent-style-name="Default_20_Paragraph_20_Font"/>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alibri" fo:font-family="Calibri" style:font-family-generic="roman" style:font-pitch="variable" style:font-name-asian="宋体1" style:font-family-asian="宋体" style:font-family-generic-asian="system" style:font-pitch-asian="variable"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65" loext:num-list-format="%1%" style:num-format="1">
        <style:list-level-properties text:list-level-position-and-space-mode="label-alignment">
          <style:list-level-label-alignment text:label-followed-by="listtab" fo:text-indent="-0.75cm" fo:margin-left="0.75cm"/>
        </style:list-level-properties>
      </text:outline-level-style>
      <text:outline-level-style text:level="2" text:style-name="ListLabel_20_66" loext:num-list-format="%1%.%2%" style:num-format="1" text:display-levels="2">
        <style:list-level-properties text:list-level-position-and-space-mode="label-alignment">
          <style:list-level-label-alignment text:label-followed-by="listtab" fo:text-indent="-0.75cm" fo:margin-left="0.75cm"/>
        </style:list-level-properties>
      </text:outline-level-style>
      <text:outline-level-style text:level="3" text:style-name="ListLabel_20_67" loext:num-list-format="%1%.%2%.%3%" style:num-format="1" text:display-levels="3">
        <style:list-level-properties text:list-level-position-and-space-mode="label-alignment">
          <style:list-level-label-alignment text:label-followed-by="listtab" fo:text-indent="-0.75cm" fo:margin-left="0.75cm"/>
        </style:list-level-properties>
      </text:outline-level-style>
      <text:outline-level-style text:level="4" text:style-name="ListLabel_20_68" loext:num-list-format="%1%.%2%.%3%.%4%" style:num-format="1" text:display-levels="4">
        <style:list-level-properties text:list-level-position-and-space-mode="label-alignment">
          <style:list-level-label-alignment text:label-followed-by="listtab" fo:text-indent="-0.75cm" fo:margin-left="0.75cm"/>
        </style:list-level-properties>
      </text:outline-level-style>
      <text:outline-level-style text:level="5" text:style-name="ListLabel_20_69" loext:num-list-format="%1%.%2%.%3%.%4%.%5%" style:num-format="1" text:display-levels="5">
        <style:list-level-properties text:list-level-position-and-space-mode="label-alignment">
          <style:list-level-label-alignment text:label-followed-by="listtab" fo:text-indent="-0.75cm" fo:margin-left="0.75cm"/>
        </style:list-level-properties>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75cm" fo:margin-left="0.75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75cm" fo:margin-left="0.75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75cm" fo:margin-left="0.75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75cm" fo:margin-left="0.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75cm" fo:margin-left="0.7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75cm" fo:margin-left="0.7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75cm" fo:margin-left="0.75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75cm" fo:margin-left="0.7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75cm" fo:margin-left="0.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0" loext:num-list-format="%1%)"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text:style-name="ListLabel_20_21" loext:num-list-format="%2%)" style:num-suffix=")" style:num-format="a" style:num-letter-sync="true">
        <style:list-level-properties text:list-level-position-and-space-mode="label-alignment">
          <style:list-level-label-alignment text:label-followed-by="listtab" fo:text-indent="-0.741cm" fo:margin-left="2.231cm"/>
        </style:list-level-properties>
      </text:list-level-style-number>
      <text:list-level-style-number text:level="3" text:style-name="ListLabel_20_22" loext:num-list-format="%3%." style:num-suffix="." style:num-format="i">
        <style:list-level-properties text:list-level-position-and-space-mode="label-alignment" fo:text-align="end">
          <style:list-level-label-alignment text:label-followed-by="listtab" fo:text-indent="-0.741cm" fo:margin-left="2.972cm"/>
        </style:list-level-properties>
      </text:list-level-style-number>
      <text:list-level-style-number text:level="4" text:style-name="ListLabel_20_23" loext:num-list-format="%4%." style:num-suffix="." style:num-format="1">
        <style:list-level-properties text:list-level-position-and-space-mode="label-alignment">
          <style:list-level-label-alignment text:label-followed-by="listtab" fo:text-indent="-0.741cm" fo:margin-left="3.713cm"/>
        </style:list-level-properties>
      </text:list-level-style-number>
      <text:list-level-style-number text:level="5" text:style-name="ListLabel_20_24" loext:num-list-format="%5%)" style:num-suffix=")" style:num-format="a" style:num-letter-sync="true">
        <style:list-level-properties text:list-level-position-and-space-mode="label-alignment">
          <style:list-level-label-alignment text:label-followed-by="listtab" fo:text-indent="-0.741cm" fo:margin-left="4.454cm"/>
        </style:list-level-properties>
      </text:list-level-style-number>
      <text:list-level-style-number text:level="6" text:style-name="ListLabel_20_25" loext:num-list-format="%6%." style:num-suffix="." style:num-format="i">
        <style:list-level-properties text:list-level-position-and-space-mode="label-alignment" fo:text-align="end">
          <style:list-level-label-alignment text:label-followed-by="listtab" fo:text-indent="-0.741cm" fo:margin-left="5.195cm"/>
        </style:list-level-properties>
      </text:list-level-style-number>
      <text:list-level-style-number text:level="7" text:style-name="ListLabel_20_26" loext:num-list-format="%7%." style:num-suffix="." style:num-format="1">
        <style:list-level-properties text:list-level-position-and-space-mode="label-alignment">
          <style:list-level-label-alignment text:label-followed-by="listtab" fo:text-indent="-0.741cm" fo:margin-left="5.935cm"/>
        </style:list-level-properties>
      </text:list-level-style-number>
      <text:list-level-style-number text:level="8" text:style-name="ListLabel_20_27" loext:num-list-format="%8%)" style:num-suffix=")" style:num-format="a" style:num-letter-sync="true">
        <style:list-level-properties text:list-level-position-and-space-mode="label-alignment">
          <style:list-level-label-alignment text:label-followed-by="listtab" fo:text-indent="-0.741cm" fo:margin-left="6.676cm"/>
        </style:list-level-properties>
      </text:list-level-style-number>
      <text:list-level-style-number text:level="9" text:style-name="ListLabel_20_28" loext:num-list-format="%9%." style:num-suffix="." style:num-format="i">
        <style:list-level-properties text:list-level-position-and-space-mode="label-alignment" fo:text-align="end">
          <style:list-level-label-alignment text:label-followed-by="listtab" fo:text-indent="-0.741cm" fo:margin-left="7.4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9"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30" loext:num-list-format="%2%)" style:num-suffix=")" style:num-format="a" style:num-letter-sync="true">
        <style:list-level-properties text:list-level-position-and-space-mode="label-alignment">
          <style:list-level-label-alignment text:label-followed-by="listtab" fo:text-indent="-0.741cm" fo:margin-left="2.731cm"/>
        </style:list-level-properties>
      </text:list-level-style-number>
      <text:list-level-style-number text:level="3" text:style-name="ListLabel_20_31" loext:num-list-format="%3%." style:num-suffix="." style:num-format="i">
        <style:list-level-properties text:list-level-position-and-space-mode="label-alignment" fo:text-align="end">
          <style:list-level-label-alignment text:label-followed-by="listtab" fo:text-indent="-0.741cm" fo:margin-left="3.471cm"/>
        </style:list-level-properties>
      </text:list-level-style-number>
      <text:list-level-style-number text:level="4" text:style-name="ListLabel_20_32" loext:num-list-format="%4%." style:num-suffix="." style:num-format="1">
        <style:list-level-properties text:list-level-position-and-space-mode="label-alignment">
          <style:list-level-label-alignment text:label-followed-by="listtab" fo:text-indent="-0.741cm" fo:margin-left="4.212cm"/>
        </style:list-level-properties>
      </text:list-level-style-number>
      <text:list-level-style-number text:level="5" text:style-name="ListLabel_20_33" loext:num-list-format="%5%)" style:num-suffix=")" style:num-format="a" style:num-letter-sync="true">
        <style:list-level-properties text:list-level-position-and-space-mode="label-alignment">
          <style:list-level-label-alignment text:label-followed-by="listtab" fo:text-indent="-0.741cm" fo:margin-left="4.953cm"/>
        </style:list-level-properties>
      </text:list-level-style-number>
      <text:list-level-style-number text:level="6" text:style-name="ListLabel_20_34" loext:num-list-format="%6%." style:num-suffix="." style:num-format="i">
        <style:list-level-properties text:list-level-position-and-space-mode="label-alignment" fo:text-align="end">
          <style:list-level-label-alignment text:label-followed-by="listtab" fo:text-indent="-0.741cm" fo:margin-left="5.694cm"/>
        </style:list-level-properties>
      </text:list-level-style-number>
      <text:list-level-style-number text:level="7" text:style-name="ListLabel_20_35" loext:num-list-format="%7%." style:num-suffix="." style:num-format="1">
        <style:list-level-properties text:list-level-position-and-space-mode="label-alignment">
          <style:list-level-label-alignment text:label-followed-by="listtab" fo:text-indent="-0.741cm" fo:margin-left="6.435cm"/>
        </style:list-level-properties>
      </text:list-level-style-number>
      <text:list-level-style-number text:level="8" text:style-name="ListLabel_20_36" loext:num-list-format="%8%)" style:num-suffix=")" style:num-format="a" style:num-letter-sync="true">
        <style:list-level-properties text:list-level-position-and-space-mode="label-alignment">
          <style:list-level-label-alignment text:label-followed-by="listtab" fo:text-indent="-0.741cm" fo:margin-left="7.176cm"/>
        </style:list-level-properties>
      </text:list-level-style-number>
      <text:list-level-style-number text:level="9" text:style-name="ListLabel_20_37" loext:num-list-format="%9%." style:num-suffix="." style:num-format="i">
        <style:list-level-properties text:list-level-position-and-space-mode="label-alignment" fo:text-align="end">
          <style:list-level-label-alignment text:label-followed-by="listtab" fo:text-indent="-0.741cm" fo:margin-left="7.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38"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741cm" fo:margin-left="2.731cm"/>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741cm" fo:margin-left="3.471cm"/>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741cm" fo:margin-left="4.212cm"/>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741cm" fo:margin-left="4.953cm"/>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741cm" fo:margin-left="5.694cm"/>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741cm" fo:margin-left="6.435cm"/>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741cm" fo:margin-left="7.176cm"/>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741cm" fo:margin-left="7.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47" loext:num-list-format="%1%" style:num-format="1">
        <style:list-level-properties text:list-level-position-and-space-mode="label-alignment">
          <style:list-level-label-alignment text:label-followed-by="listtab" fo:text-indent="-0.75cm" fo:margin-left="0.75cm"/>
        </style:list-level-properties>
      </text:list-level-style-number>
      <text:list-level-style-number text:level="2" text:style-name="ListLabel_20_48" loext:num-list-format="%1%.%2%" style:num-format="1" text:display-levels="2">
        <style:list-level-properties text:list-level-position-and-space-mode="label-alignment">
          <style:list-level-label-alignment text:label-followed-by="listtab" fo:text-indent="-0.75cm" fo:margin-left="0.75cm"/>
        </style:list-level-properties>
      </text:list-level-style-number>
      <text:list-level-style-number text:level="3" text:style-name="ListLabel_20_49" loext:num-list-format="%1%.%2%.%3%" style:num-format="1" text:display-levels="3">
        <style:list-level-properties text:list-level-position-and-space-mode="label-alignment">
          <style:list-level-label-alignment text:label-followed-by="listtab" fo:text-indent="-0.75cm" fo:margin-left="0.75cm"/>
        </style:list-level-properties>
      </text:list-level-style-number>
      <text:list-level-style-number text:level="4" text:style-name="ListLabel_20_50" loext:num-list-format="%1%.%2%.%3%.%4%" style:num-format="1" text:display-levels="4">
        <style:list-level-properties text:list-level-position-and-space-mode="label-alignment">
          <style:list-level-label-alignment text:label-followed-by="listtab" fo:text-indent="-0.75cm" fo:margin-left="0.75cm"/>
        </style:list-level-properties>
      </text:list-level-style-number>
      <text:list-level-style-number text:level="5" text:style-name="ListLabel_20_51" loext:num-list-format="%1%.%2%.%3%.%4%.%5%" style:num-format="1" text:display-levels="5">
        <style:list-level-properties text:list-level-position-and-space-mode="label-alignment">
          <style:list-level-label-alignment text:label-followed-by="listtab" fo:text-indent="-0.75cm" fo:margin-left="0.75cm"/>
        </style:list-level-properties>
      </text:list-level-style-number>
      <text:list-level-style-number text:level="6" text:style-name="ListLabel_20_52" loext:num-list-format="%1%.%2%.%3%.%4%.%5%.%6%" style:num-format="1" text:display-levels="6">
        <style:list-level-properties text:list-level-position-and-space-mode="label-alignment">
          <style:list-level-label-alignment text:label-followed-by="listtab" fo:text-indent="-0.75cm" fo:margin-left="0.75cm"/>
        </style:list-level-properties>
      </text:list-level-style-number>
      <text:list-level-style-number text:level="7" text:style-name="ListLabel_20_53" loext:num-list-format="%1%.%2%.%3%.%4%.%5%.%6%.%7%" style:num-format="1" text:display-levels="7">
        <style:list-level-properties text:list-level-position-and-space-mode="label-alignment">
          <style:list-level-label-alignment text:label-followed-by="listtab" fo:text-indent="-0.75cm" fo:margin-left="0.75cm"/>
        </style:list-level-properties>
      </text:list-level-style-number>
      <text:list-level-style-number text:level="8" text:style-name="ListLabel_20_54" loext:num-list-format="%1%.%2%.%3%.%4%.%5%.%6%.%7%.%8%" style:num-format="1" text:display-levels="8">
        <style:list-level-properties text:list-level-position-and-space-mode="label-alignment">
          <style:list-level-label-alignment text:label-followed-by="listtab" fo:text-indent="-0.75cm" fo:margin-left="0.75cm"/>
        </style:list-level-properties>
      </text:list-level-style-number>
      <text:list-level-style-number text:level="9" text:style-name="ListLabel_20_55" loext:num-list-format="%1%.%2%.%3%.%4%.%5%.%6%.%7%.%8%.%9%" style:num-format="1" text:display-levels="9">
        <style:list-level-properties text:list-level-position-and-space-mode="label-alignment">
          <style:list-level-label-alignment text:label-followed-by="listtab" fo:text-indent="-0.75cm" fo:margin-left="0.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6" loext:num-list-format="%1%" style:num-format="1">
        <style:list-level-properties text:list-level-position-and-space-mode="label-alignment">
          <style:list-level-label-alignment text:label-followed-by="listtab" fo:text-indent="-0.75cm" fo:margin-left="0.75cm"/>
        </style:list-level-properties>
      </text:list-level-style-number>
      <text:list-level-style-number text:level="2" text:style-name="ListLabel_20_57" loext:num-list-format="%1%.%2%" style:num-format="1" text:display-levels="2">
        <style:list-level-properties text:list-level-position-and-space-mode="label-alignment">
          <style:list-level-label-alignment text:label-followed-by="listtab" fo:text-indent="-0.75cm" fo:margin-left="0.75cm"/>
        </style:list-level-properties>
      </text:list-level-style-number>
      <text:list-level-style-number text:level="3" text:style-name="ListLabel_20_58" loext:num-list-format="%1%.%2%.%3%" style:num-format="1" text:display-levels="3">
        <style:list-level-properties text:list-level-position-and-space-mode="label-alignment">
          <style:list-level-label-alignment text:label-followed-by="listtab" fo:text-indent="-0.75cm" fo:margin-left="0.75cm"/>
        </style:list-level-properties>
      </text:list-level-style-number>
      <text:list-level-style-number text:level="4" text:style-name="ListLabel_20_59" loext:num-list-format="%1%.%2%.%3%.%4%" style:num-format="1" text:display-levels="4">
        <style:list-level-properties text:list-level-position-and-space-mode="label-alignment">
          <style:list-level-label-alignment text:label-followed-by="listtab" fo:text-indent="-0.75cm" fo:margin-left="0.75cm"/>
        </style:list-level-properties>
      </text:list-level-style-number>
      <text:list-level-style-number text:level="5" text:style-name="ListLabel_20_60" loext:num-list-format="%1%.%2%.%3%.%4%.%5%" style:num-format="1" text:display-levels="5">
        <style:list-level-properties text:list-level-position-and-space-mode="label-alignment">
          <style:list-level-label-alignment text:label-followed-by="listtab" fo:text-indent="-0.75cm" fo:margin-left="0.75cm"/>
        </style:list-level-properties>
      </text:list-level-style-number>
      <text:list-level-style-number text:level="6" text:style-name="ListLabel_20_61" loext:num-list-format="%1%.%2%.%3%.%4%.%5%.%6%" style:num-format="1" text:display-levels="6">
        <style:list-level-properties text:list-level-position-and-space-mode="label-alignment">
          <style:list-level-label-alignment text:label-followed-by="listtab" fo:text-indent="-0.75cm" fo:margin-left="0.75cm"/>
        </style:list-level-properties>
      </text:list-level-style-number>
      <text:list-level-style-number text:level="7" text:style-name="ListLabel_20_62" loext:num-list-format="%1%.%2%.%3%.%4%.%5%.%6%.%7%" style:num-format="1" text:display-levels="7">
        <style:list-level-properties text:list-level-position-and-space-mode="label-alignment">
          <style:list-level-label-alignment text:label-followed-by="listtab" fo:text-indent="-0.75cm" fo:margin-left="0.75cm"/>
        </style:list-level-properties>
      </text:list-level-style-number>
      <text:list-level-style-number text:level="8" text:style-name="ListLabel_20_63" loext:num-list-format="%1%.%2%.%3%.%4%.%5%.%6%.%7%.%8%" style:num-format="1" text:display-levels="8">
        <style:list-level-properties text:list-level-position-and-space-mode="label-alignment">
          <style:list-level-label-alignment text:label-followed-by="listtab" fo:text-indent="-0.75cm" fo:margin-left="0.75cm"/>
        </style:list-level-properties>
      </text:list-level-style-number>
      <text:list-level-style-number text:level="9" text:style-name="ListLabel_20_64" loext:num-list-format="%1%.%2%.%3%.%4%.%5%.%6%.%7%.%8%.%9%" style:num-format="1" text:display-levels="9">
        <style:list-level-properties text:list-level-position-and-space-mode="label-alignment">
          <style:list-level-label-alignment text:label-followed-by="listtab" fo:text-indent="-0.75cm" fo:margin-left="0.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5" loext:num-list-format="%1%" style:num-format="1">
        <style:list-level-properties text:list-level-position-and-space-mode="label-alignment">
          <style:list-level-label-alignment text:label-followed-by="listtab" fo:text-indent="-0.75cm" fo:margin-left="0.75cm"/>
        </style:list-level-properties>
      </text:list-level-style-number>
      <text:list-level-style-number text:level="2" text:style-name="ListLabel_20_66" loext:num-list-format="%1%.%2%" style:num-format="1" text:display-levels="2">
        <style:list-level-properties text:list-level-position-and-space-mode="label-alignment">
          <style:list-level-label-alignment text:label-followed-by="listtab" fo:text-indent="-0.75cm" fo:margin-left="0.75cm"/>
        </style:list-level-properties>
      </text:list-level-style-number>
      <text:list-level-style-number text:level="3" text:style-name="ListLabel_20_67" loext:num-list-format="%1%.%2%.%3%" style:num-format="1" text:display-levels="3">
        <style:list-level-properties text:list-level-position-and-space-mode="label-alignment">
          <style:list-level-label-alignment text:label-followed-by="listtab" fo:text-indent="-0.75cm" fo:margin-left="0.75cm"/>
        </style:list-level-properties>
      </text:list-level-style-number>
      <text:list-level-style-number text:level="4" text:style-name="ListLabel_20_68" loext:num-list-format="%1%.%2%.%3%.%4%" style:num-format="1" text:display-levels="4">
        <style:list-level-properties text:list-level-position-and-space-mode="label-alignment">
          <style:list-level-label-alignment text:label-followed-by="listtab" fo:text-indent="-0.75cm" fo:margin-left="0.75cm"/>
        </style:list-level-properties>
      </text:list-level-style-number>
      <text:list-level-style-number text:level="5" text:style-name="ListLabel_20_69" loext:num-list-format="%1%.%2%.%3%.%4%.%5%" style:num-format="1" text:display-levels="5">
        <style:list-level-properties text:list-level-position-and-space-mode="label-alignment">
          <style:list-level-label-alignment text:label-followed-by="listtab" fo:text-indent="-0.75cm" fo:margin-left="0.75cm"/>
        </style:list-level-properties>
      </text:list-level-style-number>
      <text:list-level-style-number text:level="6" text:style-name="ListLabel_20_70" loext:num-list-format="%1%.%2%.%3%.%4%.%5%.%6%" style:num-format="1" text:display-levels="6">
        <style:list-level-properties text:list-level-position-and-space-mode="label-alignment">
          <style:list-level-label-alignment text:label-followed-by="listtab" fo:text-indent="-0.75cm" fo:margin-left="0.75cm"/>
        </style:list-level-properties>
      </text:list-level-style-number>
      <text:list-level-style-number text:level="7" text:style-name="ListLabel_20_71" loext:num-list-format="%1%.%2%.%3%.%4%.%5%.%6%.%7%" style:num-format="1" text:display-levels="7">
        <style:list-level-properties text:list-level-position-and-space-mode="label-alignment">
          <style:list-level-label-alignment text:label-followed-by="listtab" fo:text-indent="-0.75cm" fo:margin-left="0.75cm"/>
        </style:list-level-properties>
      </text:list-level-style-number>
      <text:list-level-style-number text:level="8" text:style-name="ListLabel_20_72" loext:num-list-format="%1%.%2%.%3%.%4%.%5%.%6%.%7%.%8%" style:num-format="1" text:display-levels="8">
        <style:list-level-properties text:list-level-position-and-space-mode="label-alignment">
          <style:list-level-label-alignment text:label-followed-by="listtab" fo:text-indent="-0.75cm" fo:margin-left="0.75cm"/>
        </style:list-level-properties>
      </text:list-level-style-number>
      <text:list-level-style-number text:level="9" text:style-name="ListLabel_20_73" loext:num-list-format="%1%.%2%.%3%.%4%.%5%.%6%.%7%.%8%.%9%" style:num-format="1" text:display-levels="9">
        <style:list-level-properties text:list-level-position-and-space-mode="label-alignment">
          <style:list-level-label-alignment text:label-followed-by="listtab" fo:text-indent="-0.75cm" fo:margin-left="0.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loext:num-list-format=""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loext:num-list-format=""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loext:num-list-format=""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53cm" fo:margin-left="0.009cm" fo:margin-top="0cm" fo:margin-bottom="0cm" table:align="left" style:writing-mode="lr-tb"/>
    </style:style>
    <style:style style:name="Table1.A" style:family="table-column">
      <style:table-column-properties style:column-width="6.052cm"/>
    </style:style>
    <style:style style:name="Table1.B" style:family="table-column">
      <style:table-column-properties style:column-width="6.5cm"/>
    </style:style>
    <style:style style:name="Table1.C" style:family="table-column">
      <style:table-column-properties style:column-width="3.501cm"/>
    </style:style>
    <style:style style:name="Table1.1" style:family="table-row">
      <style:table-row-properties style:min-row-height="0.208cm" fo:keep-together="always"/>
    </style:style>
    <style:style style:name="Table1.A1" style:family="table-cell">
      <style:table-cell-properties style:vertical-align="" fo:background-color="#ffffff" fo:padding-left="0.191cm" fo:padding-right="0.191cm" fo:padding-top="0cm" fo:padding-bottom="0cm" fo:border="0.5pt solid #c0c0c0" style:writing-mode="lr-tb">
        <style:background-image/>
      </style:table-cell-properties>
    </style:style>
    <style:style style:name="Table1.C1" style:family="table-cell">
      <style:table-cell-properties style:vertical-align="" fo:background-color="#ffffff" fo:padding-left="0.191cm" fo:padding-right="0.191cm" fo:padding-top="0cm" fo:padding-bottom="0cm" fo:border-left="0.5pt solid #c0c0c0" fo:border-right="0.5pt solid #c0c0c0" fo:border-top="0.5pt solid #c0c0c0" fo:border-bottom="none" style:writing-mode="lr-tb">
        <style:background-image/>
      </style:table-cell-properties>
    </style:style>
    <style:style style:name="Table1.2" style:family="table-row">
      <style:table-row-properties style:min-row-height="0.499cm" fo:keep-together="always"/>
    </style:style>
    <style:style style:name="Table7" style:family="table">
      <style:table-properties style:width="16.852cm" fo:margin-left="-0.191cm" fo:margin-top="0cm" fo:margin-bottom="0cm" table:align="left" style:writing-mode="lr-tb"/>
    </style:style>
    <style:style style:name="Table7.A" style:family="table-column">
      <style:table-column-properties style:column-width="8.25cm"/>
    </style:style>
    <style:style style:name="Table7.B" style:family="table-column">
      <style:table-column-properties style:column-width="8.602cm"/>
    </style:style>
    <style:style style:name="Table7.1" style:family="table-row">
      <style:table-row-properties style:min-row-height="0.734cm" fo:keep-together="auto"/>
    </style:style>
    <style:style style:name="Table7.A1" style:family="table-cell">
      <style:table-cell-properties style:vertical-align="middle" fo:padding-left="0.191cm" fo:padding-right="0.191cm" fo:padding-top="0cm" fo:padding-bottom="0cm" fo:border="0.5pt solid #bfbfbf" style:writing-mode="lr-tb"/>
    </style:style>
    <style:style style:name="Table8" style:family="table">
      <style:table-properties style:width="16.519cm" fo:margin-left="0.009cm" fo:margin-top="0cm" fo:margin-bottom="0cm" table:align="left" style:writing-mode="lr-tb"/>
    </style:style>
    <style:style style:name="Table8.A" style:family="table-column">
      <style:table-column-properties style:column-width="4.052cm"/>
    </style:style>
    <style:style style:name="Table8.B" style:family="table-column">
      <style:table-column-properties style:column-width="2.501cm"/>
    </style:style>
    <style:style style:name="Table8.C" style:family="table-column">
      <style:table-column-properties style:column-width="2cm"/>
    </style:style>
    <style:style style:name="Table8.D" style:family="table-column">
      <style:table-column-properties style:column-width="2.247cm"/>
    </style:style>
    <style:style style:name="Table8.E" style:family="table-column">
      <style:table-column-properties style:column-width="2.252cm"/>
    </style:style>
    <style:style style:name="Table8.F" style:family="table-column">
      <style:table-column-properties style:column-width="1.748cm"/>
    </style:style>
    <style:style style:name="Table8.G" style:family="table-column">
      <style:table-column-properties style:column-width="1.718cm"/>
    </style:style>
    <style:style style:name="Table8.1" style:family="table-row">
      <style:table-row-properties style:min-row-height="0.208cm" fo:keep-together="always"/>
    </style:style>
    <style:style style:name="Table8.A1" style:family="table-cell">
      <style:table-cell-properties style:vertical-align="" fo:background-color="#ffffff" fo:padding-left="0.191cm" fo:padding-right="0.191cm" fo:padding-top="0cm" fo:padding-bottom="0cm" fo:border="0.5pt solid #c0c0c0" style:writing-mode="lr-tb">
        <style:background-image/>
      </style:table-cell-properties>
    </style:style>
    <style:style style:name="Table8.F1" style:family="table-cell">
      <style:table-cell-properties style:vertical-align="" fo:background-color="#ffffff" fo:padding-left="0.191cm" fo:padding-right="0.191cm" fo:padding-top="0cm" fo:padding-bottom="0cm" fo:border-left="0.5pt solid #c0c0c0" fo:border-right="0.5pt solid #c0c0c0" fo:border-top="0.5pt solid #c0c0c0" fo:border-bottom="none" style:writing-mode="lr-tb">
        <style:background-image/>
      </style:table-cell-properties>
    </style:style>
    <style:style style:name="Table8.2" style:family="table-row">
      <style:table-row-properties style:min-row-height="0.162cm" fo:keep-together="always"/>
    </style:style>
    <style:style style:name="Table11" style:family="table">
      <style:table-properties style:width="16.852cm" fo:margin-left="-0.191cm" fo:margin-top="0cm" fo:margin-bottom="0cm" table:align="left" style:writing-mode="lr-tb"/>
    </style:style>
    <style:style style:name="Table11.A" style:family="table-column">
      <style:table-column-properties style:column-width="8.25cm"/>
    </style:style>
    <style:style style:name="Table11.B" style:family="table-column">
      <style:table-column-properties style:column-width="8.602cm"/>
    </style:style>
    <style:style style:name="Table11.1" style:family="table-row">
      <style:table-row-properties style:min-row-height="0.734cm" fo:keep-together="auto"/>
    </style:style>
    <style:style style:name="Table11.A1" style:family="table-cell">
      <style:table-cell-properties style:vertical-align="middle" fo:padding-left="0.191cm" fo:padding-right="0.191cm" fo:padding-top="0cm" fo:padding-bottom="0cm" fo:border="0.5pt solid #bfbfbf" style:writing-mode="lr-tb"/>
    </style:style>
    <style:style style:name="Table12" style:family="table">
      <style:table-properties style:width="16.519cm" fo:margin-left="0.009cm" fo:margin-top="0cm" fo:margin-bottom="0cm" table:align="left" style:writing-mode="lr-tb"/>
    </style:style>
    <style:style style:name="Table12.A" style:family="table-column">
      <style:table-column-properties style:column-width="4.052cm"/>
    </style:style>
    <style:style style:name="Table12.B" style:family="table-column">
      <style:table-column-properties style:column-width="2.501cm"/>
    </style:style>
    <style:style style:name="Table12.C" style:family="table-column">
      <style:table-column-properties style:column-width="2cm"/>
    </style:style>
    <style:style style:name="Table12.D" style:family="table-column">
      <style:table-column-properties style:column-width="2.247cm"/>
    </style:style>
    <style:style style:name="Table12.E" style:family="table-column">
      <style:table-column-properties style:column-width="2.252cm"/>
    </style:style>
    <style:style style:name="Table12.F" style:family="table-column">
      <style:table-column-properties style:column-width="1.748cm"/>
    </style:style>
    <style:style style:name="Table12.G" style:family="table-column">
      <style:table-column-properties style:column-width="1.718cm"/>
    </style:style>
    <style:style style:name="Table12.1" style:family="table-row">
      <style:table-row-properties style:min-row-height="0.208cm" fo:keep-together="always"/>
    </style:style>
    <style:style style:name="Table12.A1" style:family="table-cell">
      <style:table-cell-properties style:vertical-align="" fo:background-color="#ffffff" fo:padding-left="0.191cm" fo:padding-right="0.191cm" fo:padding-top="0cm" fo:padding-bottom="0cm" fo:border="0.5pt solid #c0c0c0" style:writing-mode="lr-tb">
        <style:background-image/>
      </style:table-cell-properties>
    </style:style>
    <style:style style:name="Table12.F1" style:family="table-cell">
      <style:table-cell-properties style:vertical-align="" fo:background-color="#ffffff" fo:padding-left="0.191cm" fo:padding-right="0.191cm" fo:padding-top="0cm" fo:padding-bottom="0cm" fo:border-left="0.5pt solid #c0c0c0" fo:border-right="0.5pt solid #c0c0c0" fo:border-top="0.5pt solid #c0c0c0" fo:border-bottom="none" style:writing-mode="lr-tb">
        <style:background-image/>
      </style:table-cell-properties>
    </style:style>
    <style:style style:name="Table12.2" style:family="table-row">
      <style:table-row-properties style:min-row-height="0.162cm" fo:keep-together="always"/>
    </style:style>
    <style:style style:name="Table16" style:family="table">
      <style:table-properties style:width="16.852cm" fo:margin-left="-0.191cm" fo:margin-top="0cm" fo:margin-bottom="0cm" table:align="left" style:writing-mode="lr-tb"/>
    </style:style>
    <style:style style:name="Table16.A" style:family="table-column">
      <style:table-column-properties style:column-width="8.25cm"/>
    </style:style>
    <style:style style:name="Table16.B" style:family="table-column">
      <style:table-column-properties style:column-width="8.602cm"/>
    </style:style>
    <style:style style:name="Table16.1" style:family="table-row">
      <style:table-row-properties style:min-row-height="0.734cm" fo:keep-together="auto"/>
    </style:style>
    <style:style style:name="Table16.A1" style:family="table-cell">
      <style:table-cell-properties style:vertical-align="middle" fo:padding-left="0.191cm" fo:padding-right="0.191cm" fo:padding-top="0cm" fo:padding-bottom="0cm" fo:border="0.5pt solid #bfbfbf" style:writing-mode="lr-tb"/>
    </style:style>
    <style:style style:name="Table17" style:family="table">
      <style:table-properties style:width="16.519cm" fo:margin-left="0.009cm" fo:margin-top="0cm" fo:margin-bottom="0cm" table:align="left" style:writing-mode="lr-tb"/>
    </style:style>
    <style:style style:name="Table17.A" style:family="table-column">
      <style:table-column-properties style:column-width="4.052cm"/>
    </style:style>
    <style:style style:name="Table17.B" style:family="table-column">
      <style:table-column-properties style:column-width="2.501cm"/>
    </style:style>
    <style:style style:name="Table17.C" style:family="table-column">
      <style:table-column-properties style:column-width="2cm"/>
    </style:style>
    <style:style style:name="Table17.D" style:family="table-column">
      <style:table-column-properties style:column-width="2.247cm"/>
    </style:style>
    <style:style style:name="Table17.E" style:family="table-column">
      <style:table-column-properties style:column-width="2.252cm"/>
    </style:style>
    <style:style style:name="Table17.F" style:family="table-column">
      <style:table-column-properties style:column-width="1.748cm"/>
    </style:style>
    <style:style style:name="Table17.G" style:family="table-column">
      <style:table-column-properties style:column-width="1.718cm"/>
    </style:style>
    <style:style style:name="Table17.1" style:family="table-row">
      <style:table-row-properties style:min-row-height="0.208cm" fo:keep-together="always"/>
    </style:style>
    <style:style style:name="Table17.A1" style:family="table-cell">
      <style:table-cell-properties style:vertical-align="" fo:background-color="#ffffff" fo:padding-left="0.191cm" fo:padding-right="0.191cm" fo:padding-top="0cm" fo:padding-bottom="0cm" fo:border="0.5pt solid #c0c0c0" style:writing-mode="lr-tb">
        <style:background-image/>
      </style:table-cell-properties>
    </style:style>
    <style:style style:name="Table17.F1" style:family="table-cell">
      <style:table-cell-properties style:vertical-align="" fo:background-color="#ffffff" fo:padding-left="0.191cm" fo:padding-right="0.191cm" fo:padding-top="0cm" fo:padding-bottom="0cm" fo:border-left="0.5pt solid #c0c0c0" fo:border-right="0.5pt solid #c0c0c0" fo:border-top="0.5pt solid #c0c0c0" fo:border-bottom="none" style:writing-mode="lr-tb">
        <style:background-image/>
      </style:table-cell-properties>
    </style:style>
    <style:style style:name="Table17.2" style:family="table-row">
      <style:table-row-properties style:min-row-height="0.162cm" fo:keep-together="always"/>
    </style:style>
    <style:style style:name="Table29" style:family="table">
      <style:table-properties style:width="16.852cm" fo:margin-left="-0.191cm" fo:margin-top="0cm" fo:margin-bottom="0cm" table:align="left" style:writing-mode="lr-tb"/>
    </style:style>
    <style:style style:name="Table29.A" style:family="table-column">
      <style:table-column-properties style:column-width="8.25cm"/>
    </style:style>
    <style:style style:name="Table29.B" style:family="table-column">
      <style:table-column-properties style:column-width="8.602cm"/>
    </style:style>
    <style:style style:name="Table29.1" style:family="table-row">
      <style:table-row-properties style:min-row-height="0.734cm" fo:keep-together="auto"/>
    </style:style>
    <style:style style:name="Table29.A1" style:family="table-cell">
      <style:table-cell-properties style:vertical-align="middle" fo:padding-left="0.191cm" fo:padding-right="0.191cm" fo:padding-top="0cm" fo:padding-bottom="0cm" fo:border="0.5pt solid #bfbfbf" style:writing-mode="lr-tb"/>
    </style:style>
    <style:style style:name="Table30" style:family="table">
      <style:table-properties style:width="16.519cm" fo:margin-left="0.009cm" fo:margin-top="0cm" fo:margin-bottom="0cm" table:align="left" style:writing-mode="lr-tb"/>
    </style:style>
    <style:style style:name="Table30.A" style:family="table-column">
      <style:table-column-properties style:column-width="4.052cm"/>
    </style:style>
    <style:style style:name="Table30.B" style:family="table-column">
      <style:table-column-properties style:column-width="2.501cm"/>
    </style:style>
    <style:style style:name="Table30.C" style:family="table-column">
      <style:table-column-properties style:column-width="2cm"/>
    </style:style>
    <style:style style:name="Table30.D" style:family="table-column">
      <style:table-column-properties style:column-width="2.247cm"/>
    </style:style>
    <style:style style:name="Table30.E" style:family="table-column">
      <style:table-column-properties style:column-width="2.252cm"/>
    </style:style>
    <style:style style:name="Table30.F" style:family="table-column">
      <style:table-column-properties style:column-width="1.748cm"/>
    </style:style>
    <style:style style:name="Table30.G" style:family="table-column">
      <style:table-column-properties style:column-width="1.718cm"/>
    </style:style>
    <style:style style:name="Table30.1" style:family="table-row">
      <style:table-row-properties style:min-row-height="0.208cm" fo:keep-together="always"/>
    </style:style>
    <style:style style:name="Table30.A1" style:family="table-cell">
      <style:table-cell-properties style:vertical-align="" fo:background-color="#ffffff" fo:padding-left="0.191cm" fo:padding-right="0.191cm" fo:padding-top="0cm" fo:padding-bottom="0cm" fo:border="0.5pt solid #c0c0c0" style:writing-mode="lr-tb">
        <style:background-image/>
      </style:table-cell-properties>
    </style:style>
    <style:style style:name="Table30.F1" style:family="table-cell">
      <style:table-cell-properties style:vertical-align="" fo:background-color="#ffffff" fo:padding-left="0.191cm" fo:padding-right="0.191cm" fo:padding-top="0cm" fo:padding-bottom="0cm" fo:border-left="0.5pt solid #c0c0c0" fo:border-right="0.5pt solid #c0c0c0" fo:border-top="0.5pt solid #c0c0c0" fo:border-bottom="none" style:writing-mode="lr-tb">
        <style:background-image/>
      </style:table-cell-properties>
    </style:style>
    <style:style style:name="Table30.2" style:family="table-row">
      <style:table-row-properties style:min-row-height="0.162cm" fo:keep-together="always"/>
    </style:style>
    <style:style style:name="Table32" style:family="table">
      <style:table-properties style:width="16.852cm" fo:margin-left="-0.191cm" fo:margin-top="0cm" fo:margin-bottom="0cm" table:align="left" style:writing-mode="lr-tb"/>
    </style:style>
    <style:style style:name="Table32.A" style:family="table-column">
      <style:table-column-properties style:column-width="8.25cm"/>
    </style:style>
    <style:style style:name="Table32.B" style:family="table-column">
      <style:table-column-properties style:column-width="8.602cm"/>
    </style:style>
    <style:style style:name="Table32.1" style:family="table-row">
      <style:table-row-properties style:min-row-height="0.734cm" fo:keep-together="auto"/>
    </style:style>
    <style:style style:name="Table32.A1" style:family="table-cell">
      <style:table-cell-properties style:vertical-align="middle" fo:padding-left="0.191cm" fo:padding-right="0.191cm" fo:padding-top="0cm" fo:padding-bottom="0cm" fo:border="0.5pt solid #bfbfbf" style:writing-mode="lr-tb"/>
    </style:style>
    <style:style style:name="Table33" style:family="table">
      <style:table-properties style:width="16.519cm" fo:margin-left="0.009cm" fo:margin-top="0cm" fo:margin-bottom="0cm" table:align="left" style:writing-mode="lr-tb"/>
    </style:style>
    <style:style style:name="Table33.A" style:family="table-column">
      <style:table-column-properties style:column-width="4.052cm"/>
    </style:style>
    <style:style style:name="Table33.B" style:family="table-column">
      <style:table-column-properties style:column-width="2.501cm"/>
    </style:style>
    <style:style style:name="Table33.C" style:family="table-column">
      <style:table-column-properties style:column-width="2cm"/>
    </style:style>
    <style:style style:name="Table33.D" style:family="table-column">
      <style:table-column-properties style:column-width="2.247cm"/>
    </style:style>
    <style:style style:name="Table33.E" style:family="table-column">
      <style:table-column-properties style:column-width="2.252cm"/>
    </style:style>
    <style:style style:name="Table33.F" style:family="table-column">
      <style:table-column-properties style:column-width="1.748cm"/>
    </style:style>
    <style:style style:name="Table33.G" style:family="table-column">
      <style:table-column-properties style:column-width="1.718cm"/>
    </style:style>
    <style:style style:name="Table33.1" style:family="table-row">
      <style:table-row-properties style:min-row-height="0.208cm" fo:keep-together="always"/>
    </style:style>
    <style:style style:name="Table33.A1" style:family="table-cell">
      <style:table-cell-properties style:vertical-align="" fo:background-color="#ffffff" fo:padding-left="0.191cm" fo:padding-right="0.191cm" fo:padding-top="0cm" fo:padding-bottom="0cm" fo:border="0.5pt solid #c0c0c0" style:writing-mode="lr-tb">
        <style:background-image/>
      </style:table-cell-properties>
    </style:style>
    <style:style style:name="Table33.F1" style:family="table-cell">
      <style:table-cell-properties style:vertical-align="" fo:background-color="#ffffff" fo:padding-left="0.191cm" fo:padding-right="0.191cm" fo:padding-top="0cm" fo:padding-bottom="0cm" fo:border-left="0.5pt solid #c0c0c0" fo:border-right="0.5pt solid #c0c0c0" fo:border-top="0.5pt solid #c0c0c0" fo:border-bottom="none" style:writing-mode="lr-tb">
        <style:background-image/>
      </style:table-cell-properties>
    </style:style>
    <style:style style:name="Table33.2" style:family="table-row">
      <style:table-row-properties style:min-row-height="0.162cm" fo:keep-together="always"/>
    </style:style>
    <style:style style:name="MP1" style:family="paragraph" style:parent-style-name="Header">
      <style:text-properties style:language-asian="zh" style:country-asian="CN"/>
    </style:style>
    <style:style style:name="MP2" style:family="paragraph">
      <loext:graphic-properties draw:fill="none" draw:fill-color="#ffffff"/>
      <style:paragraph-properties fo:text-align="center" style:writing-mode="lr-tb"/>
    </style:style>
    <style:style style:name="MP3" style:family="paragraph" style:parent-style-name="Header">
      <style:paragraph-properties fo:margin-left="0cm" fo:margin-right="0cm" fo:text-align="justify" style:justify-single-word="false" fo:text-indent="0cm" style:auto-text-indent="false" style:writing-mode="lr-tb">
        <style:tab-stops>
          <style:tab-stop style:position="8.001cm" style:type="center"/>
          <style:tab-stop style:position="16.002cm" style:type="right"/>
        </style:tab-stops>
      </style:paragraph-properties>
      <style:text-properties style:font-name-asian="新宋体" style:language-asian="zh" style:country-asian="CN"/>
    </style:style>
    <style:style style:name="MP4" style:family="paragraph" style:parent-style-name="Standard">
      <style:text-properties style:font-name-asian="新宋体" style:language-asian="zh" style:country-asian="CN"/>
    </style:style>
    <style:style style:name="MP5" style:family="paragraph" style:parent-style-name="Footer">
      <style:text-properties fo:font-size="8pt" style:font-name-asian="新宋体" style:language-asian="zh" style:country-asian="CN"/>
    </style:style>
    <style:style style:name="MP6" style:family="paragraph" style:parent-style-name="Standard">
      <style:text-properties style:font-name="宋体" fo:font-size="9pt" style:font-name-asian="新宋体" style:language-asian="zh" style:country-asian="CN" style:font-size-complex="9pt"/>
    </style:style>
    <style:style style:name="MP7" style:family="paragraph" style:parent-style-name="Standard">
      <style:text-properties style:language-asian="zh" style:country-asian="CN"/>
    </style:style>
    <style:style style:name="MP8" style:family="paragraph" style:parent-style-name="Footer">
      <style:text-properties style:language-asian="zh" style:country-asian="CN"/>
    </style:style>
    <style:style style:name="MP9" style:family="paragraph" style:parent-style-name="Standard">
      <style:text-properties fo:font-size="8pt" style:language-asian="zh" style:country-asian="CN"/>
    </style:style>
    <style:style style:name="MP10" style:family="paragraph" style:parent-style-name="Header">
      <style:paragraph-properties fo:margin-left="0cm" fo:margin-right="0cm" fo:text-align="justify" style:justify-single-word="false" fo:text-indent="0cm" style:auto-text-indent="false" style:writing-mode="lr-tb">
        <style:tab-stops>
          <style:tab-stop style:position="-0.318cm" style:type="center"/>
          <style:tab-stop style:position="3.5cm"/>
          <style:tab-stop style:position="7.001cm"/>
          <style:tab-stop style:position="8.001cm" style:type="center"/>
          <style:tab-stop style:position="16.002cm" style:type="right"/>
        </style:tab-stops>
      </style:paragraph-properties>
      <style:text-properties style:font-name="宋体" fo:font-size="9pt" style:font-size-asian="9pt" style:font-size-complex="9pt"/>
    </style:style>
    <style:style style:name="MP11"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style>
    <style:style style:name="MP12"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text-properties style:font-name="宋体" fo:font-size="9pt" fo:language="zh" fo:country="CN" style:font-size-asian="9pt" style:language-asian="zh" style:country-asian="CN" style:font-size-complex="9pt"/>
    </style:style>
    <style:style style:name="MP13"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text-properties style:font-name="宋体" fo:font-size="9pt" style:font-size-asian="9pt" style:font-size-complex="9pt"/>
    </style:style>
    <style:style style:name="MP14" style:family="paragraph" style:parent-style-name="Footer">
      <style:paragraph-properties fo:margin-left="0cm" fo:margin-right="0cm" fo:text-align="justify" style:justify-single-word="false" fo:text-indent="0cm" style:auto-text-indent="false" style:writing-mode="lr-tb">
        <style:tab-stops>
          <style:tab-stop style:position="8.001cm" style:type="center"/>
          <style:tab-stop style:position="16.002cm" style:type="right"/>
        </style:tab-stops>
      </style:paragraph-properties>
    </style:style>
    <style:style style:name="MP15" style:family="paragraph" style:parent-style-name="Header">
      <style:paragraph-properties fo:margin-left="0cm" fo:margin-right="0cm" fo:text-align="justify" style:justify-single-word="false" fo:text-indent="0cm" style:auto-text-indent="false" style:writing-mode="lr-tb">
        <style:tab-stops>
          <style:tab-stop style:position="-0.318cm" style:type="center"/>
          <style:tab-stop style:position="3.5cm"/>
          <style:tab-stop style:position="7.001cm"/>
          <style:tab-stop style:position="8.001cm" style:type="center"/>
          <style:tab-stop style:position="16.002cm" style:type="right"/>
        </style:tab-stops>
      </style:paragraph-properties>
      <style:text-properties style:language-asian="zh" style:country-asian="CN"/>
    </style:style>
    <style:style style:name="MP16" style:family="paragraph" style:parent-style-name="Header">
      <style:paragraph-properties fo:margin-left="0cm" fo:margin-right="0cm" fo:text-align="end" style:justify-single-word="false" fo:text-indent="0cm" style:auto-text-indent="false" style:writing-mode="lr-tb">
        <style:tab-stops>
          <style:tab-stop style:position="-0.318cm" style:type="center"/>
          <style:tab-stop style:position="3.5cm"/>
          <style:tab-stop style:position="7.001cm"/>
          <style:tab-stop style:position="8.001cm" style:type="center"/>
          <style:tab-stop style:position="16.002cm" style:type="right"/>
        </style:tab-stops>
      </style:paragraph-properties>
      <style:text-properties style:language-asian="zh" style:country-asian="CN"/>
    </style:style>
    <style:style style:name="MP17" style:family="paragraph" style:parent-style-name="Header">
      <style:paragraph-properties fo:margin-left="0cm" fo:margin-right="0cm" fo:text-align="justify" style:justify-single-word="false" fo:text-indent="0cm" style:auto-text-indent="false" style:writing-mode="lr-tb">
        <style:tab-stops>
          <style:tab-stop style:position="-0.318cm" style:type="center"/>
          <style:tab-stop style:position="3.5cm"/>
          <style:tab-stop style:position="7.001cm"/>
          <style:tab-stop style:position="8.001cm" style:type="center"/>
          <style:tab-stop style:position="16.002cm" style:type="right"/>
        </style:tab-stops>
      </style:paragraph-properties>
      <style:text-properties fo:font-size="8pt" style:font-size-asian="8pt" style:language-asian="zh" style:country-asian="CN" style:font-size-complex="8pt"/>
    </style:style>
    <style:style style:name="MP18"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text-properties fo:font-size="8pt" fo:language="zh" fo:country="CN" style:font-size-asian="8pt" style:language-asian="zh" style:country-asian="CN"/>
    </style:style>
    <style:style style:name="MP19"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text-properties style:language-asian="zh" style:country-asian="CN"/>
    </style:style>
    <style:style style:name="MP20" style:family="paragraph" style:parent-style-name="Footer">
      <style:paragraph-properties fo:margin-left="0cm" fo:margin-right="0cm" fo:text-indent="0cm" style:auto-text-indent="false" style:writing-mode="lr-tb">
        <style:tab-stops>
          <style:tab-stop style:position="8.001cm" style:type="center"/>
          <style:tab-stop style:position="16.002cm" style:type="right"/>
        </style:tab-stops>
      </style:paragraph-properties>
      <style:text-properties fo:font-size="8pt" fo:language="zh" fo:country="CN" fo:background-color="#ffff00" style:font-size-asian="8pt" style:language-asian="zh" style:country-asian="CN"/>
    </style:style>
    <style:style style:name="MP21" style:family="paragraph" style:parent-style-name="Footer">
      <style:paragraph-properties fo:margin-left="0cm" fo:margin-right="0cm" fo:text-align="justify" style:justify-single-word="false" fo:text-indent="0cm" style:auto-text-indent="false" style:writing-mode="lr-tb">
        <style:tab-stops>
          <style:tab-stop style:position="8.001cm" style:type="center"/>
          <style:tab-stop style:position="16.002cm" style:type="right"/>
        </style:tab-stops>
      </style:paragraph-properties>
      <style:text-properties style:language-asian="zh" style:country-asian="CN"/>
    </style:style>
    <style:style style:name="MP22" style:family="paragraph" style:parent-style-name="Footer">
      <style:paragraph-properties fo:margin-left="0cm" fo:margin-right="0cm" fo:text-align="justify" style:justify-single-word="false" fo:text-indent="0cm" style:auto-text-indent="false" style:writing-mode="lr-tb">
        <style:tab-stops>
          <style:tab-stop style:position="8.001cm" style:type="center"/>
          <style:tab-stop style:position="16.002cm" style:type="right"/>
        </style:tab-stops>
      </style:paragraph-properties>
      <style:text-properties fo:font-size="8pt" fo:language="zh" fo:country="CN" style:font-size-asian="8pt" style:language-asian="zh" style:country-asian="CN"/>
    </style:style>
    <style:style style:name="MT1" style:family="text">
      <style:text-properties fo:color="#000000" loext:opacity="100%" fo:font-size="10.5pt" style:font-size-asian="10.5pt" style:font-size-complex="10.5pt"/>
    </style:style>
    <style:style style:name="MT2" style:family="text">
      <style:text-properties fo:color="#000000" loext:opacity="100%" style:font-name="宋体" fo:font-size="10.5pt" style:font-size-asian="10.5pt" style:font-size-complex="10.5pt"/>
    </style:style>
    <style:style style:name="MT3" style:family="text">
      <style:text-properties fo:color="#808080" loext:opacity="100%" style:font-name="宋体" fo:font-size="9pt" style:font-size-asian="9pt" style:font-name-complex="Calibri1" style:font-size-complex="9pt"/>
    </style:style>
    <style:style style:name="MT4" style:family="text">
      <style:text-properties style:font-name="宋体" fo:font-size="9pt" fo:language="zh" fo:country="CN" fo:font-style="italic" style:font-size-asian="9pt" style:language-asian="zh" style:country-asian="CN" style:font-style-asian="italic" style:font-size-complex="9pt"/>
    </style:style>
    <style:style style:name="MT5" style:family="text">
      <style:text-properties style:font-name="宋体" fo:font-size="9pt" fo:language="zh" fo:country="CN" style:font-size-asian="9pt" style:language-asian="zh" style:country-asian="CN" style:font-size-complex="9pt"/>
    </style:style>
    <style:style style:name="MT6" style:family="text">
      <style:text-properties fo:font-size="8pt" fo:font-weight="bold" fo:background-color="#ffff00" loext:char-shading-value="0" style:font-size-asian="8pt" style:font-weight-asian="bold" style:font-name-complex="Arial2" style:font-size-complex="8pt"/>
    </style:style>
    <style:style style:name="MT7" style:family="text">
      <style:text-properties fo:font-size="8pt" fo:font-weight="bold" style:font-size-asian="8pt" style:font-weight-asian="bold" style:font-name-complex="Arial2" style:font-size-complex="8pt"/>
    </style:style>
    <style:style style:name="MT8" style:family="text">
      <style:text-properties fo:font-size="8pt" fo:font-weight="bold" fo:background-color="#ffff00" loext:char-shading-value="0" style:font-size-asian="8pt" style:font-weight-asian="bold" style:font-size-complex="8pt"/>
    </style:style>
    <style:style style:name="MT9" style:family="text">
      <style:text-properties fo:font-size="8pt" fo:font-weight="bold" style:font-size-asian="8pt" style:font-weight-asian="bold" style:font-size-complex="8pt"/>
    </style:style>
    <style:style style:name="MT10" style:family="text">
      <style:text-properties fo:color="#808080" loext:opacity="100%" style:font-name="ArialRegular" fo:font-size="8pt" style:font-size-asian="8pt" style:language-asian="zh" style:country-asian="CN" style:font-size-complex="8pt"/>
    </style:style>
    <style:style style:name="MT11" style:family="text">
      <style:text-properties fo:font-size="8pt" fo:language="zh" fo:country="CN" fo:font-style="italic" style:font-size-asian="8pt" style:language-asian="zh" style:country-asian="CN" style:font-style-asian="italic"/>
    </style:style>
    <style:style style:name="MT12" style:family="text">
      <style:text-properties fo:font-size="8pt" style:font-size-asian="8pt" style:font-size-complex="8pt"/>
    </style:style>
    <style:style style:name="MT13" style:family="text">
      <style:text-properties fo:font-size="8pt" fo:background-color="#ffff00" loext:char-shading-value="0" style:font-size-asian="8pt" style:font-size-complex="8pt"/>
    </style:style>
    <style:style style:name="MT14" style:family="text">
      <style:text-properties fo:font-size="8pt" fo:language="zh" fo:country="CN" fo:background-color="#ffff00" loext:char-shading-value="0" style:font-size-asian="8pt"/>
    </style:style>
    <style:style style:name="MT15" style:family="text">
      <style:text-properties fo:font-size="8pt" fo:language="zh" fo:country="CN" style:font-size-asian="8pt"/>
    </style:style>
    <style:style style:name="MT16" style:family="text">
      <style:text-properties fo:font-size="8pt" fo:language="zh" fo:country="CN" fo:font-style="italic" style:font-size-asian="8pt" style:font-style-asian="italic"/>
    </style:style>
    <style:style style:name="MT17" style:family="text">
      <style:text-properties fo:font-size="8pt" fo:language="zh" fo:country="CN" style:font-size-asian="8pt" style:language-asian="zh" style:country-asian="CN"/>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26cm" svg:stroke-color="#000000" draw:fill="none" draw:fill-color="#ffffff" draw:textarea-horizontal-align="center" draw:textarea-vertical-align="middle"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loext:allow-overlap="true" style:flow-with-text="false"/>
    </style:style>
    <style:style style:name="Mgr2"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18cm" svg:stroke-color="#000000" draw:fill="none" draw:fill-color="#ffffff"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text:anchor-type="as-char" svg:y="0cm" draw:z-index="16" draw:name="Í¼Æ¬ 1" draw:style-name="Mgr1" draw:text-style-name="MP2" svg:width="0.101cm" svg:height="0.101cm"><draw:image xlink:href="Pictures/100000010000100C00000246169A660F801D5693.png" xlink:type="simple" xlink:show="embed" xlink:actuate="onLoad" draw:mime-type="image/png"><text:p/></draw:image></draw:frame></text:p>
        <text:p text:style-name="MP3"><draw:line text:anchor-type="char" draw:z-index="49" draw:name="Ö±½ÓÁ¬½Ó·û 3" draw:style-name="Mgr2" draw:text-style-name="MP2" svg:x1="-0.646cm" svg:y1="1.222cm" svg:x2="17.684cm" svg:y2="1.222cm"><text:p/></draw:line><draw:line text:anchor-type="char" draw:z-index="34" draw:name="Ö±½ÓÁ¬½Ó·û 1" draw:style-name="Mgr3" draw:text-style-name="MP2" svg:x1="18.874cm" svg:y1="1.235cm" svg:x2="18.874cm" svg:y2="1.235cm"><text:p/></draw:line><draw:frame draw:style-name="Mfr1" draw:name="Image1" text:anchor-type="as-char" svg:width="6.616cm" svg:height="0.924cm" draw:z-index="65"><draw:image xlink:href="Pictures/100000010000023D00000051D989A798C3F7694C.png" xlink:type="simple" xlink:show="embed" xlink:actuate="onLoad" draw:mime-type="image/png"/></draw:frame><text:s text:c="23"/><text:span text:style-name="MT1">□</text:span><text:span text:style-name="MT2">绝密 </text:span><text:span text:style-name="MT1">□</text:span><text:span text:style-name="MT2">机密 ■秘密 </text:span><text:span text:style-name="MT1">□</text:span><text:span text:style-name="MT2">一般 <text:s text:c="25"/></text:span></text:p>
        <text:p text:style-name="MP4"/>
      </style:header>
      <style:footer>
        <text:p text:style-name="MP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0">模板信息Template Info</text:p>
            </table:table-cell>
            <table:table-cell table:style-name="Table1.A1" office:value-type="string">
              <text:p text:style-name="MP11"><text:span text:style-name="fontstyle01"><text:span text:style-name="MT3">版权©</text:span></text:span><text:span text:style-name="MT4">Copyright </text:span></text:p>
            </table:table-cell>
            <table:table-cell table:style-name="Table1.C1" office:value-type="string">
              <text:p text:style-name="MP12">页码Page</text:p>
            </table:table-cell>
          </table:table-row>
          <table:table-row table:style-name="Table1.2">
            <table:table-cell table:style-name="Table1.A1" office:value-type="string">
              <text:p text:style-name="MP13">NAT_C0202_05_FM_02/A02</text:p>
            </table:table-cell>
            <table:table-cell table:style-name="Table1.A1" office:value-type="string">
              <text:p text:style-name="MP11"><text:span text:style-name="MT5">诺博By </text:span><text:span text:style-name="MT4">NOBO</text:span></text:p>
            </table:table-cell>
            <table:table-cell table:style-name="Table1.A1" office:value-type="string">
              <text:p text:style-name="MP14"><text:span text:style-name="page_20_number"><text:span text:style-name="MT5"><text:page-number text:select-page="current">5</text:page-number></text:span></text:span><text:span text:style-name="page_20_number"><text:span text:style-name="MT5"><text:s/>of </text:span></text:span><text:span text:style-name="page_20_number"><text:span text:style-name="MT5"><text:page-count>15</text:page-count></text:span></text:span></text:p>
            </table:table-cell>
          </table:table-row>
        </table:table>
        <text:p text:style-name="MP6"/>
      </style:footer>
    </style:master-page>
    <style:master-page style:name="First_20_Page" style:display-name="First Page" style:page-layout-name="Mpm2" draw:style-name="Mdp1" style:next-style-name="Standard"/>
    <style:master-page style:name="Converted1" style:page-layout-name="Mpm3" draw:style-name="Mdp1">
      <style:header>
        <text:p text:style-name="MP1"><draw:frame text:anchor-type="as-char" svg:y="0cm" draw:z-index="17" draw:name="Í¼Æ¬ 2" draw:style-name="Mgr1" draw:text-style-name="MP2" svg:width="0.101cm" svg:height="0.101cm"><draw:image xlink:href="Pictures/100000010000100C00000246169A660F801D5693.png" xlink:type="simple" xlink:show="embed" xlink:actuate="onLoad" draw:mime-type="image/png"><text:p/></draw:image></draw:frame></text:p>
        <table:table table:name="Table7" table:style-name="Table7">
          <table:table-column table:style-name="Table7.A"/>
          <table:table-column table:style-name="Table7.B"/>
          <table:table-row table:style-name="Table7.1">
            <table:table-cell table:style-name="Table7.A1" office:value-type="string">
              <text:p text:style-name="MP15"><draw:frame draw:style-name="Mfr1" draw:name="Image5" text:anchor-type="as-char" svg:width="3.826cm" svg:height="0.542cm" draw:z-index="0"><draw:image xlink:href="Pictures/100000010000100C00000246169A660F801D5693.png" xlink:type="simple" xlink:show="embed" xlink:actuate="onLoad" draw:mime-type="image/png"/></draw:frame></text:p>
            </table:table-cell>
            <table:table-cell table:style-name="Table7.A1" office:value-type="string">
              <text:p text:style-name="MP16"><text:span text:style-name="MT6">[Project Name]</text:span><text:span text:style-name="MT7"> Software Architectural Design</text:span></text:p>
              <text:p text:style-name="MP16"><text:span text:style-name="MT8">[Project Name]</text:span><text:span text:style-name="MT9"> Software Platform</text:span></text:p>
            </table:table-cell>
          </table:table-row>
        </table:table>
        <text:p text:style-name="MP7"/>
      </style:header>
      <style:footer>
        <text:p text:style-name="MP8"/>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style-name="Table8.1">
            <table:table-cell table:style-name="Table8.A1" office:value-type="string">
              <text:p text:style-name="MP17">Template Info</text:p>
            </table:table-cell>
            <table:table-cell table:style-name="Table8.A1" office:value-type="string">
              <text:p text:style-name="MP18">Security Level</text:p>
            </table:table-cell>
            <table:table-cell table:style-name="Table8.A1" office:value-type="string">
              <text:p text:style-name="MP18">Date</text:p>
            </table:table-cell>
            <table:table-cell table:style-name="Table8.A1" office:value-type="string">
              <text:p text:style-name="MP11"><text:span text:style-name="fontstyle01"><text:span text:style-name="MT10">©</text:span></text:span><text:span text:style-name="MT11">Copyright </text:span></text:p>
            </table:table-cell>
            <table:table-cell table:style-name="Table8.A1" office:value-type="string">
              <text:p text:style-name="MP18">Author</text:p>
            </table:table-cell>
            <table:table-cell table:style-name="Table8.F1" office:value-type="string">
              <text:p text:style-name="MP18">Version</text:p>
            </table:table-cell>
            <table:table-cell table:style-name="Table8.F1" office:value-type="string">
              <text:p text:style-name="MP18">Page</text:p>
            </table:table-cell>
          </table:table-row>
          <table:table-row table:style-name="Table8.2">
            <table:table-cell table:style-name="Table8.A1" office:value-type="string">
              <text:p text:style-name="MP19"><text:span text:style-name="MT12">NAT_C0202_05_FM_02/</text:span><text:span text:style-name="MT13">A01</text:span></text:p>
            </table:table-cell>
            <table:table-cell table:style-name="Table8.A1" office:value-type="string">
              <text:p text:style-name="MP20">Confidential</text:p>
            </table:table-cell>
            <table:table-cell table:style-name="Table8.A1" office:value-type="string">
              <text:p text:style-name="MP19"><text:span text:style-name="MT14">2020/12/1</text:span><text:span text:style-name="MT15">7</text:span></text:p>
            </table:table-cell>
            <table:table-cell table:style-name="Table8.A1" office:value-type="string">
              <text:p text:style-name="MP19"><text:span text:style-name="MT15">By </text:span><text:span text:style-name="MT16">NOBO</text:span></text:p>
            </table:table-cell>
            <table:table-cell table:style-name="Table8.A1" office:value-type="string">
              <text:p text:style-name="MP21"><text:span text:style-name="MT15">GW00</text:span><text:span text:style-name="MT14">xxxxxx</text:span></text:p>
            </table:table-cell>
            <table:table-cell table:style-name="Table8.A1" office:value-type="string">
              <text:p text:style-name="MP22"><text:table-formula text:formula="ooow:MAX(Version A:A" style:data-style-name="N0">** Expression is faulty **</text:table-formula></text:p>
            </table:table-cell>
            <table:table-cell table:style-name="Table8.A1" office:value-type="string">
              <text:p text:style-name="MP14"><text:span text:style-name="page_20_number"><text:span text:style-name="MT17"><text:page-number text:select-page="current">0</text:page-number></text:span></text:span><text:span text:style-name="page_20_number"><text:span text:style-name="MT17"><text:s/>of </text:span></text:span><text:span text:style-name="page_20_number"><text:span text:style-name="MT17"><text:page-count>15</text:page-count></text:span></text:span></text:p>
            </table:table-cell>
          </table:table-row>
        </table:table>
        <text:p text:style-name="MP9"/>
      </style:footer>
    </style:master-page>
    <style:master-page style:name="Converted2" style:page-layout-name="Mpm3" draw:style-name="Mdp1">
      <style:header>
        <text:p text:style-name="MP1"><draw:frame text:anchor-type="as-char" svg:y="0cm" draw:z-index="18" draw:name="Í¼Æ¬ 3" draw:style-name="Mgr1" draw:text-style-name="MP2" svg:width="0.101cm" svg:height="0.101cm"><draw:image xlink:href="Pictures/100000010000100C00000246169A660F801D5693.png" xlink:type="simple" xlink:show="embed" xlink:actuate="onLoad" draw:mime-type="image/png"><text:p/></draw:image></draw:frame></text:p>
        <table:table table:name="Table11" table:style-name="Table11">
          <table:table-column table:style-name="Table11.A"/>
          <table:table-column table:style-name="Table11.B"/>
          <table:table-row table:style-name="Table11.1">
            <table:table-cell table:style-name="Table11.A1" office:value-type="string">
              <text:p text:style-name="MP15"><draw:frame draw:style-name="Mfr1" draw:name="Image6" text:anchor-type="as-char" svg:width="3.826cm" svg:height="0.542cm" draw:z-index="0"><draw:image xlink:href="Pictures/100000010000100C00000246169A660F801D5693.png" xlink:type="simple" xlink:show="embed" xlink:actuate="onLoad" draw:mime-type="image/png"/></draw:frame></text:p>
            </table:table-cell>
            <table:table-cell table:style-name="Table11.A1" office:value-type="string">
              <text:p text:style-name="MP16"><text:span text:style-name="MT6">[Project Name]</text:span><text:span text:style-name="MT7"> Software Architectural Design</text:span></text:p>
              <text:p text:style-name="MP16"><text:span text:style-name="MT8">[Project Name]</text:span><text:span text:style-name="MT9"> Software Platform</text:span></text:p>
            </table:table-cell>
          </table:table-row>
        </table:table>
        <text:p text:style-name="MP7"/>
      </style:header>
      <style:footer>
        <text:p text:style-name="MP8"/>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style-name="Table12.1">
            <table:table-cell table:style-name="Table12.A1" office:value-type="string">
              <text:p text:style-name="MP17">Template Info</text:p>
            </table:table-cell>
            <table:table-cell table:style-name="Table12.A1" office:value-type="string">
              <text:p text:style-name="MP18">Security Level</text:p>
            </table:table-cell>
            <table:table-cell table:style-name="Table12.A1" office:value-type="string">
              <text:p text:style-name="MP18">Date</text:p>
            </table:table-cell>
            <table:table-cell table:style-name="Table12.A1" office:value-type="string">
              <text:p text:style-name="MP11"><text:span text:style-name="fontstyle01"><text:span text:style-name="MT10">©</text:span></text:span><text:span text:style-name="MT11">Copyright </text:span></text:p>
            </table:table-cell>
            <table:table-cell table:style-name="Table12.A1" office:value-type="string">
              <text:p text:style-name="MP18">Author</text:p>
            </table:table-cell>
            <table:table-cell table:style-name="Table12.F1" office:value-type="string">
              <text:p text:style-name="MP18">Version</text:p>
            </table:table-cell>
            <table:table-cell table:style-name="Table12.F1" office:value-type="string">
              <text:p text:style-name="MP18">Page</text:p>
            </table:table-cell>
          </table:table-row>
          <table:table-row table:style-name="Table12.2">
            <table:table-cell table:style-name="Table12.A1" office:value-type="string">
              <text:p text:style-name="MP19"><text:span text:style-name="MT12">NAT_C0202_05_FM_02/</text:span><text:span text:style-name="MT13">A01</text:span></text:p>
            </table:table-cell>
            <table:table-cell table:style-name="Table12.A1" office:value-type="string">
              <text:p text:style-name="MP20">Confidential</text:p>
            </table:table-cell>
            <table:table-cell table:style-name="Table12.A1" office:value-type="string">
              <text:p text:style-name="MP19"><text:span text:style-name="MT14">2020/12/1</text:span><text:span text:style-name="MT15">7</text:span></text:p>
            </table:table-cell>
            <table:table-cell table:style-name="Table12.A1" office:value-type="string">
              <text:p text:style-name="MP19"><text:span text:style-name="MT15">By </text:span><text:span text:style-name="MT16">NOBO</text:span></text:p>
            </table:table-cell>
            <table:table-cell table:style-name="Table12.A1" office:value-type="string">
              <text:p text:style-name="MP21"><text:span text:style-name="MT15">GW00</text:span><text:span text:style-name="MT14">xxxxxx</text:span></text:p>
            </table:table-cell>
            <table:table-cell table:style-name="Table12.A1" office:value-type="string">
              <text:p text:style-name="MP22"><text:table-formula text:formula="ooow:MAX(Version A:A" style:data-style-name="N0">** Expression is faulty **</text:table-formula></text:p>
            </table:table-cell>
            <table:table-cell table:style-name="Table12.A1" office:value-type="string">
              <text:p text:style-name="MP14"><text:span text:style-name="page_20_number"><text:span text:style-name="MT17"><text:page-number text:select-page="current">0</text:page-number></text:span></text:span><text:span text:style-name="page_20_number"><text:span text:style-name="MT17"><text:s/>of </text:span></text:span><text:span text:style-name="page_20_number"><text:span text:style-name="MT17"><text:page-count>15</text:page-count></text:span></text:span></text:p>
            </table:table-cell>
          </table:table-row>
        </table:table>
        <text:p text:style-name="MP9"/>
      </style:footer>
    </style:master-page>
    <style:master-page style:name="Converted3" style:page-layout-name="Mpm3" draw:style-name="Mdp1">
      <style:header>
        <text:p text:style-name="MP1"><draw:frame text:anchor-type="as-char" svg:y="0cm" draw:z-index="19" draw:name="Í¼Æ¬ 4" draw:style-name="Mgr1" draw:text-style-name="MP2" svg:width="0.101cm" svg:height="0.101cm"><draw:image xlink:href="Pictures/100000010000100C00000246169A660F801D5693.png" xlink:type="simple" xlink:show="embed" xlink:actuate="onLoad" draw:mime-type="image/png"><text:p/></draw:image></draw:frame></text:p>
        <table:table table:name="Table16" table:style-name="Table16">
          <table:table-column table:style-name="Table16.A"/>
          <table:table-column table:style-name="Table16.B"/>
          <table:table-row table:style-name="Table16.1">
            <table:table-cell table:style-name="Table16.A1" office:value-type="string">
              <text:p text:style-name="MP15"><draw:frame draw:style-name="Mfr1" draw:name="Image7" text:anchor-type="as-char" svg:width="3.826cm" svg:height="0.542cm" draw:z-index="0"><draw:image xlink:href="Pictures/100000010000100C00000246169A660F801D5693.png" xlink:type="simple" xlink:show="embed" xlink:actuate="onLoad" draw:mime-type="image/png"/></draw:frame></text:p>
            </table:table-cell>
            <table:table-cell table:style-name="Table16.A1" office:value-type="string">
              <text:p text:style-name="MP16"><text:span text:style-name="MT6">[Project Name]</text:span><text:span text:style-name="MT7"> Software Architectural Design</text:span></text:p>
              <text:p text:style-name="MP16"><text:span text:style-name="MT8">[Project Name]</text:span><text:span text:style-name="MT9"> Software Platform</text:span></text:p>
            </table:table-cell>
          </table:table-row>
        </table:table>
        <text:p text:style-name="MP7"/>
      </style:header>
      <style:footer>
        <text:p text:style-name="MP8"/>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style-name="Table17.1">
            <table:table-cell table:style-name="Table17.A1" office:value-type="string">
              <text:p text:style-name="MP17">Template Info</text:p>
            </table:table-cell>
            <table:table-cell table:style-name="Table17.A1" office:value-type="string">
              <text:p text:style-name="MP18">Security Level</text:p>
            </table:table-cell>
            <table:table-cell table:style-name="Table17.A1" office:value-type="string">
              <text:p text:style-name="MP18">Date</text:p>
            </table:table-cell>
            <table:table-cell table:style-name="Table17.A1" office:value-type="string">
              <text:p text:style-name="MP11"><text:span text:style-name="fontstyle01"><text:span text:style-name="MT10">©</text:span></text:span><text:span text:style-name="MT11">Copyright </text:span></text:p>
            </table:table-cell>
            <table:table-cell table:style-name="Table17.A1" office:value-type="string">
              <text:p text:style-name="MP18">Author</text:p>
            </table:table-cell>
            <table:table-cell table:style-name="Table17.F1" office:value-type="string">
              <text:p text:style-name="MP18">Version</text:p>
            </table:table-cell>
            <table:table-cell table:style-name="Table17.F1" office:value-type="string">
              <text:p text:style-name="MP18">Page</text:p>
            </table:table-cell>
          </table:table-row>
          <table:table-row table:style-name="Table17.2">
            <table:table-cell table:style-name="Table17.A1" office:value-type="string">
              <text:p text:style-name="MP19"><text:span text:style-name="MT12">NAT_C0202_05_FM_02/</text:span><text:span text:style-name="MT13">A01</text:span></text:p>
            </table:table-cell>
            <table:table-cell table:style-name="Table17.A1" office:value-type="string">
              <text:p text:style-name="MP20">Confidential</text:p>
            </table:table-cell>
            <table:table-cell table:style-name="Table17.A1" office:value-type="string">
              <text:p text:style-name="MP19"><text:span text:style-name="MT14">2020/12/1</text:span><text:span text:style-name="MT15">7</text:span></text:p>
            </table:table-cell>
            <table:table-cell table:style-name="Table17.A1" office:value-type="string">
              <text:p text:style-name="MP19"><text:span text:style-name="MT15">By </text:span><text:span text:style-name="MT16">NOBO</text:span></text:p>
            </table:table-cell>
            <table:table-cell table:style-name="Table17.A1" office:value-type="string">
              <text:p text:style-name="MP21"><text:span text:style-name="MT15">GW00</text:span><text:span text:style-name="MT14">xxxxxx</text:span></text:p>
            </table:table-cell>
            <table:table-cell table:style-name="Table17.A1" office:value-type="string">
              <text:p text:style-name="MP22"><text:table-formula text:formula="ooow:MAX(Version A:A" style:data-style-name="N0">** Expression is faulty **</text:table-formula></text:p>
            </table:table-cell>
            <table:table-cell table:style-name="Table17.A1" office:value-type="string">
              <text:p text:style-name="MP14"><text:span text:style-name="page_20_number"><text:span text:style-name="MT17"><text:page-number text:select-page="current">0</text:page-number></text:span></text:span><text:span text:style-name="page_20_number"><text:span text:style-name="MT17"><text:s/>of </text:span></text:span><text:span text:style-name="page_20_number"><text:span text:style-name="MT17"><text:page-count>15</text:page-count></text:span></text:span></text:p>
            </table:table-cell>
          </table:table-row>
        </table:table>
        <text:p text:style-name="MP9"/>
      </style:footer>
    </style:master-page>
    <style:master-page style:name="Converted4" style:page-layout-name="Mpm3" draw:style-name="Mdp1">
      <style:header>
        <text:p text:style-name="MP1"><draw:frame text:anchor-type="as-char" svg:y="0cm" draw:z-index="0" draw:name="Í¼Æ¬ 5" draw:style-name="Mgr1" draw:text-style-name="MP2" svg:width="0.101cm" svg:height="0.101cm"><draw:image xlink:href="Pictures/100000010000100C00000246169A660F801D5693.png" xlink:type="simple" xlink:show="embed" xlink:actuate="onLoad" draw:mime-type="image/png"><text:p/></draw:image></draw:frame></text:p>
        <table:table table:name="Table29" table:style-name="Table29">
          <table:table-column table:style-name="Table29.A"/>
          <table:table-column table:style-name="Table29.B"/>
          <table:table-row table:style-name="Table29.1">
            <table:table-cell table:style-name="Table29.A1" office:value-type="string">
              <text:p text:style-name="MP15"><draw:frame draw:style-name="Mfr1" draw:name="Image8" text:anchor-type="as-char" svg:width="3.826cm" svg:height="0.542cm" draw:z-index="0"><draw:image xlink:href="Pictures/100000010000100C00000246169A660F801D5693.png" xlink:type="simple" xlink:show="embed" xlink:actuate="onLoad" draw:mime-type="image/png"/></draw:frame></text:p>
            </table:table-cell>
            <table:table-cell table:style-name="Table29.A1" office:value-type="string">
              <text:p text:style-name="MP16"><text:span text:style-name="MT6">[Project Name]</text:span><text:span text:style-name="MT7"> Software Architectural Design</text:span></text:p>
              <text:p text:style-name="MP16"><text:span text:style-name="MT8">[Project Name]</text:span><text:span text:style-name="MT9"> Software Platform</text:span></text:p>
            </table:table-cell>
          </table:table-row>
        </table:table>
        <text:p text:style-name="MP7"/>
      </style:header>
      <style:footer>
        <text:p text:style-name="MP8"/>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style-name="Table30.1">
            <table:table-cell table:style-name="Table30.A1" office:value-type="string">
              <text:p text:style-name="MP17">Template Info</text:p>
            </table:table-cell>
            <table:table-cell table:style-name="Table30.A1" office:value-type="string">
              <text:p text:style-name="MP18">Security Level</text:p>
            </table:table-cell>
            <table:table-cell table:style-name="Table30.A1" office:value-type="string">
              <text:p text:style-name="MP18">Date</text:p>
            </table:table-cell>
            <table:table-cell table:style-name="Table30.A1" office:value-type="string">
              <text:p text:style-name="MP11"><text:span text:style-name="fontstyle01"><text:span text:style-name="MT10">©</text:span></text:span><text:span text:style-name="MT11">Copyright </text:span></text:p>
            </table:table-cell>
            <table:table-cell table:style-name="Table30.A1" office:value-type="string">
              <text:p text:style-name="MP18">Author</text:p>
            </table:table-cell>
            <table:table-cell table:style-name="Table30.F1" office:value-type="string">
              <text:p text:style-name="MP18">Version</text:p>
            </table:table-cell>
            <table:table-cell table:style-name="Table30.F1" office:value-type="string">
              <text:p text:style-name="MP18">Page</text:p>
            </table:table-cell>
          </table:table-row>
          <table:table-row table:style-name="Table30.2">
            <table:table-cell table:style-name="Table30.A1" office:value-type="string">
              <text:p text:style-name="MP19"><text:span text:style-name="MT12">NAT_C0202_05_FM_02/</text:span><text:span text:style-name="MT13">A01</text:span></text:p>
            </table:table-cell>
            <table:table-cell table:style-name="Table30.A1" office:value-type="string">
              <text:p text:style-name="MP20">Confidential</text:p>
            </table:table-cell>
            <table:table-cell table:style-name="Table30.A1" office:value-type="string">
              <text:p text:style-name="MP19"><text:span text:style-name="MT14">2020/12/1</text:span><text:span text:style-name="MT15">7</text:span></text:p>
            </table:table-cell>
            <table:table-cell table:style-name="Table30.A1" office:value-type="string">
              <text:p text:style-name="MP19"><text:span text:style-name="MT15">By </text:span><text:span text:style-name="MT16">NOBO</text:span></text:p>
            </table:table-cell>
            <table:table-cell table:style-name="Table30.A1" office:value-type="string">
              <text:p text:style-name="MP21"><text:span text:style-name="MT15">GW00</text:span><text:span text:style-name="MT14">xxxxxx</text:span></text:p>
            </table:table-cell>
            <table:table-cell table:style-name="Table30.A1" office:value-type="string">
              <text:p text:style-name="MP22"><text:table-formula text:formula="ooow:MAX(Version A:A" style:data-style-name="N0">** Expression is faulty **</text:table-formula></text:p>
            </table:table-cell>
            <table:table-cell table:style-name="Table30.A1" office:value-type="string">
              <text:p text:style-name="MP14"><text:span text:style-name="page_20_number"><text:span text:style-name="MT17"><text:page-number text:select-page="current">0</text:page-number></text:span></text:span><text:span text:style-name="page_20_number"><text:span text:style-name="MT17"><text:s/>of </text:span></text:span><text:span text:style-name="page_20_number"><text:span text:style-name="MT17"><text:page-count>15</text:page-count></text:span></text:span></text:p>
            </table:table-cell>
          </table:table-row>
        </table:table>
        <text:p text:style-name="MP9"/>
      </style:footer>
    </style:master-page>
    <style:master-page style:name="Converted5" style:page-layout-name="Mpm3" draw:style-name="Mdp1">
      <style:header>
        <text:p text:style-name="MP1"><draw:frame text:anchor-type="as-char" svg:y="0cm" draw:z-index="1" draw:name="Í¼Æ¬ 6" draw:style-name="Mgr1" draw:text-style-name="MP2" svg:width="0.101cm" svg:height="0.101cm"><draw:image xlink:href="Pictures/100000010000100C00000246169A660F801D5693.png" xlink:type="simple" xlink:show="embed" xlink:actuate="onLoad" draw:mime-type="image/png"><text:p/></draw:image></draw:frame></text:p>
        <table:table table:name="Table32" table:style-name="Table32">
          <table:table-column table:style-name="Table32.A"/>
          <table:table-column table:style-name="Table32.B"/>
          <table:table-row table:style-name="Table32.1">
            <table:table-cell table:style-name="Table32.A1" office:value-type="string">
              <text:p text:style-name="MP15"><draw:frame draw:style-name="Mfr1" draw:name="Image9" text:anchor-type="as-char" svg:width="3.826cm" svg:height="0.542cm" draw:z-index="0"><draw:image xlink:href="Pictures/100000010000100C00000246169A660F801D5693.png" xlink:type="simple" xlink:show="embed" xlink:actuate="onLoad" draw:mime-type="image/png"/></draw:frame></text:p>
            </table:table-cell>
            <table:table-cell table:style-name="Table32.A1" office:value-type="string">
              <text:p text:style-name="MP16"><text:span text:style-name="MT6">[Project Name]</text:span><text:span text:style-name="MT7"> Software Architectural Design</text:span></text:p>
              <text:p text:style-name="MP16"><text:span text:style-name="MT8">[Project Name]</text:span><text:span text:style-name="MT9"> Software Platform</text:span></text:p>
            </table:table-cell>
          </table:table-row>
        </table:table>
        <text:p text:style-name="MP7"/>
      </style:header>
      <style:footer>
        <text:p text:style-name="MP8"/>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row table:style-name="Table33.1">
            <table:table-cell table:style-name="Table33.A1" office:value-type="string">
              <text:p text:style-name="MP17">Template Info</text:p>
            </table:table-cell>
            <table:table-cell table:style-name="Table33.A1" office:value-type="string">
              <text:p text:style-name="MP18">Security Level</text:p>
            </table:table-cell>
            <table:table-cell table:style-name="Table33.A1" office:value-type="string">
              <text:p text:style-name="MP18">Date</text:p>
            </table:table-cell>
            <table:table-cell table:style-name="Table33.A1" office:value-type="string">
              <text:p text:style-name="MP11"><text:span text:style-name="fontstyle01"><text:span text:style-name="MT10">©</text:span></text:span><text:span text:style-name="MT11">Copyright </text:span></text:p>
            </table:table-cell>
            <table:table-cell table:style-name="Table33.A1" office:value-type="string">
              <text:p text:style-name="MP18">Author</text:p>
            </table:table-cell>
            <table:table-cell table:style-name="Table33.F1" office:value-type="string">
              <text:p text:style-name="MP18">Version</text:p>
            </table:table-cell>
            <table:table-cell table:style-name="Table33.F1" office:value-type="string">
              <text:p text:style-name="MP18">Page</text:p>
            </table:table-cell>
          </table:table-row>
          <table:table-row table:style-name="Table33.2">
            <table:table-cell table:style-name="Table33.A1" office:value-type="string">
              <text:p text:style-name="MP19"><text:span text:style-name="MT12">NAT_C0202_05_FM_02/</text:span><text:span text:style-name="MT13">A01</text:span></text:p>
            </table:table-cell>
            <table:table-cell table:style-name="Table33.A1" office:value-type="string">
              <text:p text:style-name="MP20">Confidential</text:p>
            </table:table-cell>
            <table:table-cell table:style-name="Table33.A1" office:value-type="string">
              <text:p text:style-name="MP19"><text:span text:style-name="MT14">2020/12/1</text:span><text:span text:style-name="MT15">7</text:span></text:p>
            </table:table-cell>
            <table:table-cell table:style-name="Table33.A1" office:value-type="string">
              <text:p text:style-name="MP19"><text:span text:style-name="MT15">By </text:span><text:span text:style-name="MT16">NOBO</text:span></text:p>
            </table:table-cell>
            <table:table-cell table:style-name="Table33.A1" office:value-type="string">
              <text:p text:style-name="MP21"><text:span text:style-name="MT15">GW00</text:span><text:span text:style-name="MT14">xxxxxx</text:span></text:p>
            </table:table-cell>
            <table:table-cell table:style-name="Table33.A1" office:value-type="string">
              <text:p text:style-name="MP22"><text:table-formula text:formula="ooow:MAX(Version A:A" style:data-style-name="N0">** Expression is faulty **</text:table-formula></text:p>
            </table:table-cell>
            <table:table-cell table:style-name="Table33.A1" office:value-type="string">
              <text:p text:style-name="MP14"><text:span text:style-name="page_20_number"><text:span text:style-name="MT17"><text:page-number text:select-page="current">0</text:page-number></text:span></text:span><text:span text:style-name="page_20_number"><text:span text:style-name="MT17"><text:s/>of </text:span></text:span><text:span text:style-name="page_20_number"><text:span text:style-name="MT17"><text:page-count>15</text:page-count></text:span></text:span></text:p>
            </table:table-cell>
          </table:table-row>
        </table:table>
        <text:p text:style-name="MP9"/>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dc:title>Software Architecture Design</dc:title>
    <dc:description/>
    <dc:subject/>
    <meta:keyword/>
    <meta:initial-creator>Author &lt;wangke@nobo.com&gt;</meta:initial-creator>
    <meta:creation-date>2021-12-30T06:26:27Z</meta:creation-date>
    <dc:date>2022-08-05T17:54:21.218000000</dc:date>
    <meta:editing-duration>PT1H48M7S</meta:editing-duration>
    <meta:editing-cycles>8</meta:editing-cycles>
    <meta:document-statistic meta:table-count="30" meta:image-count="7" meta:object-count="0" meta:page-count="15" meta:paragraph-count="446" meta:word-count="3197" meta:character-count="7302" meta:non-whitespace-character-count="6884"/>
    <meta:user-defined meta:name="date">Platform(1.0) DE07(1.0.0) Built on 2021-11-22</meta:user-defined>
  </office:meta>
</office:document-meta>
</file>